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1.3992in" fo:break-before="auto" style:use-optimal-row-height="false"/>
    </style:style>
    <style:style style:name="ro14" style:family="table-row">
      <style:table-row-properties style:row-height="0.7807in" fo:break-before="auto" style:use-optimal-row-height="true"/>
    </style:style>
    <style:style style:name="ro15" style:family="table-row">
      <style:table-row-properties style:row-height="0.7457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70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89in" draw:caption-point-x="-0.7689in" draw:caption-point-y="0.894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72in" draw:caption-point-x="-0.2402in" draw:caption-point-y="0.666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72in" draw:caption-point-x="-0.2622in" draw:caption-point-y="0.666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72in" draw:caption-point-x="-0.2402in" draw:caption-point-y="0.666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72in" draw:caption-point-x="-0.2402in" draw:caption-point-y="0.666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445in" draw:caption-point-x="-1.4484in" draw:caption-point-y="0.318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2-28T10:41:54.93">
            <text:p>02/28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62]=[.$B7];[Thong_Tin_Ngay_Nghi_201801.$C$3:.$C$62]) +  SUMPRODUCT([Thong_Tin_Ngay_Nghi_201802.$B$3:.$B$67]=[.$B7];[Thong_Tin_Ngay_Nghi_201802.$C$3:.$C$67]) + SUMPRODUCT([Thong_Tin_Ngay_Nghi_201803.$B$3:.$B$61]=[.$B7];[Thong_Tin_Ngay_Nghi_201803.$C$3:.$C$61])" office:value-type="float" office:value="3.5">
            <text:p>3.5</text:p>
          </table:table-cell>
          <table:table-cell table:style-name="ce60" table:formula="of:=SUMPRODUCT([Thong_Tin_Ngay_Nghi_201801.$B$3:.$B$63]=[.$B7];[Thong_Tin_Ngay_Nghi_201801.$C$3:.$C$63])+SUMPRODUCT([Thong_Tin_Ngay_Nghi_201802.$B$3:.$B$68]=[.$B7];[Thong_Tin_Ngay_Nghi_201802.$C$3:.$C$68])+SUMPRODUCT([Thong_Tin_Ngay_Nghi_201803.$B$3:.$B$62]=[.$B7];[Thong_Tin_Ngay_Nghi_201803.$C$3:.$C$62])+SUMPRODUCT([Thong_Tin_Ngay_Nghi_201804.$B$3:.$B$60]=[.$B7];[Thong_Tin_Ngay_Nghi_201804.$C$3:.$C$60])+SUMPRODUCT([Thong_Tin_Ngay_Nghi_201805.$B$3:.$B$59]=[.$B7];[Thong_Tin_Ngay_Nghi_201805.$C$3:.$C$59])+SUMPRODUCT([Thong_Tin_Ngay_Nghi_201806.$B$3:.$B$62]=[.$B7];[Thong_Tin_Ngay_Nghi_201806.$C$3:.$C$62])+SUMPRODUCT([Thong_Tin_Ngay_Nghi_201807.$B$3:.$B$63]=[.$B7];[Thong_Tin_Ngay_Nghi_201807.$C$3:.$C$63])+SUMPRODUCT([Thong_Tin_Ngay_Nghi_201808.$B$3:.$B$64]=[.$B7];[Thong_Tin_Ngay_Nghi_201808.$C$3:.$C$64])+SUMPRODUCT([Thong_Tin_Ngay_Nghi_201809.$B$3:.$B$62]=[.$B7];[Thong_Tin_Ngay_Nghi_201809.$C$3:.$C$62])+SUMPRODUCT([Thong_Tin_Ngay_Nghi_201810.$B$3:.$B$61]=[.$B7];[Thong_Tin_Ngay_Nghi_201810.$C$3:.$C$61])+SUMPRODUCT([Thong_Tin_Ngay_Nghi_201811.$B$3:.$B$63]=[.$B7];[Thong_Tin_Ngay_Nghi_201811.$C$3:.$C$63])+ SUMPRODUCT([Thong_Tin_Ngay_Nghi_201812.$B$3:.$B$64]=[.$B7];[Thong_Tin_Ngay_Nghi_201812.$C$3:.$C$64])" office:value-type="float" office:value="3.5">
            <text:p>3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8]);DATE(YEAR([.E8]);12;31);NOW())" office:value-type="date" office:date-value="2018-02-28T10:41:56.38">
            <text:p>02/28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0">
            <text:p>0</text:p>
          </table:table-cell>
          <table:table-cell table:style-name="ce56" table:formula="of:=SUMPRODUCT([Thong_Tin_Ngay_Nghi_201801.$B$3:.$B$62]=[.$B8];[Thong_Tin_Ngay_Nghi_201801.$C$3:.$C$62]) +  SUMPRODUCT([Thong_Tin_Ngay_Nghi_201802.$B$3:.$B$67]=[.$B8];[Thong_Tin_Ngay_Nghi_201802.$C$3:.$C$67]) + SUMPRODUCT([Thong_Tin_Ngay_Nghi_201803.$B$3:.$B$61]=[.$B8];[Thong_Tin_Ngay_Nghi_201803.$C$3:.$C$61])" office:value-type="float" office:value="0">
            <text:p>0</text:p>
          </table:table-cell>
          <table:table-cell table:style-name="ce61" table:formula="of:=SUMPRODUCT([Thong_Tin_Ngay_Nghi_201801.$B$3:.$B$63]=[.$B8];[Thong_Tin_Ngay_Nghi_201801.$C$3:.$C$63])+SUMPRODUCT([Thong_Tin_Ngay_Nghi_201802.$B$3:.$B$68]=[.$B8];[Thong_Tin_Ngay_Nghi_201802.$C$3:.$C$68])+SUMPRODUCT([Thong_Tin_Ngay_Nghi_201803.$B$3:.$B$62]=[.$B8];[Thong_Tin_Ngay_Nghi_201803.$C$3:.$C$62])+SUMPRODUCT([Thong_Tin_Ngay_Nghi_201804.$B$3:.$B$60]=[.$B8];[Thong_Tin_Ngay_Nghi_201804.$C$3:.$C$60])+SUMPRODUCT([Thong_Tin_Ngay_Nghi_201805.$B$3:.$B$59]=[.$B8];[Thong_Tin_Ngay_Nghi_201805.$C$3:.$C$59])+SUMPRODUCT([Thong_Tin_Ngay_Nghi_201806.$B$3:.$B$62]=[.$B8];[Thong_Tin_Ngay_Nghi_201806.$C$3:.$C$62])+SUMPRODUCT([Thong_Tin_Ngay_Nghi_201807.$B$3:.$B$63]=[.$B8];[Thong_Tin_Ngay_Nghi_201807.$C$3:.$C$63])+SUMPRODUCT([Thong_Tin_Ngay_Nghi_201808.$B$3:.$B$64]=[.$B8];[Thong_Tin_Ngay_Nghi_201808.$C$3:.$C$64])+SUMPRODUCT([Thong_Tin_Ngay_Nghi_201809.$B$3:.$B$62]=[.$B8];[Thong_Tin_Ngay_Nghi_201809.$C$3:.$C$62])+SUMPRODUCT([Thong_Tin_Ngay_Nghi_201810.$B$3:.$B$61]=[.$B8];[Thong_Tin_Ngay_Nghi_201810.$C$3:.$C$61])+SUMPRODUCT([Thong_Tin_Ngay_Nghi_201811.$B$3:.$B$63]=[.$B8];[Thong_Tin_Ngay_Nghi_201811.$C$3:.$C$63])+ SUMPRODUCT([Thong_Tin_Ngay_Nghi_201812.$B$3:.$B$64]=[.$B8];[Thong_Tin_Ngay_Nghi_201812.$C$3:.$C$64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2-28T10:41:56.38">
            <text:p>02/28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2">
            <text:p>2</text:p>
          </table:table-cell>
          <table:table-cell table:style-name="ce56" table:formula="of:=SUMPRODUCT([Thong_Tin_Ngay_Nghi_201801.$B$3:.$B$62]=[.$B9];[Thong_Tin_Ngay_Nghi_201801.$C$3:.$C$62]) +  SUMPRODUCT([Thong_Tin_Ngay_Nghi_201802.$B$3:.$B$67]=[.$B9];[Thong_Tin_Ngay_Nghi_201802.$C$3:.$C$67]) + SUMPRODUCT([Thong_Tin_Ngay_Nghi_201803.$B$3:.$B$61]=[.$B9];[Thong_Tin_Ngay_Nghi_201803.$C$3:.$C$61])" office:value-type="float" office:value="3">
            <text:p>3</text:p>
          </table:table-cell>
          <table:table-cell table:style-name="ce61" table:formula="of:=SUMPRODUCT([Thong_Tin_Ngay_Nghi_201801.$B$3:.$B$63]=[.$B9];[Thong_Tin_Ngay_Nghi_201801.$C$3:.$C$63])+SUMPRODUCT([Thong_Tin_Ngay_Nghi_201802.$B$3:.$B$68]=[.$B9];[Thong_Tin_Ngay_Nghi_201802.$C$3:.$C$68])+SUMPRODUCT([Thong_Tin_Ngay_Nghi_201803.$B$3:.$B$62]=[.$B9];[Thong_Tin_Ngay_Nghi_201803.$C$3:.$C$62])+SUMPRODUCT([Thong_Tin_Ngay_Nghi_201804.$B$3:.$B$60]=[.$B9];[Thong_Tin_Ngay_Nghi_201804.$C$3:.$C$60])+SUMPRODUCT([Thong_Tin_Ngay_Nghi_201805.$B$3:.$B$59]=[.$B9];[Thong_Tin_Ngay_Nghi_201805.$C$3:.$C$59])+SUMPRODUCT([Thong_Tin_Ngay_Nghi_201806.$B$3:.$B$62]=[.$B9];[Thong_Tin_Ngay_Nghi_201806.$C$3:.$C$62])+SUMPRODUCT([Thong_Tin_Ngay_Nghi_201807.$B$3:.$B$63]=[.$B9];[Thong_Tin_Ngay_Nghi_201807.$C$3:.$C$63])+SUMPRODUCT([Thong_Tin_Ngay_Nghi_201808.$B$3:.$B$64]=[.$B9];[Thong_Tin_Ngay_Nghi_201808.$C$3:.$C$64])+SUMPRODUCT([Thong_Tin_Ngay_Nghi_201809.$B$3:.$B$62]=[.$B9];[Thong_Tin_Ngay_Nghi_201809.$C$3:.$C$62])+SUMPRODUCT([Thong_Tin_Ngay_Nghi_201810.$B$3:.$B$61]=[.$B9];[Thong_Tin_Ngay_Nghi_201810.$C$3:.$C$61])+SUMPRODUCT([Thong_Tin_Ngay_Nghi_201811.$B$3:.$B$63]=[.$B9];[Thong_Tin_Ngay_Nghi_201811.$C$3:.$C$63])+ SUMPRODUCT([Thong_Tin_Ngay_Nghi_201812.$B$3:.$B$64]=[.$B9];[Thong_Tin_Ngay_Nghi_201812.$C$3:.$C$64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2-28T10:41:56.38">
            <text:p>02/28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2">
            <text:p>2</text:p>
          </table:table-cell>
          <table:table-cell table:style-name="ce56" table:formula="of:=SUMPRODUCT([Thong_Tin_Ngay_Nghi_201801.$B$3:.$B$62]=[.$B10];[Thong_Tin_Ngay_Nghi_201801.$C$3:.$C$62]) +  SUMPRODUCT([Thong_Tin_Ngay_Nghi_201802.$B$3:.$B$67]=[.$B10];[Thong_Tin_Ngay_Nghi_201802.$C$3:.$C$67]) + SUMPRODUCT([Thong_Tin_Ngay_Nghi_201803.$B$3:.$B$61]=[.$B10];[Thong_Tin_Ngay_Nghi_201803.$C$3:.$C$61])" office:value-type="float" office:value="1">
            <text:p>1</text:p>
          </table:table-cell>
          <table:table-cell table:style-name="ce61" table:formula="of:=SUMPRODUCT([Thong_Tin_Ngay_Nghi_201801.$B$3:.$B$63]=[.$B10];[Thong_Tin_Ngay_Nghi_201801.$C$3:.$C$63])+SUMPRODUCT([Thong_Tin_Ngay_Nghi_201802.$B$3:.$B$68]=[.$B10];[Thong_Tin_Ngay_Nghi_201802.$C$3:.$C$68])+SUMPRODUCT([Thong_Tin_Ngay_Nghi_201803.$B$3:.$B$62]=[.$B10];[Thong_Tin_Ngay_Nghi_201803.$C$3:.$C$62])+SUMPRODUCT([Thong_Tin_Ngay_Nghi_201804.$B$3:.$B$60]=[.$B10];[Thong_Tin_Ngay_Nghi_201804.$C$3:.$C$60])+SUMPRODUCT([Thong_Tin_Ngay_Nghi_201805.$B$3:.$B$59]=[.$B10];[Thong_Tin_Ngay_Nghi_201805.$C$3:.$C$59])+SUMPRODUCT([Thong_Tin_Ngay_Nghi_201806.$B$3:.$B$62]=[.$B10];[Thong_Tin_Ngay_Nghi_201806.$C$3:.$C$62])+SUMPRODUCT([Thong_Tin_Ngay_Nghi_201807.$B$3:.$B$63]=[.$B10];[Thong_Tin_Ngay_Nghi_201807.$C$3:.$C$63])+SUMPRODUCT([Thong_Tin_Ngay_Nghi_201808.$B$3:.$B$64]=[.$B10];[Thong_Tin_Ngay_Nghi_201808.$C$3:.$C$64])+SUMPRODUCT([Thong_Tin_Ngay_Nghi_201809.$B$3:.$B$62]=[.$B10];[Thong_Tin_Ngay_Nghi_201809.$C$3:.$C$62])+SUMPRODUCT([Thong_Tin_Ngay_Nghi_201810.$B$3:.$B$61]=[.$B10];[Thong_Tin_Ngay_Nghi_201810.$C$3:.$C$61])+SUMPRODUCT([Thong_Tin_Ngay_Nghi_201811.$B$3:.$B$63]=[.$B10];[Thong_Tin_Ngay_Nghi_201811.$C$3:.$C$63])+ SUMPRODUCT([Thong_Tin_Ngay_Nghi_201812.$B$3:.$B$64]=[.$B10];[Thong_Tin_Ngay_Nghi_201812.$C$3:.$C$64])" office:value-type="float" office:value="1">
            <text:p>1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2-28T10:41:56.38">
            <text:p>02/28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2">
            <text:p>2</text:p>
          </table:table-cell>
          <table:table-cell table:style-name="ce56" table:formula="of:=SUMPRODUCT([Thong_Tin_Ngay_Nghi_201801.$B$3:.$B$62]=[.$B11];[Thong_Tin_Ngay_Nghi_201801.$C$3:.$C$62]) +  SUMPRODUCT([Thong_Tin_Ngay_Nghi_201802.$B$3:.$B$67]=[.$B11];[Thong_Tin_Ngay_Nghi_201802.$C$3:.$C$67]) + SUMPRODUCT([Thong_Tin_Ngay_Nghi_201803.$B$3:.$B$61]=[.$B11];[Thong_Tin_Ngay_Nghi_201803.$C$3:.$C$61])" office:value-type="float" office:value="1">
            <text:p>1</text:p>
          </table:table-cell>
          <table:table-cell table:style-name="ce61" table:formula="of:=SUMPRODUCT([Thong_Tin_Ngay_Nghi_201801.$B$3:.$B$63]=[.$B11];[Thong_Tin_Ngay_Nghi_201801.$C$3:.$C$63])+SUMPRODUCT([Thong_Tin_Ngay_Nghi_201802.$B$3:.$B$68]=[.$B11];[Thong_Tin_Ngay_Nghi_201802.$C$3:.$C$68])+SUMPRODUCT([Thong_Tin_Ngay_Nghi_201803.$B$3:.$B$62]=[.$B11];[Thong_Tin_Ngay_Nghi_201803.$C$3:.$C$62])+SUMPRODUCT([Thong_Tin_Ngay_Nghi_201804.$B$3:.$B$60]=[.$B11];[Thong_Tin_Ngay_Nghi_201804.$C$3:.$C$60])+SUMPRODUCT([Thong_Tin_Ngay_Nghi_201805.$B$3:.$B$59]=[.$B11];[Thong_Tin_Ngay_Nghi_201805.$C$3:.$C$59])+SUMPRODUCT([Thong_Tin_Ngay_Nghi_201806.$B$3:.$B$62]=[.$B11];[Thong_Tin_Ngay_Nghi_201806.$C$3:.$C$62])+SUMPRODUCT([Thong_Tin_Ngay_Nghi_201807.$B$3:.$B$63]=[.$B11];[Thong_Tin_Ngay_Nghi_201807.$C$3:.$C$63])+SUMPRODUCT([Thong_Tin_Ngay_Nghi_201808.$B$3:.$B$64]=[.$B11];[Thong_Tin_Ngay_Nghi_201808.$C$3:.$C$64])+SUMPRODUCT([Thong_Tin_Ngay_Nghi_201809.$B$3:.$B$62]=[.$B11];[Thong_Tin_Ngay_Nghi_201809.$C$3:.$C$62])+SUMPRODUCT([Thong_Tin_Ngay_Nghi_201810.$B$3:.$B$61]=[.$B11];[Thong_Tin_Ngay_Nghi_201810.$C$3:.$C$61])+SUMPRODUCT([Thong_Tin_Ngay_Nghi_201811.$B$3:.$B$63]=[.$B11];[Thong_Tin_Ngay_Nghi_201811.$C$3:.$C$63])+ SUMPRODUCT([Thong_Tin_Ngay_Nghi_201812.$B$3:.$B$64]=[.$B11];[Thong_Tin_Ngay_Nghi_201812.$C$3:.$C$64])" office:value-type="float" office:value="1">
            <text:p>1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2]&lt;0;0;[.C12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2-28T10:41:56.38">
            <text:p>02/28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2">
            <text:p>2</text:p>
          </table:table-cell>
          <table:table-cell table:style-name="ce56" table:formula="of:=SUMPRODUCT([Thong_Tin_Ngay_Nghi_201801.$B$3:.$B$62]=[.$B12];[Thong_Tin_Ngay_Nghi_201801.$C$3:.$C$62]) +  SUMPRODUCT([Thong_Tin_Ngay_Nghi_201802.$B$3:.$B$67]=[.$B12];[Thong_Tin_Ngay_Nghi_201802.$C$3:.$C$67]) + SUMPRODUCT([Thong_Tin_Ngay_Nghi_201803.$B$3:.$B$61]=[.$B12];[Thong_Tin_Ngay_Nghi_201803.$C$3:.$C$61])" office:value-type="float" office:value="2">
            <text:p>2</text:p>
          </table:table-cell>
          <table:table-cell table:style-name="ce61" table:formula="of:=SUMPRODUCT([Thong_Tin_Ngay_Nghi_201801.$B$3:.$B$63]=[.$B12];[Thong_Tin_Ngay_Nghi_201801.$C$3:.$C$63])+SUMPRODUCT([Thong_Tin_Ngay_Nghi_201802.$B$3:.$B$68]=[.$B12];[Thong_Tin_Ngay_Nghi_201802.$C$3:.$C$68])+SUMPRODUCT([Thong_Tin_Ngay_Nghi_201803.$B$3:.$B$62]=[.$B12];[Thong_Tin_Ngay_Nghi_201803.$C$3:.$C$62])+SUMPRODUCT([Thong_Tin_Ngay_Nghi_201804.$B$3:.$B$60]=[.$B12];[Thong_Tin_Ngay_Nghi_201804.$C$3:.$C$60])+SUMPRODUCT([Thong_Tin_Ngay_Nghi_201805.$B$3:.$B$59]=[.$B12];[Thong_Tin_Ngay_Nghi_201805.$C$3:.$C$59])+SUMPRODUCT([Thong_Tin_Ngay_Nghi_201806.$B$3:.$B$62]=[.$B12];[Thong_Tin_Ngay_Nghi_201806.$C$3:.$C$62])+SUMPRODUCT([Thong_Tin_Ngay_Nghi_201807.$B$3:.$B$63]=[.$B12];[Thong_Tin_Ngay_Nghi_201807.$C$3:.$C$63])+SUMPRODUCT([Thong_Tin_Ngay_Nghi_201808.$B$3:.$B$64]=[.$B12];[Thong_Tin_Ngay_Nghi_201808.$C$3:.$C$64])+SUMPRODUCT([Thong_Tin_Ngay_Nghi_201809.$B$3:.$B$62]=[.$B12];[Thong_Tin_Ngay_Nghi_201809.$C$3:.$C$62])+SUMPRODUCT([Thong_Tin_Ngay_Nghi_201810.$B$3:.$B$61]=[.$B12];[Thong_Tin_Ngay_Nghi_201810.$C$3:.$C$61])+SUMPRODUCT([Thong_Tin_Ngay_Nghi_201811.$B$3:.$B$63]=[.$B12];[Thong_Tin_Ngay_Nghi_201811.$C$3:.$C$63])+ SUMPRODUCT([Thong_Tin_Ngay_Nghi_201812.$B$3:.$B$64]=[.$B12];[Thong_Tin_Ngay_Nghi_201812.$C$3:.$C$64])" office:value-type="float" office:value="2">
            <text:p>2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5">
            <text:p>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2]+[.L12] +[.K12]+[.M12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3]);DATE(YEAR([.E13]);12;31);NOW())" office:value-type="date" office:date-value="2018-02-28T10:41:56.38">
            <text:p>02/28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6" table:formula="of:=SUMPRODUCT([Thong_Tin_Ngay_Nghi_201801.$B$3:.$B$62]=[.$B13];[Thong_Tin_Ngay_Nghi_201801.$C$3:.$C$62]) +  SUMPRODUCT([Thong_Tin_Ngay_Nghi_201802.$B$3:.$B$67]=[.$B13];[Thong_Tin_Ngay_Nghi_201802.$C$3:.$C$67]) + SUMPRODUCT([Thong_Tin_Ngay_Nghi_201803.$B$3:.$B$61]=[.$B13];[Thong_Tin_Ngay_Nghi_201803.$C$3:.$C$61])" office:value-type="float" office:value="3">
            <text:p>3</text:p>
          </table:table-cell>
          <table:table-cell table:style-name="ce61" table:formula="of:=SUMPRODUCT([Thong_Tin_Ngay_Nghi_201801.$B$3:.$B$63]=[.$B13];[Thong_Tin_Ngay_Nghi_201801.$C$3:.$C$63])+SUMPRODUCT([Thong_Tin_Ngay_Nghi_201802.$B$3:.$B$68]=[.$B13];[Thong_Tin_Ngay_Nghi_201802.$C$3:.$C$68])+SUMPRODUCT([Thong_Tin_Ngay_Nghi_201803.$B$3:.$B$62]=[.$B13];[Thong_Tin_Ngay_Nghi_201803.$C$3:.$C$62])+SUMPRODUCT([Thong_Tin_Ngay_Nghi_201804.$B$3:.$B$60]=[.$B13];[Thong_Tin_Ngay_Nghi_201804.$C$3:.$C$60])+SUMPRODUCT([Thong_Tin_Ngay_Nghi_201805.$B$3:.$B$59]=[.$B13];[Thong_Tin_Ngay_Nghi_201805.$C$3:.$C$59])+SUMPRODUCT([Thong_Tin_Ngay_Nghi_201806.$B$3:.$B$62]=[.$B13];[Thong_Tin_Ngay_Nghi_201806.$C$3:.$C$62])+SUMPRODUCT([Thong_Tin_Ngay_Nghi_201807.$B$3:.$B$63]=[.$B13];[Thong_Tin_Ngay_Nghi_201807.$C$3:.$C$63])+SUMPRODUCT([Thong_Tin_Ngay_Nghi_201808.$B$3:.$B$64]=[.$B13];[Thong_Tin_Ngay_Nghi_201808.$C$3:.$C$64])+SUMPRODUCT([Thong_Tin_Ngay_Nghi_201809.$B$3:.$B$62]=[.$B13];[Thong_Tin_Ngay_Nghi_201809.$C$3:.$C$62])+SUMPRODUCT([Thong_Tin_Ngay_Nghi_201810.$B$3:.$B$61]=[.$B13];[Thong_Tin_Ngay_Nghi_201810.$C$3:.$C$61])+SUMPRODUCT([Thong_Tin_Ngay_Nghi_201811.$B$3:.$B$63]=[.$B13];[Thong_Tin_Ngay_Nghi_201811.$C$3:.$C$63])+ SUMPRODUCT([Thong_Tin_Ngay_Nghi_201812.$B$3:.$B$64]=[.$B13];[Thong_Tin_Ngay_Nghi_201812.$C$3:.$C$64])" office:value-type="float" office:value="3">
            <text:p>3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4]);DATE(YEAR([.E14]);12;31);NOW())" office:value-type="date" office:date-value="2018-02-28T10:41:56.38">
            <text:p>02/28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2">
            <text:p>2</text:p>
          </table:table-cell>
          <table:table-cell table:style-name="ce56" table:formula="of:=SUMPRODUCT([Thong_Tin_Ngay_Nghi_201801.$B$3:.$B$62]=[.$B14];[Thong_Tin_Ngay_Nghi_201801.$C$3:.$C$62]) +  SUMPRODUCT([Thong_Tin_Ngay_Nghi_201802.$B$3:.$B$67]=[.$B14];[Thong_Tin_Ngay_Nghi_201802.$C$3:.$C$67]) + SUMPRODUCT([Thong_Tin_Ngay_Nghi_201803.$B$3:.$B$61]=[.$B14];[Thong_Tin_Ngay_Nghi_201803.$C$3:.$C$61])" office:value-type="float" office:value="6">
            <text:p>6</text:p>
          </table:table-cell>
          <table:table-cell table:style-name="ce61" table:formula="of:=SUMPRODUCT([Thong_Tin_Ngay_Nghi_201801.$B$3:.$B$63]=[.$B14];[Thong_Tin_Ngay_Nghi_201801.$C$3:.$C$63])+SUMPRODUCT([Thong_Tin_Ngay_Nghi_201802.$B$3:.$B$68]=[.$B14];[Thong_Tin_Ngay_Nghi_201802.$C$3:.$C$68])+SUMPRODUCT([Thong_Tin_Ngay_Nghi_201803.$B$3:.$B$62]=[.$B14];[Thong_Tin_Ngay_Nghi_201803.$C$3:.$C$62])+SUMPRODUCT([Thong_Tin_Ngay_Nghi_201804.$B$3:.$B$60]=[.$B14];[Thong_Tin_Ngay_Nghi_201804.$C$3:.$C$60])+SUMPRODUCT([Thong_Tin_Ngay_Nghi_201805.$B$3:.$B$59]=[.$B14];[Thong_Tin_Ngay_Nghi_201805.$C$3:.$C$59])+SUMPRODUCT([Thong_Tin_Ngay_Nghi_201806.$B$3:.$B$62]=[.$B14];[Thong_Tin_Ngay_Nghi_201806.$C$3:.$C$62])+SUMPRODUCT([Thong_Tin_Ngay_Nghi_201807.$B$3:.$B$63]=[.$B14];[Thong_Tin_Ngay_Nghi_201807.$C$3:.$C$63])+SUMPRODUCT([Thong_Tin_Ngay_Nghi_201808.$B$3:.$B$64]=[.$B14];[Thong_Tin_Ngay_Nghi_201808.$C$3:.$C$64])+SUMPRODUCT([Thong_Tin_Ngay_Nghi_201809.$B$3:.$B$62]=[.$B14];[Thong_Tin_Ngay_Nghi_201809.$C$3:.$C$62])+SUMPRODUCT([Thong_Tin_Ngay_Nghi_201810.$B$3:.$B$61]=[.$B14];[Thong_Tin_Ngay_Nghi_201810.$C$3:.$C$61])+SUMPRODUCT([Thong_Tin_Ngay_Nghi_201811.$B$3:.$B$63]=[.$B14];[Thong_Tin_Ngay_Nghi_201811.$C$3:.$C$63])+ SUMPRODUCT([Thong_Tin_Ngay_Nghi_201812.$B$3:.$B$64]=[.$B14];[Thong_Tin_Ngay_Nghi_201812.$C$3:.$C$64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4">
            <text:p>-4</text:p>
          </table:table-cell>
          <table:table-cell table:number-columns-repeated="2" table:style-name="ce49"/>
          <table:table-cell table:style-name="ce64"/>
          <table:table-cell table:style-name="ce48" table:formula="of:=[.J14]+[.L14] +[.K14]+[.M14]" office:value-type="float" office:value="-4">
            <text:p>-4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2-28T10:41:56.38">
            <text:p>02/28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2">
            <text:p>2</text:p>
          </table:table-cell>
          <table:table-cell table:style-name="ce56" table:formula="of:=SUMPRODUCT([Thong_Tin_Ngay_Nghi_201801.$B$3:.$B$62]=[.$B15];[Thong_Tin_Ngay_Nghi_201801.$C$3:.$C$62]) +  SUMPRODUCT([Thong_Tin_Ngay_Nghi_201802.$B$3:.$B$67]=[.$B15];[Thong_Tin_Ngay_Nghi_201802.$C$3:.$C$67]) + SUMPRODUCT([Thong_Tin_Ngay_Nghi_201803.$B$3:.$B$61]=[.$B15];[Thong_Tin_Ngay_Nghi_201803.$C$3:.$C$61])" office:value-type="float" office:value="2">
            <text:p>2</text:p>
          </table:table-cell>
          <table:table-cell table:style-name="ce61" table:formula="of:=SUMPRODUCT([Thong_Tin_Ngay_Nghi_201801.$B$3:.$B$63]=[.$B15];[Thong_Tin_Ngay_Nghi_201801.$C$3:.$C$63])+SUMPRODUCT([Thong_Tin_Ngay_Nghi_201802.$B$3:.$B$68]=[.$B15];[Thong_Tin_Ngay_Nghi_201802.$C$3:.$C$68])+SUMPRODUCT([Thong_Tin_Ngay_Nghi_201803.$B$3:.$B$62]=[.$B15];[Thong_Tin_Ngay_Nghi_201803.$C$3:.$C$62])+SUMPRODUCT([Thong_Tin_Ngay_Nghi_201804.$B$3:.$B$60]=[.$B15];[Thong_Tin_Ngay_Nghi_201804.$C$3:.$C$60])+SUMPRODUCT([Thong_Tin_Ngay_Nghi_201805.$B$3:.$B$59]=[.$B15];[Thong_Tin_Ngay_Nghi_201805.$C$3:.$C$59])+SUMPRODUCT([Thong_Tin_Ngay_Nghi_201806.$B$3:.$B$62]=[.$B15];[Thong_Tin_Ngay_Nghi_201806.$C$3:.$C$62])+SUMPRODUCT([Thong_Tin_Ngay_Nghi_201807.$B$3:.$B$63]=[.$B15];[Thong_Tin_Ngay_Nghi_201807.$C$3:.$C$63])+SUMPRODUCT([Thong_Tin_Ngay_Nghi_201808.$B$3:.$B$64]=[.$B15];[Thong_Tin_Ngay_Nghi_201808.$C$3:.$C$64])+SUMPRODUCT([Thong_Tin_Ngay_Nghi_201809.$B$3:.$B$62]=[.$B15];[Thong_Tin_Ngay_Nghi_201809.$C$3:.$C$62])+SUMPRODUCT([Thong_Tin_Ngay_Nghi_201810.$B$3:.$B$61]=[.$B15];[Thong_Tin_Ngay_Nghi_201810.$C$3:.$C$61])+SUMPRODUCT([Thong_Tin_Ngay_Nghi_201811.$B$3:.$B$63]=[.$B15];[Thong_Tin_Ngay_Nghi_201811.$C$3:.$C$63])+ SUMPRODUCT([Thong_Tin_Ngay_Nghi_201812.$B$3:.$B$64]=[.$B15];[Thong_Tin_Ngay_Nghi_201812.$C$3:.$C$64])" office:value-type="float" office:value="2">
            <text:p>2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5]+[.L15] +[.K15]+[.M15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6]&lt;0;0;[.C16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6]);DATE(YEAR([.E16]);12;31);NOW())" office:value-type="date" office:date-value="2018-02-28T10:41:56.38">
            <text:p>02/28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2">
            <text:p>2</text:p>
          </table:table-cell>
          <table:table-cell table:style-name="ce56" table:formula="of:=SUMPRODUCT([Thong_Tin_Ngay_Nghi_201801.$B$3:.$B$62]=[.$B16];[Thong_Tin_Ngay_Nghi_201801.$C$3:.$C$62]) +  SUMPRODUCT([Thong_Tin_Ngay_Nghi_201802.$B$3:.$B$67]=[.$B16];[Thong_Tin_Ngay_Nghi_201802.$C$3:.$C$67]) + SUMPRODUCT([Thong_Tin_Ngay_Nghi_201803.$B$3:.$B$61]=[.$B16];[Thong_Tin_Ngay_Nghi_201803.$C$3:.$C$61])" office:value-type="float" office:value="6">
            <text:p>6</text:p>
          </table:table-cell>
          <table:table-cell table:style-name="ce61" table:formula="of:=SUMPRODUCT([Thong_Tin_Ngay_Nghi_201801.$B$3:.$B$63]=[.$B16];[Thong_Tin_Ngay_Nghi_201801.$C$3:.$C$63])+SUMPRODUCT([Thong_Tin_Ngay_Nghi_201802.$B$3:.$B$68]=[.$B16];[Thong_Tin_Ngay_Nghi_201802.$C$3:.$C$68])+SUMPRODUCT([Thong_Tin_Ngay_Nghi_201803.$B$3:.$B$62]=[.$B16];[Thong_Tin_Ngay_Nghi_201803.$C$3:.$C$62])+SUMPRODUCT([Thong_Tin_Ngay_Nghi_201804.$B$3:.$B$60]=[.$B16];[Thong_Tin_Ngay_Nghi_201804.$C$3:.$C$60])+SUMPRODUCT([Thong_Tin_Ngay_Nghi_201805.$B$3:.$B$59]=[.$B16];[Thong_Tin_Ngay_Nghi_201805.$C$3:.$C$59])+SUMPRODUCT([Thong_Tin_Ngay_Nghi_201806.$B$3:.$B$62]=[.$B16];[Thong_Tin_Ngay_Nghi_201806.$C$3:.$C$62])+SUMPRODUCT([Thong_Tin_Ngay_Nghi_201807.$B$3:.$B$63]=[.$B16];[Thong_Tin_Ngay_Nghi_201807.$C$3:.$C$63])+SUMPRODUCT([Thong_Tin_Ngay_Nghi_201808.$B$3:.$B$64]=[.$B16];[Thong_Tin_Ngay_Nghi_201808.$C$3:.$C$64])+SUMPRODUCT([Thong_Tin_Ngay_Nghi_201809.$B$3:.$B$62]=[.$B16];[Thong_Tin_Ngay_Nghi_201809.$C$3:.$C$62])+SUMPRODUCT([Thong_Tin_Ngay_Nghi_201810.$B$3:.$B$61]=[.$B16];[Thong_Tin_Ngay_Nghi_201810.$C$3:.$C$61])+SUMPRODUCT([Thong_Tin_Ngay_Nghi_201811.$B$3:.$B$63]=[.$B16];[Thong_Tin_Ngay_Nghi_201811.$C$3:.$C$63])+ SUMPRODUCT([Thong_Tin_Ngay_Nghi_201812.$B$3:.$B$64]=[.$B16];[Thong_Tin_Ngay_Nghi_201812.$C$3:.$C$64])" office:value-type="float" office:value="6">
            <text:p>6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3.5">
            <text:p>-3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7]&lt;0;0;[.C1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2-28T10:41:56.4">
            <text:p>02/28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2">
            <text:p>2</text:p>
          </table:table-cell>
          <table:table-cell table:style-name="ce56" table:formula="of:=SUMPRODUCT([Thong_Tin_Ngay_Nghi_201801.$B$3:.$B$62]=[.$B17];[Thong_Tin_Ngay_Nghi_201801.$C$3:.$C$62]) +  SUMPRODUCT([Thong_Tin_Ngay_Nghi_201802.$B$3:.$B$67]=[.$B17];[Thong_Tin_Ngay_Nghi_201802.$C$3:.$C$67]) + SUMPRODUCT([Thong_Tin_Ngay_Nghi_201803.$B$3:.$B$61]=[.$B17];[Thong_Tin_Ngay_Nghi_201803.$C$3:.$C$61])" office:value-type="float" office:value="5">
            <text:p>5</text:p>
          </table:table-cell>
          <table:table-cell table:style-name="ce61" table:formula="of:=SUMPRODUCT([Thong_Tin_Ngay_Nghi_201801.$B$3:.$B$63]=[.$B17];[Thong_Tin_Ngay_Nghi_201801.$C$3:.$C$63])+SUMPRODUCT([Thong_Tin_Ngay_Nghi_201802.$B$3:.$B$68]=[.$B17];[Thong_Tin_Ngay_Nghi_201802.$C$3:.$C$68])+SUMPRODUCT([Thong_Tin_Ngay_Nghi_201803.$B$3:.$B$62]=[.$B17];[Thong_Tin_Ngay_Nghi_201803.$C$3:.$C$62])+SUMPRODUCT([Thong_Tin_Ngay_Nghi_201804.$B$3:.$B$60]=[.$B17];[Thong_Tin_Ngay_Nghi_201804.$C$3:.$C$60])+SUMPRODUCT([Thong_Tin_Ngay_Nghi_201805.$B$3:.$B$59]=[.$B17];[Thong_Tin_Ngay_Nghi_201805.$C$3:.$C$59])+SUMPRODUCT([Thong_Tin_Ngay_Nghi_201806.$B$3:.$B$62]=[.$B17];[Thong_Tin_Ngay_Nghi_201806.$C$3:.$C$62])+SUMPRODUCT([Thong_Tin_Ngay_Nghi_201807.$B$3:.$B$63]=[.$B17];[Thong_Tin_Ngay_Nghi_201807.$C$3:.$C$63])+SUMPRODUCT([Thong_Tin_Ngay_Nghi_201808.$B$3:.$B$64]=[.$B17];[Thong_Tin_Ngay_Nghi_201808.$C$3:.$C$64])+SUMPRODUCT([Thong_Tin_Ngay_Nghi_201809.$B$3:.$B$62]=[.$B17];[Thong_Tin_Ngay_Nghi_201809.$C$3:.$C$62])+SUMPRODUCT([Thong_Tin_Ngay_Nghi_201810.$B$3:.$B$61]=[.$B17];[Thong_Tin_Ngay_Nghi_201810.$C$3:.$C$61])+SUMPRODUCT([Thong_Tin_Ngay_Nghi_201811.$B$3:.$B$63]=[.$B17];[Thong_Tin_Ngay_Nghi_201811.$C$3:.$C$63])+ SUMPRODUCT([Thong_Tin_Ngay_Nghi_201812.$B$3:.$B$64]=[.$B17];[Thong_Tin_Ngay_Nghi_201812.$C$3:.$C$64])" office:value-type="float" office:value="5">
            <text:p>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8]&lt;0;0;[.C18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2-28T10:41:56.4">
            <text:p>02/28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2">
            <text:p>2</text:p>
          </table:table-cell>
          <table:table-cell table:style-name="ce56" table:formula="of:=SUMPRODUCT([Thong_Tin_Ngay_Nghi_201801.$B$3:.$B$62]=[.$B18];[Thong_Tin_Ngay_Nghi_201801.$C$3:.$C$62]) +  SUMPRODUCT([Thong_Tin_Ngay_Nghi_201802.$B$3:.$B$67]=[.$B18];[Thong_Tin_Ngay_Nghi_201802.$C$3:.$C$67]) + SUMPRODUCT([Thong_Tin_Ngay_Nghi_201803.$B$3:.$B$61]=[.$B18];[Thong_Tin_Ngay_Nghi_201803.$C$3:.$C$61])" office:value-type="float" office:value="5.5">
            <text:p>5.5</text:p>
          </table:table-cell>
          <table:table-cell table:style-name="ce61" table:formula="of:=SUMPRODUCT([Thong_Tin_Ngay_Nghi_201801.$B$3:.$B$63]=[.$B18];[Thong_Tin_Ngay_Nghi_201801.$C$3:.$C$63])+SUMPRODUCT([Thong_Tin_Ngay_Nghi_201802.$B$3:.$B$68]=[.$B18];[Thong_Tin_Ngay_Nghi_201802.$C$3:.$C$68])+SUMPRODUCT([Thong_Tin_Ngay_Nghi_201803.$B$3:.$B$62]=[.$B18];[Thong_Tin_Ngay_Nghi_201803.$C$3:.$C$62])+SUMPRODUCT([Thong_Tin_Ngay_Nghi_201804.$B$3:.$B$60]=[.$B18];[Thong_Tin_Ngay_Nghi_201804.$C$3:.$C$60])+SUMPRODUCT([Thong_Tin_Ngay_Nghi_201805.$B$3:.$B$59]=[.$B18];[Thong_Tin_Ngay_Nghi_201805.$C$3:.$C$59])+SUMPRODUCT([Thong_Tin_Ngay_Nghi_201806.$B$3:.$B$62]=[.$B18];[Thong_Tin_Ngay_Nghi_201806.$C$3:.$C$62])+SUMPRODUCT([Thong_Tin_Ngay_Nghi_201807.$B$3:.$B$63]=[.$B18];[Thong_Tin_Ngay_Nghi_201807.$C$3:.$C$63])+SUMPRODUCT([Thong_Tin_Ngay_Nghi_201808.$B$3:.$B$64]=[.$B18];[Thong_Tin_Ngay_Nghi_201808.$C$3:.$C$64])+SUMPRODUCT([Thong_Tin_Ngay_Nghi_201809.$B$3:.$B$62]=[.$B18];[Thong_Tin_Ngay_Nghi_201809.$C$3:.$C$62])+SUMPRODUCT([Thong_Tin_Ngay_Nghi_201810.$B$3:.$B$61]=[.$B18];[Thong_Tin_Ngay_Nghi_201810.$C$3:.$C$61])+SUMPRODUCT([Thong_Tin_Ngay_Nghi_201811.$B$3:.$B$63]=[.$B18];[Thong_Tin_Ngay_Nghi_201811.$C$3:.$C$63])+ SUMPRODUCT([Thong_Tin_Ngay_Nghi_201812.$B$3:.$B$64]=[.$B18];[Thong_Tin_Ngay_Nghi_201812.$C$3:.$C$64])" office:value-type="float" office:value="5.5">
            <text:p>5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9]&lt;0;0;[.C19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2-28T10:41:56.4">
            <text:p>02/28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2">
            <text:p>2</text:p>
          </table:table-cell>
          <table:table-cell table:style-name="ce56" table:formula="of:=SUMPRODUCT([Thong_Tin_Ngay_Nghi_201801.$B$3:.$B$62]=[.$B19];[Thong_Tin_Ngay_Nghi_201801.$C$3:.$C$62]) +  SUMPRODUCT([Thong_Tin_Ngay_Nghi_201802.$B$3:.$B$67]=[.$B19];[Thong_Tin_Ngay_Nghi_201802.$C$3:.$C$67]) + SUMPRODUCT([Thong_Tin_Ngay_Nghi_201803.$B$3:.$B$61]=[.$B19];[Thong_Tin_Ngay_Nghi_201803.$C$3:.$C$61])" office:value-type="float" office:value="2">
            <text:p>2</text:p>
          </table:table-cell>
          <table:table-cell table:style-name="ce61" table:formula="of:=SUMPRODUCT([Thong_Tin_Ngay_Nghi_201801.$B$3:.$B$63]=[.$B19];[Thong_Tin_Ngay_Nghi_201801.$C$3:.$C$63])+SUMPRODUCT([Thong_Tin_Ngay_Nghi_201802.$B$3:.$B$68]=[.$B19];[Thong_Tin_Ngay_Nghi_201802.$C$3:.$C$68])+SUMPRODUCT([Thong_Tin_Ngay_Nghi_201803.$B$3:.$B$62]=[.$B19];[Thong_Tin_Ngay_Nghi_201803.$C$3:.$C$62])+SUMPRODUCT([Thong_Tin_Ngay_Nghi_201804.$B$3:.$B$60]=[.$B19];[Thong_Tin_Ngay_Nghi_201804.$C$3:.$C$60])+SUMPRODUCT([Thong_Tin_Ngay_Nghi_201805.$B$3:.$B$59]=[.$B19];[Thong_Tin_Ngay_Nghi_201805.$C$3:.$C$59])+SUMPRODUCT([Thong_Tin_Ngay_Nghi_201806.$B$3:.$B$62]=[.$B19];[Thong_Tin_Ngay_Nghi_201806.$C$3:.$C$62])+SUMPRODUCT([Thong_Tin_Ngay_Nghi_201807.$B$3:.$B$63]=[.$B19];[Thong_Tin_Ngay_Nghi_201807.$C$3:.$C$63])+SUMPRODUCT([Thong_Tin_Ngay_Nghi_201808.$B$3:.$B$64]=[.$B19];[Thong_Tin_Ngay_Nghi_201808.$C$3:.$C$64])+SUMPRODUCT([Thong_Tin_Ngay_Nghi_201809.$B$3:.$B$62]=[.$B19];[Thong_Tin_Ngay_Nghi_201809.$C$3:.$C$62])+SUMPRODUCT([Thong_Tin_Ngay_Nghi_201810.$B$3:.$B$61]=[.$B19];[Thong_Tin_Ngay_Nghi_201810.$C$3:.$C$61])+SUMPRODUCT([Thong_Tin_Ngay_Nghi_201811.$B$3:.$B$63]=[.$B19];[Thong_Tin_Ngay_Nghi_201811.$C$3:.$C$63])+ SUMPRODUCT([Thong_Tin_Ngay_Nghi_201812.$B$3:.$B$64]=[.$B19];[Thong_Tin_Ngay_Nghi_201812.$C$3:.$C$64])" office:value-type="float" office:value="2">
            <text:p>2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9]+[.L19] +[.K19]+[.M19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2-28T10:41:56.4">
            <text:p>02/28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6" table:formula="of:=SUMPRODUCT([Thong_Tin_Ngay_Nghi_201801.$B$3:.$B$62]=[.$B20];[Thong_Tin_Ngay_Nghi_201801.$C$3:.$C$62]) +  SUMPRODUCT([Thong_Tin_Ngay_Nghi_201802.$B$3:.$B$67]=[.$B20];[Thong_Tin_Ngay_Nghi_201802.$C$3:.$C$67]) + SUMPRODUCT([Thong_Tin_Ngay_Nghi_201803.$B$3:.$B$61]=[.$B20];[Thong_Tin_Ngay_Nghi_201803.$C$3:.$C$61])" office:value-type="float" office:value="13.5">
            <text:p>13.5</text:p>
          </table:table-cell>
          <table:table-cell table:style-name="ce61" table:formula="of:=SUMPRODUCT([Thong_Tin_Ngay_Nghi_201801.$B$3:.$B$63]=[.$B20];[Thong_Tin_Ngay_Nghi_201801.$C$3:.$C$63])+SUMPRODUCT([Thong_Tin_Ngay_Nghi_201802.$B$3:.$B$68]=[.$B20];[Thong_Tin_Ngay_Nghi_201802.$C$3:.$C$68])+SUMPRODUCT([Thong_Tin_Ngay_Nghi_201803.$B$3:.$B$62]=[.$B20];[Thong_Tin_Ngay_Nghi_201803.$C$3:.$C$62])+SUMPRODUCT([Thong_Tin_Ngay_Nghi_201804.$B$3:.$B$60]=[.$B20];[Thong_Tin_Ngay_Nghi_201804.$C$3:.$C$60])+SUMPRODUCT([Thong_Tin_Ngay_Nghi_201805.$B$3:.$B$59]=[.$B20];[Thong_Tin_Ngay_Nghi_201805.$C$3:.$C$59])+SUMPRODUCT([Thong_Tin_Ngay_Nghi_201806.$B$3:.$B$62]=[.$B20];[Thong_Tin_Ngay_Nghi_201806.$C$3:.$C$62])+SUMPRODUCT([Thong_Tin_Ngay_Nghi_201807.$B$3:.$B$63]=[.$B20];[Thong_Tin_Ngay_Nghi_201807.$C$3:.$C$63])+SUMPRODUCT([Thong_Tin_Ngay_Nghi_201808.$B$3:.$B$64]=[.$B20];[Thong_Tin_Ngay_Nghi_201808.$C$3:.$C$64])+SUMPRODUCT([Thong_Tin_Ngay_Nghi_201809.$B$3:.$B$62]=[.$B20];[Thong_Tin_Ngay_Nghi_201809.$C$3:.$C$62])+SUMPRODUCT([Thong_Tin_Ngay_Nghi_201810.$B$3:.$B$61]=[.$B20];[Thong_Tin_Ngay_Nghi_201810.$C$3:.$C$61])+SUMPRODUCT([Thong_Tin_Ngay_Nghi_201811.$B$3:.$B$63]=[.$B20];[Thong_Tin_Ngay_Nghi_201811.$C$3:.$C$63])+ SUMPRODUCT([Thong_Tin_Ngay_Nghi_201812.$B$3:.$B$64]=[.$B20];[Thong_Tin_Ngay_Nghi_201812.$C$3:.$C$64])" office:value-type="float" office:value="13.5">
            <text:p>13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11.5">
            <text:p>-1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-10.5">
            <text:p>-1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48"/>
          <table:table-cell table:style-name="ce48"/>
          <table:table-cell table:style-name="ce50" office:value-type="date" office:date-value="2018-02-05">
            <text:p>02/05/18</text:p>
          </table:table-cell>
          <table:table-cell table:style-name="ce50" table:formula="of:=IF(YEAR(NOW())&gt;YEAR([.E21]);DATE(YEAR([.E21]);12;31);NOW())" office:value-type="date" office:date-value="2018-02-28T10:41:56.4">
            <text:p>02/28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0">
            <text:p>0</text:p>
          </table:table-cell>
          <table:table-cell table:style-name="ce56" table:formula="of:=SUMPRODUCT([Thong_Tin_Ngay_Nghi_201801.$B$3:.$B$62]=[.$B21];[Thong_Tin_Ngay_Nghi_201801.$C$3:.$C$62]) +  SUMPRODUCT([Thong_Tin_Ngay_Nghi_201802.$B$3:.$B$67]=[.$B21];[Thong_Tin_Ngay_Nghi_201802.$C$3:.$C$67]) + SUMPRODUCT([Thong_Tin_Ngay_Nghi_201803.$B$3:.$B$61]=[.$B21];[Thong_Tin_Ngay_Nghi_201803.$C$3:.$C$61])" office:value-type="float" office:value="0.5">
            <text:p>0.5</text:p>
          </table:table-cell>
          <table:table-cell table:style-name="ce61" table:formula="of:=SUMPRODUCT([Thong_Tin_Ngay_Nghi_201801.$B$3:.$B$63]=[.$B21];[Thong_Tin_Ngay_Nghi_201801.$C$3:.$C$63])+SUMPRODUCT([Thong_Tin_Ngay_Nghi_201802.$B$3:.$B$68]=[.$B21];[Thong_Tin_Ngay_Nghi_201802.$C$3:.$C$68])+SUMPRODUCT([Thong_Tin_Ngay_Nghi_201803.$B$3:.$B$62]=[.$B21];[Thong_Tin_Ngay_Nghi_201803.$C$3:.$C$62])+SUMPRODUCT([Thong_Tin_Ngay_Nghi_201804.$B$3:.$B$60]=[.$B21];[Thong_Tin_Ngay_Nghi_201804.$C$3:.$C$60])+SUMPRODUCT([Thong_Tin_Ngay_Nghi_201805.$B$3:.$B$59]=[.$B21];[Thong_Tin_Ngay_Nghi_201805.$C$3:.$C$59])+SUMPRODUCT([Thong_Tin_Ngay_Nghi_201806.$B$3:.$B$62]=[.$B21];[Thong_Tin_Ngay_Nghi_201806.$C$3:.$C$62])+SUMPRODUCT([Thong_Tin_Ngay_Nghi_201807.$B$3:.$B$63]=[.$B21];[Thong_Tin_Ngay_Nghi_201807.$C$3:.$C$63])+SUMPRODUCT([Thong_Tin_Ngay_Nghi_201808.$B$3:.$B$64]=[.$B21];[Thong_Tin_Ngay_Nghi_201808.$C$3:.$C$64])+SUMPRODUCT([Thong_Tin_Ngay_Nghi_201809.$B$3:.$B$62]=[.$B21];[Thong_Tin_Ngay_Nghi_201809.$C$3:.$C$62])+SUMPRODUCT([Thong_Tin_Ngay_Nghi_201810.$B$3:.$B$61]=[.$B21];[Thong_Tin_Ngay_Nghi_201810.$C$3:.$C$61])+SUMPRODUCT([Thong_Tin_Ngay_Nghi_201811.$B$3:.$B$63]=[.$B21];[Thong_Tin_Ngay_Nghi_201811.$C$3:.$C$63])+ SUMPRODUCT([Thong_Tin_Ngay_Nghi_201812.$B$3:.$B$64]=[.$B21];[Thong_Tin_Ngay_Nghi_201812.$C$3:.$C$64])" office:value-type="float" office:value="0.5">
            <text:p>0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-0.5">
            <text:p>-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2]&lt;0;0;[.C22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2-28T10:41:56.4">
            <text:p>02/28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2">
            <text:p>2</text:p>
          </table:table-cell>
          <table:table-cell table:style-name="ce56" table:formula="of:=SUMPRODUCT([Thong_Tin_Ngay_Nghi_201801.$B$3:.$B$62]=[.$B22];[Thong_Tin_Ngay_Nghi_201801.$C$3:.$C$62]) +  SUMPRODUCT([Thong_Tin_Ngay_Nghi_201802.$B$3:.$B$67]=[.$B22];[Thong_Tin_Ngay_Nghi_201802.$C$3:.$C$67]) + SUMPRODUCT([Thong_Tin_Ngay_Nghi_201803.$B$3:.$B$61]=[.$B22];[Thong_Tin_Ngay_Nghi_201803.$C$3:.$C$61])" office:value-type="float" office:value="6.5">
            <text:p>6.5</text:p>
          </table:table-cell>
          <table:table-cell table:style-name="ce61" table:formula="of:=SUMPRODUCT([Thong_Tin_Ngay_Nghi_201801.$B$3:.$B$63]=[.$B22];[Thong_Tin_Ngay_Nghi_201801.$C$3:.$C$63])+SUMPRODUCT([Thong_Tin_Ngay_Nghi_201802.$B$3:.$B$68]=[.$B22];[Thong_Tin_Ngay_Nghi_201802.$C$3:.$C$68])+SUMPRODUCT([Thong_Tin_Ngay_Nghi_201803.$B$3:.$B$62]=[.$B22];[Thong_Tin_Ngay_Nghi_201803.$C$3:.$C$62])+SUMPRODUCT([Thong_Tin_Ngay_Nghi_201804.$B$3:.$B$60]=[.$B22];[Thong_Tin_Ngay_Nghi_201804.$C$3:.$C$60])+SUMPRODUCT([Thong_Tin_Ngay_Nghi_201805.$B$3:.$B$59]=[.$B22];[Thong_Tin_Ngay_Nghi_201805.$C$3:.$C$59])+SUMPRODUCT([Thong_Tin_Ngay_Nghi_201806.$B$3:.$B$62]=[.$B22];[Thong_Tin_Ngay_Nghi_201806.$C$3:.$C$62])+SUMPRODUCT([Thong_Tin_Ngay_Nghi_201807.$B$3:.$B$63]=[.$B22];[Thong_Tin_Ngay_Nghi_201807.$C$3:.$C$63])+SUMPRODUCT([Thong_Tin_Ngay_Nghi_201808.$B$3:.$B$64]=[.$B22];[Thong_Tin_Ngay_Nghi_201808.$C$3:.$C$64])+SUMPRODUCT([Thong_Tin_Ngay_Nghi_201809.$B$3:.$B$62]=[.$B22];[Thong_Tin_Ngay_Nghi_201809.$C$3:.$C$62])+SUMPRODUCT([Thong_Tin_Ngay_Nghi_201810.$B$3:.$B$61]=[.$B22];[Thong_Tin_Ngay_Nghi_201810.$C$3:.$C$61])+SUMPRODUCT([Thong_Tin_Ngay_Nghi_201811.$B$3:.$B$63]=[.$B22];[Thong_Tin_Ngay_Nghi_201811.$C$3:.$C$63])+ SUMPRODUCT([Thong_Tin_Ngay_Nghi_201812.$B$3:.$B$64]=[.$B22];[Thong_Tin_Ngay_Nghi_201812.$C$3:.$C$64])" office:value-type="float" office:value="6.5">
            <text:p>6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2]+[.L22] +[.K22]+[.M2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3]&lt;0;0;[.C2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2-28T10:41:56.4">
            <text:p>02/28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2">
            <text:p>2</text:p>
          </table:table-cell>
          <table:table-cell table:style-name="ce56" table:formula="of:=SUMPRODUCT([Thong_Tin_Ngay_Nghi_201801.$B$3:.$B$62]=[.$B23];[Thong_Tin_Ngay_Nghi_201801.$C$3:.$C$62]) +  SUMPRODUCT([Thong_Tin_Ngay_Nghi_201802.$B$3:.$B$67]=[.$B23];[Thong_Tin_Ngay_Nghi_201802.$C$3:.$C$67]) + SUMPRODUCT([Thong_Tin_Ngay_Nghi_201803.$B$3:.$B$61]=[.$B23];[Thong_Tin_Ngay_Nghi_201803.$C$3:.$C$61])" office:value-type="float" office:value="1">
            <text:p>1</text:p>
          </table:table-cell>
          <table:table-cell table:style-name="ce61" table:formula="of:=SUMPRODUCT([Thong_Tin_Ngay_Nghi_201801.$B$3:.$B$63]=[.$B23];[Thong_Tin_Ngay_Nghi_201801.$C$3:.$C$63])+SUMPRODUCT([Thong_Tin_Ngay_Nghi_201802.$B$3:.$B$68]=[.$B23];[Thong_Tin_Ngay_Nghi_201802.$C$3:.$C$68])+SUMPRODUCT([Thong_Tin_Ngay_Nghi_201803.$B$3:.$B$62]=[.$B23];[Thong_Tin_Ngay_Nghi_201803.$C$3:.$C$62])+SUMPRODUCT([Thong_Tin_Ngay_Nghi_201804.$B$3:.$B$60]=[.$B23];[Thong_Tin_Ngay_Nghi_201804.$C$3:.$C$60])+SUMPRODUCT([Thong_Tin_Ngay_Nghi_201805.$B$3:.$B$59]=[.$B23];[Thong_Tin_Ngay_Nghi_201805.$C$3:.$C$59])+SUMPRODUCT([Thong_Tin_Ngay_Nghi_201806.$B$3:.$B$62]=[.$B23];[Thong_Tin_Ngay_Nghi_201806.$C$3:.$C$62])+SUMPRODUCT([Thong_Tin_Ngay_Nghi_201807.$B$3:.$B$63]=[.$B23];[Thong_Tin_Ngay_Nghi_201807.$C$3:.$C$63])+SUMPRODUCT([Thong_Tin_Ngay_Nghi_201808.$B$3:.$B$64]=[.$B23];[Thong_Tin_Ngay_Nghi_201808.$C$3:.$C$64])+SUMPRODUCT([Thong_Tin_Ngay_Nghi_201809.$B$3:.$B$62]=[.$B23];[Thong_Tin_Ngay_Nghi_201809.$C$3:.$C$62])+SUMPRODUCT([Thong_Tin_Ngay_Nghi_201810.$B$3:.$B$61]=[.$B23];[Thong_Tin_Ngay_Nghi_201810.$C$3:.$C$61])+SUMPRODUCT([Thong_Tin_Ngay_Nghi_201811.$B$3:.$B$63]=[.$B23];[Thong_Tin_Ngay_Nghi_201811.$C$3:.$C$63])+ SUMPRODUCT([Thong_Tin_Ngay_Nghi_201812.$B$3:.$B$64]=[.$B23];[Thong_Tin_Ngay_Nghi_201812.$C$3:.$C$64])" office:value-type="float" office:value="1">
            <text:p>1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5.5">
            <text:p>5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4]&lt;0;0;[.C24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2-28T10:41:56.4">
            <text:p>02/28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2">
            <text:p>2</text:p>
          </table:table-cell>
          <table:table-cell table:style-name="ce56" table:formula="of:=SUMPRODUCT([Thong_Tin_Ngay_Nghi_201801.$B$3:.$B$62]=[.$B24];[Thong_Tin_Ngay_Nghi_201801.$C$3:.$C$62]) +  SUMPRODUCT([Thong_Tin_Ngay_Nghi_201802.$B$3:.$B$67]=[.$B24];[Thong_Tin_Ngay_Nghi_201802.$C$3:.$C$67]) + SUMPRODUCT([Thong_Tin_Ngay_Nghi_201803.$B$3:.$B$61]=[.$B24];[Thong_Tin_Ngay_Nghi_201803.$C$3:.$C$61])" office:value-type="float" office:value="2">
            <text:p>2</text:p>
          </table:table-cell>
          <table:table-cell table:style-name="ce61" table:formula="of:=SUMPRODUCT([Thong_Tin_Ngay_Nghi_201801.$B$3:.$B$63]=[.$B24];[Thong_Tin_Ngay_Nghi_201801.$C$3:.$C$63])+SUMPRODUCT([Thong_Tin_Ngay_Nghi_201802.$B$3:.$B$68]=[.$B24];[Thong_Tin_Ngay_Nghi_201802.$C$3:.$C$68])+SUMPRODUCT([Thong_Tin_Ngay_Nghi_201803.$B$3:.$B$62]=[.$B24];[Thong_Tin_Ngay_Nghi_201803.$C$3:.$C$62])+SUMPRODUCT([Thong_Tin_Ngay_Nghi_201804.$B$3:.$B$60]=[.$B24];[Thong_Tin_Ngay_Nghi_201804.$C$3:.$C$60])+SUMPRODUCT([Thong_Tin_Ngay_Nghi_201805.$B$3:.$B$59]=[.$B24];[Thong_Tin_Ngay_Nghi_201805.$C$3:.$C$59])+SUMPRODUCT([Thong_Tin_Ngay_Nghi_201806.$B$3:.$B$62]=[.$B24];[Thong_Tin_Ngay_Nghi_201806.$C$3:.$C$62])+SUMPRODUCT([Thong_Tin_Ngay_Nghi_201807.$B$3:.$B$63]=[.$B24];[Thong_Tin_Ngay_Nghi_201807.$C$3:.$C$63])+SUMPRODUCT([Thong_Tin_Ngay_Nghi_201808.$B$3:.$B$64]=[.$B24];[Thong_Tin_Ngay_Nghi_201808.$C$3:.$C$64])+SUMPRODUCT([Thong_Tin_Ngay_Nghi_201809.$B$3:.$B$62]=[.$B24];[Thong_Tin_Ngay_Nghi_201809.$C$3:.$C$62])+SUMPRODUCT([Thong_Tin_Ngay_Nghi_201810.$B$3:.$B$61]=[.$B24];[Thong_Tin_Ngay_Nghi_201810.$C$3:.$C$61])+SUMPRODUCT([Thong_Tin_Ngay_Nghi_201811.$B$3:.$B$63]=[.$B24];[Thong_Tin_Ngay_Nghi_201811.$C$3:.$C$63])+ SUMPRODUCT([Thong_Tin_Ngay_Nghi_201812.$B$3:.$B$64]=[.$B24];[Thong_Tin_Ngay_Nghi_201812.$C$3:.$C$64])" office:value-type="float" office:value="2">
            <text:p>2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5]&lt;0;0;[.C25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2-28T10:41:56.4">
            <text:p>02/28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2">
            <text:p>2</text:p>
          </table:table-cell>
          <table:table-cell table:style-name="ce56" table:formula="of:=SUMPRODUCT([Thong_Tin_Ngay_Nghi_201801.$B$3:.$B$62]=[.$B25];[Thong_Tin_Ngay_Nghi_201801.$C$3:.$C$62]) +  SUMPRODUCT([Thong_Tin_Ngay_Nghi_201802.$B$3:.$B$67]=[.$B25];[Thong_Tin_Ngay_Nghi_201802.$C$3:.$C$67]) + SUMPRODUCT([Thong_Tin_Ngay_Nghi_201803.$B$3:.$B$61]=[.$B25];[Thong_Tin_Ngay_Nghi_201803.$C$3:.$C$61])" office:value-type="float" office:value="2">
            <text:p>2</text:p>
          </table:table-cell>
          <table:table-cell table:style-name="ce61" table:formula="of:=SUMPRODUCT([Thong_Tin_Ngay_Nghi_201801.$B$3:.$B$63]=[.$B25];[Thong_Tin_Ngay_Nghi_201801.$C$3:.$C$63])+SUMPRODUCT([Thong_Tin_Ngay_Nghi_201802.$B$3:.$B$68]=[.$B25];[Thong_Tin_Ngay_Nghi_201802.$C$3:.$C$68])+SUMPRODUCT([Thong_Tin_Ngay_Nghi_201803.$B$3:.$B$62]=[.$B25];[Thong_Tin_Ngay_Nghi_201803.$C$3:.$C$62])+SUMPRODUCT([Thong_Tin_Ngay_Nghi_201804.$B$3:.$B$60]=[.$B25];[Thong_Tin_Ngay_Nghi_201804.$C$3:.$C$60])+SUMPRODUCT([Thong_Tin_Ngay_Nghi_201805.$B$3:.$B$59]=[.$B25];[Thong_Tin_Ngay_Nghi_201805.$C$3:.$C$59])+SUMPRODUCT([Thong_Tin_Ngay_Nghi_201806.$B$3:.$B$62]=[.$B25];[Thong_Tin_Ngay_Nghi_201806.$C$3:.$C$62])+SUMPRODUCT([Thong_Tin_Ngay_Nghi_201807.$B$3:.$B$63]=[.$B25];[Thong_Tin_Ngay_Nghi_201807.$C$3:.$C$63])+SUMPRODUCT([Thong_Tin_Ngay_Nghi_201808.$B$3:.$B$64]=[.$B25];[Thong_Tin_Ngay_Nghi_201808.$C$3:.$C$64])+SUMPRODUCT([Thong_Tin_Ngay_Nghi_201809.$B$3:.$B$62]=[.$B25];[Thong_Tin_Ngay_Nghi_201809.$C$3:.$C$62])+SUMPRODUCT([Thong_Tin_Ngay_Nghi_201810.$B$3:.$B$61]=[.$B25];[Thong_Tin_Ngay_Nghi_201810.$C$3:.$C$61])+SUMPRODUCT([Thong_Tin_Ngay_Nghi_201811.$B$3:.$B$63]=[.$B25];[Thong_Tin_Ngay_Nghi_201811.$C$3:.$C$63])+ SUMPRODUCT([Thong_Tin_Ngay_Nghi_201812.$B$3:.$B$64]=[.$B25];[Thong_Tin_Ngay_Nghi_201812.$C$3:.$C$64])" office:value-type="float" office:value="2">
            <text:p>2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2-28T10:41:56.4">
            <text:p>02/28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2">
            <text:p>2</text:p>
          </table:table-cell>
          <table:table-cell table:style-name="ce56" table:formula="of:=SUMPRODUCT([Thong_Tin_Ngay_Nghi_201801.$B$3:.$B$62]=[.$B26];[Thong_Tin_Ngay_Nghi_201801.$C$3:.$C$62]) +  SUMPRODUCT([Thong_Tin_Ngay_Nghi_201802.$B$3:.$B$67]=[.$B26];[Thong_Tin_Ngay_Nghi_201802.$C$3:.$C$67]) + SUMPRODUCT([Thong_Tin_Ngay_Nghi_201803.$B$3:.$B$61]=[.$B26];[Thong_Tin_Ngay_Nghi_201803.$C$3:.$C$61])" office:value-type="float" office:value="10.5">
            <text:p>10.5</text:p>
          </table:table-cell>
          <table:table-cell table:style-name="ce61" table:formula="of:=SUMPRODUCT([Thong_Tin_Ngay_Nghi_201801.$B$3:.$B$63]=[.$B26];[Thong_Tin_Ngay_Nghi_201801.$C$3:.$C$63])+SUMPRODUCT([Thong_Tin_Ngay_Nghi_201802.$B$3:.$B$68]=[.$B26];[Thong_Tin_Ngay_Nghi_201802.$C$3:.$C$68])+SUMPRODUCT([Thong_Tin_Ngay_Nghi_201803.$B$3:.$B$62]=[.$B26];[Thong_Tin_Ngay_Nghi_201803.$C$3:.$C$62])+SUMPRODUCT([Thong_Tin_Ngay_Nghi_201804.$B$3:.$B$60]=[.$B26];[Thong_Tin_Ngay_Nghi_201804.$C$3:.$C$60])+SUMPRODUCT([Thong_Tin_Ngay_Nghi_201805.$B$3:.$B$59]=[.$B26];[Thong_Tin_Ngay_Nghi_201805.$C$3:.$C$59])+SUMPRODUCT([Thong_Tin_Ngay_Nghi_201806.$B$3:.$B$62]=[.$B26];[Thong_Tin_Ngay_Nghi_201806.$C$3:.$C$62])+SUMPRODUCT([Thong_Tin_Ngay_Nghi_201807.$B$3:.$B$63]=[.$B26];[Thong_Tin_Ngay_Nghi_201807.$C$3:.$C$63])+SUMPRODUCT([Thong_Tin_Ngay_Nghi_201808.$B$3:.$B$64]=[.$B26];[Thong_Tin_Ngay_Nghi_201808.$C$3:.$C$64])+SUMPRODUCT([Thong_Tin_Ngay_Nghi_201809.$B$3:.$B$62]=[.$B26];[Thong_Tin_Ngay_Nghi_201809.$C$3:.$C$62])+SUMPRODUCT([Thong_Tin_Ngay_Nghi_201810.$B$3:.$B$61]=[.$B26];[Thong_Tin_Ngay_Nghi_201810.$C$3:.$C$61])+SUMPRODUCT([Thong_Tin_Ngay_Nghi_201811.$B$3:.$B$63]=[.$B26];[Thong_Tin_Ngay_Nghi_201811.$C$3:.$C$63])+ SUMPRODUCT([Thong_Tin_Ngay_Nghi_201812.$B$3:.$B$64]=[.$B26];[Thong_Tin_Ngay_Nghi_201812.$C$3:.$C$64])" office:value-type="float" office:value="10.5">
            <text:p>10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8.5">
            <text:p>-8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-8.5">
            <text:p>-8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2-28T10:41:56.4">
            <text:p>02/28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2">
            <text:p>2</text:p>
          </table:table-cell>
          <table:table-cell table:style-name="ce56" table:formula="of:=SUMPRODUCT([Thong_Tin_Ngay_Nghi_201801.$B$3:.$B$62]=[.$B27];[Thong_Tin_Ngay_Nghi_201801.$C$3:.$C$62]) +  SUMPRODUCT([Thong_Tin_Ngay_Nghi_201802.$B$3:.$B$67]=[.$B27];[Thong_Tin_Ngay_Nghi_201802.$C$3:.$C$67]) + SUMPRODUCT([Thong_Tin_Ngay_Nghi_201803.$B$3:.$B$61]=[.$B27];[Thong_Tin_Ngay_Nghi_201803.$C$3:.$C$61])" office:value-type="float" office:value="7">
            <text:p>7</text:p>
          </table:table-cell>
          <table:table-cell table:style-name="ce61" table:formula="of:=SUMPRODUCT([Thong_Tin_Ngay_Nghi_201801.$B$3:.$B$63]=[.$B27];[Thong_Tin_Ngay_Nghi_201801.$C$3:.$C$63])+SUMPRODUCT([Thong_Tin_Ngay_Nghi_201802.$B$3:.$B$68]=[.$B27];[Thong_Tin_Ngay_Nghi_201802.$C$3:.$C$68])+SUMPRODUCT([Thong_Tin_Ngay_Nghi_201803.$B$3:.$B$62]=[.$B27];[Thong_Tin_Ngay_Nghi_201803.$C$3:.$C$62])+SUMPRODUCT([Thong_Tin_Ngay_Nghi_201804.$B$3:.$B$60]=[.$B27];[Thong_Tin_Ngay_Nghi_201804.$C$3:.$C$60])+SUMPRODUCT([Thong_Tin_Ngay_Nghi_201805.$B$3:.$B$59]=[.$B27];[Thong_Tin_Ngay_Nghi_201805.$C$3:.$C$59])+SUMPRODUCT([Thong_Tin_Ngay_Nghi_201806.$B$3:.$B$62]=[.$B27];[Thong_Tin_Ngay_Nghi_201806.$C$3:.$C$62])+SUMPRODUCT([Thong_Tin_Ngay_Nghi_201807.$B$3:.$B$63]=[.$B27];[Thong_Tin_Ngay_Nghi_201807.$C$3:.$C$63])+SUMPRODUCT([Thong_Tin_Ngay_Nghi_201808.$B$3:.$B$64]=[.$B27];[Thong_Tin_Ngay_Nghi_201808.$C$3:.$C$64])+SUMPRODUCT([Thong_Tin_Ngay_Nghi_201809.$B$3:.$B$62]=[.$B27];[Thong_Tin_Ngay_Nghi_201809.$C$3:.$C$62])+SUMPRODUCT([Thong_Tin_Ngay_Nghi_201810.$B$3:.$B$61]=[.$B27];[Thong_Tin_Ngay_Nghi_201810.$C$3:.$C$61])+SUMPRODUCT([Thong_Tin_Ngay_Nghi_201811.$B$3:.$B$63]=[.$B27];[Thong_Tin_Ngay_Nghi_201811.$C$3:.$C$63])+ SUMPRODUCT([Thong_Tin_Ngay_Nghi_201812.$B$3:.$B$64]=[.$B27];[Thong_Tin_Ngay_Nghi_201812.$C$3:.$C$64])" office:value-type="float" office:value="7">
            <text:p>7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2-28T10:41:56.4">
            <text:p>02/28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2">
            <text:p>2</text:p>
          </table:table-cell>
          <table:table-cell table:style-name="ce56" table:formula="of:=SUMPRODUCT([Thong_Tin_Ngay_Nghi_201801.$B$3:.$B$62]=[.$B28];[Thong_Tin_Ngay_Nghi_201801.$C$3:.$C$62]) +  SUMPRODUCT([Thong_Tin_Ngay_Nghi_201802.$B$3:.$B$67]=[.$B28];[Thong_Tin_Ngay_Nghi_201802.$C$3:.$C$67]) + SUMPRODUCT([Thong_Tin_Ngay_Nghi_201803.$B$3:.$B$61]=[.$B28];[Thong_Tin_Ngay_Nghi_201803.$C$3:.$C$61])" office:value-type="float" office:value="1">
            <text:p>1</text:p>
          </table:table-cell>
          <table:table-cell table:style-name="ce61" table:formula="of:=SUMPRODUCT([Thong_Tin_Ngay_Nghi_201801.$B$3:.$B$63]=[.$B28];[Thong_Tin_Ngay_Nghi_201801.$C$3:.$C$63])+SUMPRODUCT([Thong_Tin_Ngay_Nghi_201802.$B$3:.$B$68]=[.$B28];[Thong_Tin_Ngay_Nghi_201802.$C$3:.$C$68])+SUMPRODUCT([Thong_Tin_Ngay_Nghi_201803.$B$3:.$B$62]=[.$B28];[Thong_Tin_Ngay_Nghi_201803.$C$3:.$C$62])+SUMPRODUCT([Thong_Tin_Ngay_Nghi_201804.$B$3:.$B$60]=[.$B28];[Thong_Tin_Ngay_Nghi_201804.$C$3:.$C$60])+SUMPRODUCT([Thong_Tin_Ngay_Nghi_201805.$B$3:.$B$59]=[.$B28];[Thong_Tin_Ngay_Nghi_201805.$C$3:.$C$59])+SUMPRODUCT([Thong_Tin_Ngay_Nghi_201806.$B$3:.$B$62]=[.$B28];[Thong_Tin_Ngay_Nghi_201806.$C$3:.$C$62])+SUMPRODUCT([Thong_Tin_Ngay_Nghi_201807.$B$3:.$B$63]=[.$B28];[Thong_Tin_Ngay_Nghi_201807.$C$3:.$C$63])+SUMPRODUCT([Thong_Tin_Ngay_Nghi_201808.$B$3:.$B$64]=[.$B28];[Thong_Tin_Ngay_Nghi_201808.$C$3:.$C$64])+SUMPRODUCT([Thong_Tin_Ngay_Nghi_201809.$B$3:.$B$62]=[.$B28];[Thong_Tin_Ngay_Nghi_201809.$C$3:.$C$62])+SUMPRODUCT([Thong_Tin_Ngay_Nghi_201810.$B$3:.$B$61]=[.$B28];[Thong_Tin_Ngay_Nghi_201810.$C$3:.$C$61])+SUMPRODUCT([Thong_Tin_Ngay_Nghi_201811.$B$3:.$B$63]=[.$B28];[Thong_Tin_Ngay_Nghi_201811.$C$3:.$C$63])+ SUMPRODUCT([Thong_Tin_Ngay_Nghi_201812.$B$3:.$B$64]=[.$B28];[Thong_Tin_Ngay_Nghi_201812.$C$3:.$C$64])" office:value-type="float" office:value="1">
            <text:p>1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9]&lt;0;0;[.C29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2-28T10:41:56.4">
            <text:p>02/28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2">
            <text:p>2</text:p>
          </table:table-cell>
          <table:table-cell table:style-name="ce56" table:formula="of:=SUMPRODUCT([Thong_Tin_Ngay_Nghi_201801.$B$3:.$B$62]=[.$B29];[Thong_Tin_Ngay_Nghi_201801.$C$3:.$C$62]) +  SUMPRODUCT([Thong_Tin_Ngay_Nghi_201802.$B$3:.$B$67]=[.$B29];[Thong_Tin_Ngay_Nghi_201802.$C$3:.$C$67]) + SUMPRODUCT([Thong_Tin_Ngay_Nghi_201803.$B$3:.$B$61]=[.$B29];[Thong_Tin_Ngay_Nghi_201803.$C$3:.$C$61])" office:value-type="float" office:value="2">
            <text:p>2</text:p>
          </table:table-cell>
          <table:table-cell table:style-name="ce61" table:formula="of:=SUMPRODUCT([Thong_Tin_Ngay_Nghi_201801.$B$3:.$B$63]=[.$B29];[Thong_Tin_Ngay_Nghi_201801.$C$3:.$C$63])+SUMPRODUCT([Thong_Tin_Ngay_Nghi_201802.$B$3:.$B$68]=[.$B29];[Thong_Tin_Ngay_Nghi_201802.$C$3:.$C$68])+SUMPRODUCT([Thong_Tin_Ngay_Nghi_201803.$B$3:.$B$62]=[.$B29];[Thong_Tin_Ngay_Nghi_201803.$C$3:.$C$62])+SUMPRODUCT([Thong_Tin_Ngay_Nghi_201804.$B$3:.$B$60]=[.$B29];[Thong_Tin_Ngay_Nghi_201804.$C$3:.$C$60])+SUMPRODUCT([Thong_Tin_Ngay_Nghi_201805.$B$3:.$B$59]=[.$B29];[Thong_Tin_Ngay_Nghi_201805.$C$3:.$C$59])+SUMPRODUCT([Thong_Tin_Ngay_Nghi_201806.$B$3:.$B$62]=[.$B29];[Thong_Tin_Ngay_Nghi_201806.$C$3:.$C$62])+SUMPRODUCT([Thong_Tin_Ngay_Nghi_201807.$B$3:.$B$63]=[.$B29];[Thong_Tin_Ngay_Nghi_201807.$C$3:.$C$63])+SUMPRODUCT([Thong_Tin_Ngay_Nghi_201808.$B$3:.$B$64]=[.$B29];[Thong_Tin_Ngay_Nghi_201808.$C$3:.$C$64])+SUMPRODUCT([Thong_Tin_Ngay_Nghi_201809.$B$3:.$B$62]=[.$B29];[Thong_Tin_Ngay_Nghi_201809.$C$3:.$C$62])+SUMPRODUCT([Thong_Tin_Ngay_Nghi_201810.$B$3:.$B$61]=[.$B29];[Thong_Tin_Ngay_Nghi_201810.$C$3:.$C$61])+SUMPRODUCT([Thong_Tin_Ngay_Nghi_201811.$B$3:.$B$63]=[.$B29];[Thong_Tin_Ngay_Nghi_201811.$C$3:.$C$63])+ SUMPRODUCT([Thong_Tin_Ngay_Nghi_201812.$B$3:.$B$64]=[.$B29];[Thong_Tin_Ngay_Nghi_201812.$C$3:.$C$64])" office:value-type="float" office:value="2">
            <text:p>2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30]&lt;0;0;[.C30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2-28T10:41:56.4">
            <text:p>02/28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2">
            <text:p>2</text:p>
          </table:table-cell>
          <table:table-cell table:style-name="ce56" table:formula="of:=SUMPRODUCT([Thong_Tin_Ngay_Nghi_201801.$B$3:.$B$62]=[.$B30];[Thong_Tin_Ngay_Nghi_201801.$C$3:.$C$62]) +  SUMPRODUCT([Thong_Tin_Ngay_Nghi_201802.$B$3:.$B$67]=[.$B30];[Thong_Tin_Ngay_Nghi_201802.$C$3:.$C$67]) + SUMPRODUCT([Thong_Tin_Ngay_Nghi_201803.$B$3:.$B$61]=[.$B30];[Thong_Tin_Ngay_Nghi_201803.$C$3:.$C$61])" office:value-type="float" office:value="1">
            <text:p>1</text:p>
          </table:table-cell>
          <table:table-cell table:style-name="ce61" table:formula="of:=SUMPRODUCT([Thong_Tin_Ngay_Nghi_201801.$B$3:.$B$63]=[.$B30];[Thong_Tin_Ngay_Nghi_201801.$C$3:.$C$63])+SUMPRODUCT([Thong_Tin_Ngay_Nghi_201802.$B$3:.$B$68]=[.$B30];[Thong_Tin_Ngay_Nghi_201802.$C$3:.$C$68])+SUMPRODUCT([Thong_Tin_Ngay_Nghi_201803.$B$3:.$B$62]=[.$B30];[Thong_Tin_Ngay_Nghi_201803.$C$3:.$C$62])+SUMPRODUCT([Thong_Tin_Ngay_Nghi_201804.$B$3:.$B$60]=[.$B30];[Thong_Tin_Ngay_Nghi_201804.$C$3:.$C$60])+SUMPRODUCT([Thong_Tin_Ngay_Nghi_201805.$B$3:.$B$59]=[.$B30];[Thong_Tin_Ngay_Nghi_201805.$C$3:.$C$59])+SUMPRODUCT([Thong_Tin_Ngay_Nghi_201806.$B$3:.$B$62]=[.$B30];[Thong_Tin_Ngay_Nghi_201806.$C$3:.$C$62])+SUMPRODUCT([Thong_Tin_Ngay_Nghi_201807.$B$3:.$B$63]=[.$B30];[Thong_Tin_Ngay_Nghi_201807.$C$3:.$C$63])+SUMPRODUCT([Thong_Tin_Ngay_Nghi_201808.$B$3:.$B$64]=[.$B30];[Thong_Tin_Ngay_Nghi_201808.$C$3:.$C$64])+SUMPRODUCT([Thong_Tin_Ngay_Nghi_201809.$B$3:.$B$62]=[.$B30];[Thong_Tin_Ngay_Nghi_201809.$C$3:.$C$62])+SUMPRODUCT([Thong_Tin_Ngay_Nghi_201810.$B$3:.$B$61]=[.$B30];[Thong_Tin_Ngay_Nghi_201810.$C$3:.$C$61])+SUMPRODUCT([Thong_Tin_Ngay_Nghi_201811.$B$3:.$B$63]=[.$B30];[Thong_Tin_Ngay_Nghi_201811.$C$3:.$C$63])+ SUMPRODUCT([Thong_Tin_Ngay_Nghi_201812.$B$3:.$B$64]=[.$B30];[Thong_Tin_Ngay_Nghi_201812.$C$3:.$C$64])" office:value-type="float" office:value="1">
            <text:p>1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12">
            <text:p>12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12">
            <text:p>12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48" office:value-type="float" office:value="3">
            <text:p>3</text:p>
          </table:table-cell>
          <table:table-cell table:style-name="ce48" table:formula="of:=IF([.C31]&lt;0;0;[.C31])" office:value-type="float" office:value="3">
            <text:p>3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2-28T10:41:56.4">
            <text:p>02/28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2">
            <text:p>2</text:p>
          </table:table-cell>
          <table:table-cell table:style-name="ce56" table:formula="of:=SUMPRODUCT([Thong_Tin_Ngay_Nghi_201801.$B$3:.$B$62]=[.$B31];[Thong_Tin_Ngay_Nghi_201801.$C$3:.$C$62]) +  SUMPRODUCT([Thong_Tin_Ngay_Nghi_201802.$B$3:.$B$67]=[.$B31];[Thong_Tin_Ngay_Nghi_201802.$C$3:.$C$67]) + SUMPRODUCT([Thong_Tin_Ngay_Nghi_201803.$B$3:.$B$61]=[.$B31];[Thong_Tin_Ngay_Nghi_201803.$C$3:.$C$61])" office:value-type="float" office:value="1">
            <text:p>1</text:p>
          </table:table-cell>
          <table:table-cell table:style-name="ce61" table:formula="of:=SUMPRODUCT([Thong_Tin_Ngay_Nghi_201801.$B$3:.$B$63]=[.$B31];[Thong_Tin_Ngay_Nghi_201801.$C$3:.$C$63])+SUMPRODUCT([Thong_Tin_Ngay_Nghi_201802.$B$3:.$B$68]=[.$B31];[Thong_Tin_Ngay_Nghi_201802.$C$3:.$C$68])+SUMPRODUCT([Thong_Tin_Ngay_Nghi_201803.$B$3:.$B$62]=[.$B31];[Thong_Tin_Ngay_Nghi_201803.$C$3:.$C$62])+SUMPRODUCT([Thong_Tin_Ngay_Nghi_201804.$B$3:.$B$60]=[.$B31];[Thong_Tin_Ngay_Nghi_201804.$C$3:.$C$60])+SUMPRODUCT([Thong_Tin_Ngay_Nghi_201805.$B$3:.$B$59]=[.$B31];[Thong_Tin_Ngay_Nghi_201805.$C$3:.$C$59])+SUMPRODUCT([Thong_Tin_Ngay_Nghi_201806.$B$3:.$B$62]=[.$B31];[Thong_Tin_Ngay_Nghi_201806.$C$3:.$C$62])+SUMPRODUCT([Thong_Tin_Ngay_Nghi_201807.$B$3:.$B$63]=[.$B31];[Thong_Tin_Ngay_Nghi_201807.$C$3:.$C$63])+SUMPRODUCT([Thong_Tin_Ngay_Nghi_201808.$B$3:.$B$64]=[.$B31];[Thong_Tin_Ngay_Nghi_201808.$C$3:.$C$64])+SUMPRODUCT([Thong_Tin_Ngay_Nghi_201809.$B$3:.$B$62]=[.$B31];[Thong_Tin_Ngay_Nghi_201809.$C$3:.$C$62])+SUMPRODUCT([Thong_Tin_Ngay_Nghi_201810.$B$3:.$B$61]=[.$B31];[Thong_Tin_Ngay_Nghi_201810.$C$3:.$C$61])+SUMPRODUCT([Thong_Tin_Ngay_Nghi_201811.$B$3:.$B$63]=[.$B31];[Thong_Tin_Ngay_Nghi_201811.$C$3:.$C$63])+ SUMPRODUCT([Thong_Tin_Ngay_Nghi_201812.$B$3:.$B$64]=[.$B31];[Thong_Tin_Ngay_Nghi_201812.$C$3:.$C$64])" office:value-type="float" office:value="1">
            <text:p>1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2-28T10:41:56.4">
            <text:p>02/28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2">
            <text:p>2</text:p>
          </table:table-cell>
          <table:table-cell table:style-name="ce56" table:formula="of:=SUMPRODUCT([Thong_Tin_Ngay_Nghi_201801.$B$3:.$B$62]=[.$B32];[Thong_Tin_Ngay_Nghi_201801.$C$3:.$C$62]) +  SUMPRODUCT([Thong_Tin_Ngay_Nghi_201802.$B$3:.$B$67]=[.$B32];[Thong_Tin_Ngay_Nghi_201802.$C$3:.$C$67]) + SUMPRODUCT([Thong_Tin_Ngay_Nghi_201803.$B$3:.$B$61]=[.$B32];[Thong_Tin_Ngay_Nghi_201803.$C$3:.$C$61])" office:value-type="float" office:value="13">
            <text:p>13</text:p>
          </table:table-cell>
          <table:table-cell table:style-name="ce61" table:formula="of:=SUMPRODUCT([Thong_Tin_Ngay_Nghi_201801.$B$3:.$B$63]=[.$B32];[Thong_Tin_Ngay_Nghi_201801.$C$3:.$C$63])+SUMPRODUCT([Thong_Tin_Ngay_Nghi_201802.$B$3:.$B$68]=[.$B32];[Thong_Tin_Ngay_Nghi_201802.$C$3:.$C$68])+SUMPRODUCT([Thong_Tin_Ngay_Nghi_201803.$B$3:.$B$62]=[.$B32];[Thong_Tin_Ngay_Nghi_201803.$C$3:.$C$62])+SUMPRODUCT([Thong_Tin_Ngay_Nghi_201804.$B$3:.$B$60]=[.$B32];[Thong_Tin_Ngay_Nghi_201804.$C$3:.$C$60])+SUMPRODUCT([Thong_Tin_Ngay_Nghi_201805.$B$3:.$B$59]=[.$B32];[Thong_Tin_Ngay_Nghi_201805.$C$3:.$C$59])+SUMPRODUCT([Thong_Tin_Ngay_Nghi_201806.$B$3:.$B$62]=[.$B32];[Thong_Tin_Ngay_Nghi_201806.$C$3:.$C$62])+SUMPRODUCT([Thong_Tin_Ngay_Nghi_201807.$B$3:.$B$63]=[.$B32];[Thong_Tin_Ngay_Nghi_201807.$C$3:.$C$63])+SUMPRODUCT([Thong_Tin_Ngay_Nghi_201808.$B$3:.$B$64]=[.$B32];[Thong_Tin_Ngay_Nghi_201808.$C$3:.$C$64])+SUMPRODUCT([Thong_Tin_Ngay_Nghi_201809.$B$3:.$B$62]=[.$B32];[Thong_Tin_Ngay_Nghi_201809.$C$3:.$C$62])+SUMPRODUCT([Thong_Tin_Ngay_Nghi_201810.$B$3:.$B$61]=[.$B32];[Thong_Tin_Ngay_Nghi_201810.$C$3:.$C$61])+SUMPRODUCT([Thong_Tin_Ngay_Nghi_201811.$B$3:.$B$63]=[.$B32];[Thong_Tin_Ngay_Nghi_201811.$C$3:.$C$63])+ SUMPRODUCT([Thong_Tin_Ngay_Nghi_201812.$B$3:.$B$64]=[.$B32];[Thong_Tin_Ngay_Nghi_201812.$C$3:.$C$64])" office:value-type="float" office:value="13">
            <text:p>13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11">
            <text:p>-1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32]+[.L32] +[.K32]+[.M32]" office:value-type="float" office:value="-10">
            <text:p>-10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3]&lt;0;0;[.C33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2-28T10:41:56.4">
            <text:p>02/28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2">
            <text:p>2</text:p>
          </table:table-cell>
          <table:table-cell table:style-name="ce56" table:formula="of:=SUMPRODUCT([Thong_Tin_Ngay_Nghi_201801.$B$3:.$B$62]=[.$B33];[Thong_Tin_Ngay_Nghi_201801.$C$3:.$C$62]) +  SUMPRODUCT([Thong_Tin_Ngay_Nghi_201802.$B$3:.$B$67]=[.$B33];[Thong_Tin_Ngay_Nghi_201802.$C$3:.$C$67]) + SUMPRODUCT([Thong_Tin_Ngay_Nghi_201803.$B$3:.$B$61]=[.$B33];[Thong_Tin_Ngay_Nghi_201803.$C$3:.$C$61])" office:value-type="float" office:value="3">
            <text:p>3</text:p>
          </table:table-cell>
          <table:table-cell table:style-name="ce61" table:formula="of:=SUMPRODUCT([Thong_Tin_Ngay_Nghi_201801.$B$3:.$B$63]=[.$B33];[Thong_Tin_Ngay_Nghi_201801.$C$3:.$C$63])+SUMPRODUCT([Thong_Tin_Ngay_Nghi_201802.$B$3:.$B$68]=[.$B33];[Thong_Tin_Ngay_Nghi_201802.$C$3:.$C$68])+SUMPRODUCT([Thong_Tin_Ngay_Nghi_201803.$B$3:.$B$62]=[.$B33];[Thong_Tin_Ngay_Nghi_201803.$C$3:.$C$62])+SUMPRODUCT([Thong_Tin_Ngay_Nghi_201804.$B$3:.$B$60]=[.$B33];[Thong_Tin_Ngay_Nghi_201804.$C$3:.$C$60])+SUMPRODUCT([Thong_Tin_Ngay_Nghi_201805.$B$3:.$B$59]=[.$B33];[Thong_Tin_Ngay_Nghi_201805.$C$3:.$C$59])+SUMPRODUCT([Thong_Tin_Ngay_Nghi_201806.$B$3:.$B$62]=[.$B33];[Thong_Tin_Ngay_Nghi_201806.$C$3:.$C$62])+SUMPRODUCT([Thong_Tin_Ngay_Nghi_201807.$B$3:.$B$63]=[.$B33];[Thong_Tin_Ngay_Nghi_201807.$C$3:.$C$63])+SUMPRODUCT([Thong_Tin_Ngay_Nghi_201808.$B$3:.$B$64]=[.$B33];[Thong_Tin_Ngay_Nghi_201808.$C$3:.$C$64])+SUMPRODUCT([Thong_Tin_Ngay_Nghi_201809.$B$3:.$B$62]=[.$B33];[Thong_Tin_Ngay_Nghi_201809.$C$3:.$C$62])+SUMPRODUCT([Thong_Tin_Ngay_Nghi_201810.$B$3:.$B$61]=[.$B33];[Thong_Tin_Ngay_Nghi_201810.$C$3:.$C$61])+SUMPRODUCT([Thong_Tin_Ngay_Nghi_201811.$B$3:.$B$63]=[.$B33];[Thong_Tin_Ngay_Nghi_201811.$C$3:.$C$63])+ SUMPRODUCT([Thong_Tin_Ngay_Nghi_201812.$B$3:.$B$64]=[.$B33];[Thong_Tin_Ngay_Nghi_201812.$C$3:.$C$64])" office:value-type="float" office:value="3">
            <text:p>3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0">
            <text:p>0</text:p>
          </table:table-cell>
          <table:table-cell table:style-name="ce48" table:formula="of:=IF([.C34]&lt;0;0;[.C34])" office:value-type="float" office:value="0">
            <text:p>0</text:p>
          </table:table-cell>
          <table:table-cell table:style-name="ce50" office:value-type="date" office:date-value="2018-01-04">
            <text:p>01/04/18</text:p>
          </table:table-cell>
          <table:table-cell table:style-name="ce50" table:formula="of:=IF(YEAR(NOW())&gt;YEAR([.E34]);DATE(YEAR([.E34]);12;31);NOW())" office:value-type="date" office:date-value="2018-02-28T10:41:56.4">
            <text:p>02/28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2">
            <text:p>2</text:p>
          </table:table-cell>
          <table:table-cell table:style-name="ce56" table:formula="of:=SUMPRODUCT([Thong_Tin_Ngay_Nghi_201801.$B$3:.$B$62]=[.$B34];[Thong_Tin_Ngay_Nghi_201801.$C$3:.$C$62]) +  SUMPRODUCT([Thong_Tin_Ngay_Nghi_201802.$B$3:.$B$67]=[.$B34];[Thong_Tin_Ngay_Nghi_201802.$C$3:.$C$67]) + SUMPRODUCT([Thong_Tin_Ngay_Nghi_201803.$B$3:.$B$61]=[.$B34];[Thong_Tin_Ngay_Nghi_201803.$C$3:.$C$61])" office:value-type="float" office:value="3.5">
            <text:p>3.5</text:p>
          </table:table-cell>
          <table:table-cell table:style-name="ce61" table:formula="of:=SUMPRODUCT([Thong_Tin_Ngay_Nghi_201801.$B$3:.$B$63]=[.$B34];[Thong_Tin_Ngay_Nghi_201801.$C$3:.$C$63])+SUMPRODUCT([Thong_Tin_Ngay_Nghi_201802.$B$3:.$B$68]=[.$B34];[Thong_Tin_Ngay_Nghi_201802.$C$3:.$C$68])+SUMPRODUCT([Thong_Tin_Ngay_Nghi_201803.$B$3:.$B$62]=[.$B34];[Thong_Tin_Ngay_Nghi_201803.$C$3:.$C$62])+SUMPRODUCT([Thong_Tin_Ngay_Nghi_201804.$B$3:.$B$60]=[.$B34];[Thong_Tin_Ngay_Nghi_201804.$C$3:.$C$60])+SUMPRODUCT([Thong_Tin_Ngay_Nghi_201805.$B$3:.$B$59]=[.$B34];[Thong_Tin_Ngay_Nghi_201805.$C$3:.$C$59])+SUMPRODUCT([Thong_Tin_Ngay_Nghi_201806.$B$3:.$B$62]=[.$B34];[Thong_Tin_Ngay_Nghi_201806.$C$3:.$C$62])+SUMPRODUCT([Thong_Tin_Ngay_Nghi_201807.$B$3:.$B$63]=[.$B34];[Thong_Tin_Ngay_Nghi_201807.$C$3:.$C$63])+SUMPRODUCT([Thong_Tin_Ngay_Nghi_201808.$B$3:.$B$64]=[.$B34];[Thong_Tin_Ngay_Nghi_201808.$C$3:.$C$64])+SUMPRODUCT([Thong_Tin_Ngay_Nghi_201809.$B$3:.$B$62]=[.$B34];[Thong_Tin_Ngay_Nghi_201809.$C$3:.$C$62])+SUMPRODUCT([Thong_Tin_Ngay_Nghi_201810.$B$3:.$B$61]=[.$B34];[Thong_Tin_Ngay_Nghi_201810.$C$3:.$C$61])+SUMPRODUCT([Thong_Tin_Ngay_Nghi_201811.$B$3:.$B$63]=[.$B34];[Thong_Tin_Ngay_Nghi_201811.$C$3:.$C$63])+ SUMPRODUCT([Thong_Tin_Ngay_Nghi_201812.$B$3:.$B$64]=[.$B34];[Thong_Tin_Ngay_Nghi_201812.$C$3:.$C$64])" office:value-type="float" office:value="3.5">
            <text:p>3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1.5">
            <text:p>-1.5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34]+[.L34] +[.K34]+[.M34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2: 3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5]&lt;0;0;[.C3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2-28T10:41:56.4">
            <text:p>02/28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2">
            <text:p>2</text:p>
          </table:table-cell>
          <table:table-cell table:style-name="ce56" table:formula="of:=SUMPRODUCT([Thong_Tin_Ngay_Nghi_201801.$B$3:.$B$62]=[.$B35];[Thong_Tin_Ngay_Nghi_201801.$C$3:.$C$62]) +  SUMPRODUCT([Thong_Tin_Ngay_Nghi_201802.$B$3:.$B$67]=[.$B35];[Thong_Tin_Ngay_Nghi_201802.$C$3:.$C$67]) + SUMPRODUCT([Thong_Tin_Ngay_Nghi_201803.$B$3:.$B$61]=[.$B35];[Thong_Tin_Ngay_Nghi_201803.$C$3:.$C$61])" office:value-type="float" office:value="1">
            <text:p>1</text:p>
          </table:table-cell>
          <table:table-cell table:style-name="ce61" table:formula="of:=SUMPRODUCT([Thong_Tin_Ngay_Nghi_201801.$B$3:.$B$63]=[.$B35];[Thong_Tin_Ngay_Nghi_201801.$C$3:.$C$63])+SUMPRODUCT([Thong_Tin_Ngay_Nghi_201802.$B$3:.$B$68]=[.$B35];[Thong_Tin_Ngay_Nghi_201802.$C$3:.$C$68])+SUMPRODUCT([Thong_Tin_Ngay_Nghi_201803.$B$3:.$B$62]=[.$B35];[Thong_Tin_Ngay_Nghi_201803.$C$3:.$C$62])+SUMPRODUCT([Thong_Tin_Ngay_Nghi_201804.$B$3:.$B$60]=[.$B35];[Thong_Tin_Ngay_Nghi_201804.$C$3:.$C$60])+SUMPRODUCT([Thong_Tin_Ngay_Nghi_201805.$B$3:.$B$59]=[.$B35];[Thong_Tin_Ngay_Nghi_201805.$C$3:.$C$59])+SUMPRODUCT([Thong_Tin_Ngay_Nghi_201806.$B$3:.$B$62]=[.$B35];[Thong_Tin_Ngay_Nghi_201806.$C$3:.$C$62])+SUMPRODUCT([Thong_Tin_Ngay_Nghi_201807.$B$3:.$B$63]=[.$B35];[Thong_Tin_Ngay_Nghi_201807.$C$3:.$C$63])+SUMPRODUCT([Thong_Tin_Ngay_Nghi_201808.$B$3:.$B$64]=[.$B35];[Thong_Tin_Ngay_Nghi_201808.$C$3:.$C$64])+SUMPRODUCT([Thong_Tin_Ngay_Nghi_201809.$B$3:.$B$62]=[.$B35];[Thong_Tin_Ngay_Nghi_201809.$C$3:.$C$62])+SUMPRODUCT([Thong_Tin_Ngay_Nghi_201810.$B$3:.$B$61]=[.$B35];[Thong_Tin_Ngay_Nghi_201810.$C$3:.$C$61])+SUMPRODUCT([Thong_Tin_Ngay_Nghi_201811.$B$3:.$B$63]=[.$B35];[Thong_Tin_Ngay_Nghi_201811.$C$3:.$C$63])+ SUMPRODUCT([Thong_Tin_Ngay_Nghi_201812.$B$3:.$B$64]=[.$B35];[Thong_Tin_Ngay_Nghi_201812.$C$3:.$C$64])" office:value-type="float" office:value="1">
            <text:p>1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6]&lt;0;0;[.C36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2-28T10:41:56.4">
            <text:p>02/28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2">
            <text:p>2</text:p>
          </table:table-cell>
          <table:table-cell table:style-name="ce56" table:formula="of:=SUMPRODUCT([Thong_Tin_Ngay_Nghi_201801.$B$3:.$B$62]=[.$B36];[Thong_Tin_Ngay_Nghi_201801.$C$3:.$C$62]) +  SUMPRODUCT([Thong_Tin_Ngay_Nghi_201802.$B$3:.$B$67]=[.$B36];[Thong_Tin_Ngay_Nghi_201802.$C$3:.$C$67]) + SUMPRODUCT([Thong_Tin_Ngay_Nghi_201803.$B$3:.$B$61]=[.$B36];[Thong_Tin_Ngay_Nghi_201803.$C$3:.$C$61])" office:value-type="float" office:value="0">
            <text:p>0</text:p>
          </table:table-cell>
          <table:table-cell table:style-name="ce61" table:formula="of:=SUMPRODUCT([Thong_Tin_Ngay_Nghi_201801.$B$3:.$B$63]=[.$B36];[Thong_Tin_Ngay_Nghi_201801.$C$3:.$C$63])+SUMPRODUCT([Thong_Tin_Ngay_Nghi_201802.$B$3:.$B$68]=[.$B36];[Thong_Tin_Ngay_Nghi_201802.$C$3:.$C$68])+SUMPRODUCT([Thong_Tin_Ngay_Nghi_201803.$B$3:.$B$62]=[.$B36];[Thong_Tin_Ngay_Nghi_201803.$C$3:.$C$62])+SUMPRODUCT([Thong_Tin_Ngay_Nghi_201804.$B$3:.$B$60]=[.$B36];[Thong_Tin_Ngay_Nghi_201804.$C$3:.$C$60])+SUMPRODUCT([Thong_Tin_Ngay_Nghi_201805.$B$3:.$B$59]=[.$B36];[Thong_Tin_Ngay_Nghi_201805.$C$3:.$C$59])+SUMPRODUCT([Thong_Tin_Ngay_Nghi_201806.$B$3:.$B$62]=[.$B36];[Thong_Tin_Ngay_Nghi_201806.$C$3:.$C$62])+SUMPRODUCT([Thong_Tin_Ngay_Nghi_201807.$B$3:.$B$63]=[.$B36];[Thong_Tin_Ngay_Nghi_201807.$C$3:.$C$63])+SUMPRODUCT([Thong_Tin_Ngay_Nghi_201808.$B$3:.$B$64]=[.$B36];[Thong_Tin_Ngay_Nghi_201808.$C$3:.$C$64])+SUMPRODUCT([Thong_Tin_Ngay_Nghi_201809.$B$3:.$B$62]=[.$B36];[Thong_Tin_Ngay_Nghi_201809.$C$3:.$C$62])+SUMPRODUCT([Thong_Tin_Ngay_Nghi_201810.$B$3:.$B$61]=[.$B36];[Thong_Tin_Ngay_Nghi_201810.$C$3:.$C$61])+SUMPRODUCT([Thong_Tin_Ngay_Nghi_201811.$B$3:.$B$63]=[.$B36];[Thong_Tin_Ngay_Nghi_201811.$C$3:.$C$63])+ SUMPRODUCT([Thong_Tin_Ngay_Nghi_201812.$B$3:.$B$64]=[.$B36];[Thong_Tin_Ngay_Nghi_201812.$C$3:.$C$64])" office:value-type="float" office:value="0">
            <text:p>0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7]&lt;0;0;[.C3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2-28T10:41:56.42">
            <text:p>02/28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2">
            <text:p>2</text:p>
          </table:table-cell>
          <table:table-cell table:style-name="ce56" table:formula="of:=SUMPRODUCT([Thong_Tin_Ngay_Nghi_201801.$B$3:.$B$62]=[.$B37];[Thong_Tin_Ngay_Nghi_201801.$C$3:.$C$62]) +  SUMPRODUCT([Thong_Tin_Ngay_Nghi_201802.$B$3:.$B$67]=[.$B37];[Thong_Tin_Ngay_Nghi_201802.$C$3:.$C$67]) + SUMPRODUCT([Thong_Tin_Ngay_Nghi_201803.$B$3:.$B$61]=[.$B37];[Thong_Tin_Ngay_Nghi_201803.$C$3:.$C$61])" office:value-type="float" office:value="6">
            <text:p>6</text:p>
          </table:table-cell>
          <table:table-cell table:style-name="ce61" table:formula="of:=SUMPRODUCT([Thong_Tin_Ngay_Nghi_201801.$B$3:.$B$63]=[.$B37];[Thong_Tin_Ngay_Nghi_201801.$C$3:.$C$63])+SUMPRODUCT([Thong_Tin_Ngay_Nghi_201802.$B$3:.$B$68]=[.$B37];[Thong_Tin_Ngay_Nghi_201802.$C$3:.$C$68])+SUMPRODUCT([Thong_Tin_Ngay_Nghi_201803.$B$3:.$B$62]=[.$B37];[Thong_Tin_Ngay_Nghi_201803.$C$3:.$C$62])+SUMPRODUCT([Thong_Tin_Ngay_Nghi_201804.$B$3:.$B$60]=[.$B37];[Thong_Tin_Ngay_Nghi_201804.$C$3:.$C$60])+SUMPRODUCT([Thong_Tin_Ngay_Nghi_201805.$B$3:.$B$59]=[.$B37];[Thong_Tin_Ngay_Nghi_201805.$C$3:.$C$59])+SUMPRODUCT([Thong_Tin_Ngay_Nghi_201806.$B$3:.$B$62]=[.$B37];[Thong_Tin_Ngay_Nghi_201806.$C$3:.$C$62])+SUMPRODUCT([Thong_Tin_Ngay_Nghi_201807.$B$3:.$B$63]=[.$B37];[Thong_Tin_Ngay_Nghi_201807.$C$3:.$C$63])+SUMPRODUCT([Thong_Tin_Ngay_Nghi_201808.$B$3:.$B$64]=[.$B37];[Thong_Tin_Ngay_Nghi_201808.$C$3:.$C$64])+SUMPRODUCT([Thong_Tin_Ngay_Nghi_201809.$B$3:.$B$62]=[.$B37];[Thong_Tin_Ngay_Nghi_201809.$C$3:.$C$62])+SUMPRODUCT([Thong_Tin_Ngay_Nghi_201810.$B$3:.$B$61]=[.$B37];[Thong_Tin_Ngay_Nghi_201810.$C$3:.$C$61])+SUMPRODUCT([Thong_Tin_Ngay_Nghi_201811.$B$3:.$B$63]=[.$B37];[Thong_Tin_Ngay_Nghi_201811.$C$3:.$C$63])+ SUMPRODUCT([Thong_Tin_Ngay_Nghi_201812.$B$3:.$B$64]=[.$B37];[Thong_Tin_Ngay_Nghi_201812.$C$3:.$C$64])" office:value-type="float" office:value="6">
            <text:p>6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8]&lt;0;0;[.C38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2-28T10:41:56.42">
            <text:p>02/28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6" table:formula="of:=SUMPRODUCT([Thong_Tin_Ngay_Nghi_201801.$B$3:.$B$62]=[.$B38];[Thong_Tin_Ngay_Nghi_201801.$C$3:.$C$62]) +  SUMPRODUCT([Thong_Tin_Ngay_Nghi_201802.$B$3:.$B$67]=[.$B38];[Thong_Tin_Ngay_Nghi_201802.$C$3:.$C$67]) + SUMPRODUCT([Thong_Tin_Ngay_Nghi_201803.$B$3:.$B$61]=[.$B38];[Thong_Tin_Ngay_Nghi_201803.$C$3:.$C$61])" office:value-type="float" office:value="2">
            <text:p>2</text:p>
          </table:table-cell>
          <table:table-cell table:style-name="ce61" table:formula="of:=SUMPRODUCT([Thong_Tin_Ngay_Nghi_201801.$B$3:.$B$63]=[.$B38];[Thong_Tin_Ngay_Nghi_201801.$C$3:.$C$63])+SUMPRODUCT([Thong_Tin_Ngay_Nghi_201802.$B$3:.$B$68]=[.$B38];[Thong_Tin_Ngay_Nghi_201802.$C$3:.$C$68])+SUMPRODUCT([Thong_Tin_Ngay_Nghi_201803.$B$3:.$B$62]=[.$B38];[Thong_Tin_Ngay_Nghi_201803.$C$3:.$C$62])+SUMPRODUCT([Thong_Tin_Ngay_Nghi_201804.$B$3:.$B$60]=[.$B38];[Thong_Tin_Ngay_Nghi_201804.$C$3:.$C$60])+SUMPRODUCT([Thong_Tin_Ngay_Nghi_201805.$B$3:.$B$59]=[.$B38];[Thong_Tin_Ngay_Nghi_201805.$C$3:.$C$59])+SUMPRODUCT([Thong_Tin_Ngay_Nghi_201806.$B$3:.$B$62]=[.$B38];[Thong_Tin_Ngay_Nghi_201806.$C$3:.$C$62])+SUMPRODUCT([Thong_Tin_Ngay_Nghi_201807.$B$3:.$B$63]=[.$B38];[Thong_Tin_Ngay_Nghi_201807.$C$3:.$C$63])+SUMPRODUCT([Thong_Tin_Ngay_Nghi_201808.$B$3:.$B$64]=[.$B38];[Thong_Tin_Ngay_Nghi_201808.$C$3:.$C$64])+SUMPRODUCT([Thong_Tin_Ngay_Nghi_201809.$B$3:.$B$62]=[.$B38];[Thong_Tin_Ngay_Nghi_201809.$C$3:.$C$62])+SUMPRODUCT([Thong_Tin_Ngay_Nghi_201810.$B$3:.$B$61]=[.$B38];[Thong_Tin_Ngay_Nghi_201810.$C$3:.$C$61])+SUMPRODUCT([Thong_Tin_Ngay_Nghi_201811.$B$3:.$B$63]=[.$B38];[Thong_Tin_Ngay_Nghi_201811.$C$3:.$C$63])+ SUMPRODUCT([Thong_Tin_Ngay_Nghi_201812.$B$3:.$B$64]=[.$B38];[Thong_Tin_Ngay_Nghi_201812.$C$3:.$C$64])" office:value-type="float" office:value="2">
            <text:p>2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9]&lt;0;0;[.C39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2-28T10:41:56.42">
            <text:p>02/28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6" table:formula="of:=SUMPRODUCT([Thong_Tin_Ngay_Nghi_201801.$B$3:.$B$62]=[.$B39];[Thong_Tin_Ngay_Nghi_201801.$C$3:.$C$62]) +  SUMPRODUCT([Thong_Tin_Ngay_Nghi_201802.$B$3:.$B$67]=[.$B39];[Thong_Tin_Ngay_Nghi_201802.$C$3:.$C$67]) + SUMPRODUCT([Thong_Tin_Ngay_Nghi_201803.$B$3:.$B$61]=[.$B39];[Thong_Tin_Ngay_Nghi_201803.$C$3:.$C$61])" office:value-type="float" office:value="3.5">
            <text:p>3.5</text:p>
          </table:table-cell>
          <table:table-cell table:style-name="ce61" table:formula="of:=SUMPRODUCT([Thong_Tin_Ngay_Nghi_201801.$B$3:.$B$63]=[.$B39];[Thong_Tin_Ngay_Nghi_201801.$C$3:.$C$63])+SUMPRODUCT([Thong_Tin_Ngay_Nghi_201802.$B$3:.$B$68]=[.$B39];[Thong_Tin_Ngay_Nghi_201802.$C$3:.$C$68])+SUMPRODUCT([Thong_Tin_Ngay_Nghi_201803.$B$3:.$B$62]=[.$B39];[Thong_Tin_Ngay_Nghi_201803.$C$3:.$C$62])+SUMPRODUCT([Thong_Tin_Ngay_Nghi_201804.$B$3:.$B$60]=[.$B39];[Thong_Tin_Ngay_Nghi_201804.$C$3:.$C$60])+SUMPRODUCT([Thong_Tin_Ngay_Nghi_201805.$B$3:.$B$59]=[.$B39];[Thong_Tin_Ngay_Nghi_201805.$C$3:.$C$59])+SUMPRODUCT([Thong_Tin_Ngay_Nghi_201806.$B$3:.$B$62]=[.$B39];[Thong_Tin_Ngay_Nghi_201806.$C$3:.$C$62])+SUMPRODUCT([Thong_Tin_Ngay_Nghi_201807.$B$3:.$B$63]=[.$B39];[Thong_Tin_Ngay_Nghi_201807.$C$3:.$C$63])+SUMPRODUCT([Thong_Tin_Ngay_Nghi_201808.$B$3:.$B$64]=[.$B39];[Thong_Tin_Ngay_Nghi_201808.$C$3:.$C$64])+SUMPRODUCT([Thong_Tin_Ngay_Nghi_201809.$B$3:.$B$62]=[.$B39];[Thong_Tin_Ngay_Nghi_201809.$C$3:.$C$62])+SUMPRODUCT([Thong_Tin_Ngay_Nghi_201810.$B$3:.$B$61]=[.$B39];[Thong_Tin_Ngay_Nghi_201810.$C$3:.$C$61])+SUMPRODUCT([Thong_Tin_Ngay_Nghi_201811.$B$3:.$B$63]=[.$B39];[Thong_Tin_Ngay_Nghi_201811.$C$3:.$C$63])+ SUMPRODUCT([Thong_Tin_Ngay_Nghi_201812.$B$3:.$B$64]=[.$B39];[Thong_Tin_Ngay_Nghi_201812.$C$3:.$C$64])" office:value-type="float" office:value="3.5">
            <text:p>3.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5">
            <text:p>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9]+[.L39] +[.K39]+[.M39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40]&lt;0;0;[.C40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2-28T10:41:56.42">
            <text:p>02/28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2">
            <text:p>2</text:p>
          </table:table-cell>
          <table:table-cell table:style-name="ce56" table:formula="of:=SUMPRODUCT([Thong_Tin_Ngay_Nghi_201801.$B$3:.$B$62]=[.$B40];[Thong_Tin_Ngay_Nghi_201801.$C$3:.$C$62]) +  SUMPRODUCT([Thong_Tin_Ngay_Nghi_201802.$B$3:.$B$67]=[.$B40];[Thong_Tin_Ngay_Nghi_201802.$C$3:.$C$67]) + SUMPRODUCT([Thong_Tin_Ngay_Nghi_201803.$B$3:.$B$61]=[.$B40];[Thong_Tin_Ngay_Nghi_201803.$C$3:.$C$61])" office:value-type="float" office:value="5">
            <text:p>5</text:p>
          </table:table-cell>
          <table:table-cell table:style-name="ce61" table:formula="of:=SUMPRODUCT([Thong_Tin_Ngay_Nghi_201801.$B$3:.$B$63]=[.$B40];[Thong_Tin_Ngay_Nghi_201801.$C$3:.$C$63])+SUMPRODUCT([Thong_Tin_Ngay_Nghi_201802.$B$3:.$B$68]=[.$B40];[Thong_Tin_Ngay_Nghi_201802.$C$3:.$C$68])+SUMPRODUCT([Thong_Tin_Ngay_Nghi_201803.$B$3:.$B$62]=[.$B40];[Thong_Tin_Ngay_Nghi_201803.$C$3:.$C$62])+SUMPRODUCT([Thong_Tin_Ngay_Nghi_201804.$B$3:.$B$60]=[.$B40];[Thong_Tin_Ngay_Nghi_201804.$C$3:.$C$60])+SUMPRODUCT([Thong_Tin_Ngay_Nghi_201805.$B$3:.$B$59]=[.$B40];[Thong_Tin_Ngay_Nghi_201805.$C$3:.$C$59])+SUMPRODUCT([Thong_Tin_Ngay_Nghi_201806.$B$3:.$B$62]=[.$B40];[Thong_Tin_Ngay_Nghi_201806.$C$3:.$C$62])+SUMPRODUCT([Thong_Tin_Ngay_Nghi_201807.$B$3:.$B$63]=[.$B40];[Thong_Tin_Ngay_Nghi_201807.$C$3:.$C$63])+SUMPRODUCT([Thong_Tin_Ngay_Nghi_201808.$B$3:.$B$64]=[.$B40];[Thong_Tin_Ngay_Nghi_201808.$C$3:.$C$64])+SUMPRODUCT([Thong_Tin_Ngay_Nghi_201809.$B$3:.$B$62]=[.$B40];[Thong_Tin_Ngay_Nghi_201809.$C$3:.$C$62])+SUMPRODUCT([Thong_Tin_Ngay_Nghi_201810.$B$3:.$B$61]=[.$B40];[Thong_Tin_Ngay_Nghi_201810.$C$3:.$C$61])+SUMPRODUCT([Thong_Tin_Ngay_Nghi_201811.$B$3:.$B$63]=[.$B40];[Thong_Tin_Ngay_Nghi_201811.$C$3:.$C$63])+ SUMPRODUCT([Thong_Tin_Ngay_Nghi_201812.$B$3:.$B$64]=[.$B40];[Thong_Tin_Ngay_Nghi_201812.$C$3:.$C$64])" office:value-type="float" office:value="5">
            <text:p>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41]&lt;0;0;[.C41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2-28T10:41:56.42">
            <text:p>02/28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2">
            <text:p>2</text:p>
          </table:table-cell>
          <table:table-cell table:style-name="ce56" table:formula="of:=SUMPRODUCT([Thong_Tin_Ngay_Nghi_201801.$B$3:.$B$62]=[.$B41];[Thong_Tin_Ngay_Nghi_201801.$C$3:.$C$62]) +  SUMPRODUCT([Thong_Tin_Ngay_Nghi_201802.$B$3:.$B$67]=[.$B41];[Thong_Tin_Ngay_Nghi_201802.$C$3:.$C$67]) + SUMPRODUCT([Thong_Tin_Ngay_Nghi_201803.$B$3:.$B$61]=[.$B41];[Thong_Tin_Ngay_Nghi_201803.$C$3:.$C$61])" office:value-type="float" office:value="6">
            <text:p>6</text:p>
          </table:table-cell>
          <table:table-cell table:style-name="ce61" table:formula="of:=SUMPRODUCT([Thong_Tin_Ngay_Nghi_201801.$B$3:.$B$63]=[.$B41];[Thong_Tin_Ngay_Nghi_201801.$C$3:.$C$63])+SUMPRODUCT([Thong_Tin_Ngay_Nghi_201802.$B$3:.$B$68]=[.$B41];[Thong_Tin_Ngay_Nghi_201802.$C$3:.$C$68])+SUMPRODUCT([Thong_Tin_Ngay_Nghi_201803.$B$3:.$B$62]=[.$B41];[Thong_Tin_Ngay_Nghi_201803.$C$3:.$C$62])+SUMPRODUCT([Thong_Tin_Ngay_Nghi_201804.$B$3:.$B$60]=[.$B41];[Thong_Tin_Ngay_Nghi_201804.$C$3:.$C$60])+SUMPRODUCT([Thong_Tin_Ngay_Nghi_201805.$B$3:.$B$59]=[.$B41];[Thong_Tin_Ngay_Nghi_201805.$C$3:.$C$59])+SUMPRODUCT([Thong_Tin_Ngay_Nghi_201806.$B$3:.$B$62]=[.$B41];[Thong_Tin_Ngay_Nghi_201806.$C$3:.$C$62])+SUMPRODUCT([Thong_Tin_Ngay_Nghi_201807.$B$3:.$B$63]=[.$B41];[Thong_Tin_Ngay_Nghi_201807.$C$3:.$C$63])+SUMPRODUCT([Thong_Tin_Ngay_Nghi_201808.$B$3:.$B$64]=[.$B41];[Thong_Tin_Ngay_Nghi_201808.$C$3:.$C$64])+SUMPRODUCT([Thong_Tin_Ngay_Nghi_201809.$B$3:.$B$62]=[.$B41];[Thong_Tin_Ngay_Nghi_201809.$C$3:.$C$62])+SUMPRODUCT([Thong_Tin_Ngay_Nghi_201810.$B$3:.$B$61]=[.$B41];[Thong_Tin_Ngay_Nghi_201810.$C$3:.$C$61])+SUMPRODUCT([Thong_Tin_Ngay_Nghi_201811.$B$3:.$B$63]=[.$B41];[Thong_Tin_Ngay_Nghi_201811.$C$3:.$C$63])+ SUMPRODUCT([Thong_Tin_Ngay_Nghi_201812.$B$3:.$B$64]=[.$B41];[Thong_Tin_Ngay_Nghi_201812.$C$3:.$C$64])" office:value-type="float" office:value="6">
            <text:p>6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1]+[.L41] +[.K41]+[.M4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0.5">
            <text:p>0.5</text:p>
          </table:table-cell>
          <table:table-cell table:style-name="ce48" table:formula="of:=IF([.C42]&lt;0;0;[.C42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2-28T10:41:56.42">
            <text:p>02/28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2">
            <text:p>2</text:p>
          </table:table-cell>
          <table:table-cell table:style-name="ce56" table:formula="of:=SUMPRODUCT([Thong_Tin_Ngay_Nghi_201801.$B$3:.$B$62]=[.$B42];[Thong_Tin_Ngay_Nghi_201801.$C$3:.$C$62]) +  SUMPRODUCT([Thong_Tin_Ngay_Nghi_201802.$B$3:.$B$67]=[.$B42];[Thong_Tin_Ngay_Nghi_201802.$C$3:.$C$67]) + SUMPRODUCT([Thong_Tin_Ngay_Nghi_201803.$B$3:.$B$61]=[.$B42];[Thong_Tin_Ngay_Nghi_201803.$C$3:.$C$61])" office:value-type="float" office:value="3.5">
            <text:p>3.5</text:p>
          </table:table-cell>
          <table:table-cell table:style-name="ce61" table:formula="of:=SUMPRODUCT([Thong_Tin_Ngay_Nghi_201801.$B$3:.$B$63]=[.$B42];[Thong_Tin_Ngay_Nghi_201801.$C$3:.$C$63])+SUMPRODUCT([Thong_Tin_Ngay_Nghi_201802.$B$3:.$B$68]=[.$B42];[Thong_Tin_Ngay_Nghi_201802.$C$3:.$C$68])+SUMPRODUCT([Thong_Tin_Ngay_Nghi_201803.$B$3:.$B$62]=[.$B42];[Thong_Tin_Ngay_Nghi_201803.$C$3:.$C$62])+SUMPRODUCT([Thong_Tin_Ngay_Nghi_201804.$B$3:.$B$60]=[.$B42];[Thong_Tin_Ngay_Nghi_201804.$C$3:.$C$60])+SUMPRODUCT([Thong_Tin_Ngay_Nghi_201805.$B$3:.$B$59]=[.$B42];[Thong_Tin_Ngay_Nghi_201805.$C$3:.$C$59])+SUMPRODUCT([Thong_Tin_Ngay_Nghi_201806.$B$3:.$B$62]=[.$B42];[Thong_Tin_Ngay_Nghi_201806.$C$3:.$C$62])+SUMPRODUCT([Thong_Tin_Ngay_Nghi_201807.$B$3:.$B$63]=[.$B42];[Thong_Tin_Ngay_Nghi_201807.$C$3:.$C$63])+SUMPRODUCT([Thong_Tin_Ngay_Nghi_201808.$B$3:.$B$64]=[.$B42];[Thong_Tin_Ngay_Nghi_201808.$C$3:.$C$64])+SUMPRODUCT([Thong_Tin_Ngay_Nghi_201809.$B$3:.$B$62]=[.$B42];[Thong_Tin_Ngay_Nghi_201809.$C$3:.$C$62])+SUMPRODUCT([Thong_Tin_Ngay_Nghi_201810.$B$3:.$B$61]=[.$B42];[Thong_Tin_Ngay_Nghi_201810.$C$3:.$C$61])+SUMPRODUCT([Thong_Tin_Ngay_Nghi_201811.$B$3:.$B$63]=[.$B42];[Thong_Tin_Ngay_Nghi_201811.$C$3:.$C$63])+ SUMPRODUCT([Thong_Tin_Ngay_Nghi_201812.$B$3:.$B$64]=[.$B42];[Thong_Tin_Ngay_Nghi_201812.$C$3:.$C$64])" office:value-type="float" office:value="3.5">
            <text:p>3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3]&lt;0;0;[.C43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2-28T10:41:56.42">
            <text:p>02/28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2">
            <text:p>2</text:p>
          </table:table-cell>
          <table:table-cell table:style-name="ce56" table:formula="of:=SUMPRODUCT([Thong_Tin_Ngay_Nghi_201801.$B$3:.$B$62]=[.$B43];[Thong_Tin_Ngay_Nghi_201801.$C$3:.$C$62]) +  SUMPRODUCT([Thong_Tin_Ngay_Nghi_201802.$B$3:.$B$67]=[.$B43];[Thong_Tin_Ngay_Nghi_201802.$C$3:.$C$67]) + SUMPRODUCT([Thong_Tin_Ngay_Nghi_201803.$B$3:.$B$61]=[.$B43];[Thong_Tin_Ngay_Nghi_201803.$C$3:.$C$61])" office:value-type="float" office:value="3">
            <text:p>3</text:p>
          </table:table-cell>
          <table:table-cell table:style-name="ce61" table:formula="of:=SUMPRODUCT([Thong_Tin_Ngay_Nghi_201801.$B$3:.$B$63]=[.$B43];[Thong_Tin_Ngay_Nghi_201801.$C$3:.$C$63])+SUMPRODUCT([Thong_Tin_Ngay_Nghi_201802.$B$3:.$B$68]=[.$B43];[Thong_Tin_Ngay_Nghi_201802.$C$3:.$C$68])+SUMPRODUCT([Thong_Tin_Ngay_Nghi_201803.$B$3:.$B$62]=[.$B43];[Thong_Tin_Ngay_Nghi_201803.$C$3:.$C$62])+SUMPRODUCT([Thong_Tin_Ngay_Nghi_201804.$B$3:.$B$60]=[.$B43];[Thong_Tin_Ngay_Nghi_201804.$C$3:.$C$60])+SUMPRODUCT([Thong_Tin_Ngay_Nghi_201805.$B$3:.$B$59]=[.$B43];[Thong_Tin_Ngay_Nghi_201805.$C$3:.$C$59])+SUMPRODUCT([Thong_Tin_Ngay_Nghi_201806.$B$3:.$B$62]=[.$B43];[Thong_Tin_Ngay_Nghi_201806.$C$3:.$C$62])+SUMPRODUCT([Thong_Tin_Ngay_Nghi_201807.$B$3:.$B$63]=[.$B43];[Thong_Tin_Ngay_Nghi_201807.$C$3:.$C$63])+SUMPRODUCT([Thong_Tin_Ngay_Nghi_201808.$B$3:.$B$64]=[.$B43];[Thong_Tin_Ngay_Nghi_201808.$C$3:.$C$64])+SUMPRODUCT([Thong_Tin_Ngay_Nghi_201809.$B$3:.$B$62]=[.$B43];[Thong_Tin_Ngay_Nghi_201809.$C$3:.$C$62])+SUMPRODUCT([Thong_Tin_Ngay_Nghi_201810.$B$3:.$B$61]=[.$B43];[Thong_Tin_Ngay_Nghi_201810.$C$3:.$C$61])+SUMPRODUCT([Thong_Tin_Ngay_Nghi_201811.$B$3:.$B$63]=[.$B43];[Thong_Tin_Ngay_Nghi_201811.$C$3:.$C$63])+ SUMPRODUCT([Thong_Tin_Ngay_Nghi_201812.$B$3:.$B$64]=[.$B43];[Thong_Tin_Ngay_Nghi_201812.$C$3:.$C$64])" office:value-type="float" office:value="3">
            <text:p>3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4]);DATE(YEAR([.E44]);12;31);NOW())" office:value-type="date" office:date-value="2018-02-28T10:41:56.42">
            <text:p>02/28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2">
            <text:p>2</text:p>
          </table:table-cell>
          <table:table-cell table:style-name="ce56" table:formula="of:=SUMPRODUCT([Thong_Tin_Ngay_Nghi_201801.$B$3:.$B$62]=[.$B44];[Thong_Tin_Ngay_Nghi_201801.$C$3:.$C$62]) +  SUMPRODUCT([Thong_Tin_Ngay_Nghi_201802.$B$3:.$B$67]=[.$B44];[Thong_Tin_Ngay_Nghi_201802.$C$3:.$C$67]) + SUMPRODUCT([Thong_Tin_Ngay_Nghi_201803.$B$3:.$B$61]=[.$B44];[Thong_Tin_Ngay_Nghi_201803.$C$3:.$C$61])" office:value-type="float" office:value="3">
            <text:p>3</text:p>
          </table:table-cell>
          <table:table-cell table:style-name="ce61" table:formula="of:=SUMPRODUCT([Thong_Tin_Ngay_Nghi_201801.$B$3:.$B$63]=[.$B44];[Thong_Tin_Ngay_Nghi_201801.$C$3:.$C$63])+SUMPRODUCT([Thong_Tin_Ngay_Nghi_201802.$B$3:.$B$68]=[.$B44];[Thong_Tin_Ngay_Nghi_201802.$C$3:.$C$68])+SUMPRODUCT([Thong_Tin_Ngay_Nghi_201803.$B$3:.$B$62]=[.$B44];[Thong_Tin_Ngay_Nghi_201803.$C$3:.$C$62])+SUMPRODUCT([Thong_Tin_Ngay_Nghi_201804.$B$3:.$B$60]=[.$B44];[Thong_Tin_Ngay_Nghi_201804.$C$3:.$C$60])+SUMPRODUCT([Thong_Tin_Ngay_Nghi_201805.$B$3:.$B$59]=[.$B44];[Thong_Tin_Ngay_Nghi_201805.$C$3:.$C$59])+SUMPRODUCT([Thong_Tin_Ngay_Nghi_201806.$B$3:.$B$62]=[.$B44];[Thong_Tin_Ngay_Nghi_201806.$C$3:.$C$62])+SUMPRODUCT([Thong_Tin_Ngay_Nghi_201807.$B$3:.$B$63]=[.$B44];[Thong_Tin_Ngay_Nghi_201807.$C$3:.$C$63])+SUMPRODUCT([Thong_Tin_Ngay_Nghi_201808.$B$3:.$B$64]=[.$B44];[Thong_Tin_Ngay_Nghi_201808.$C$3:.$C$64])+SUMPRODUCT([Thong_Tin_Ngay_Nghi_201809.$B$3:.$B$62]=[.$B44];[Thong_Tin_Ngay_Nghi_201809.$C$3:.$C$62])+SUMPRODUCT([Thong_Tin_Ngay_Nghi_201810.$B$3:.$B$61]=[.$B44];[Thong_Tin_Ngay_Nghi_201810.$C$3:.$C$61])+SUMPRODUCT([Thong_Tin_Ngay_Nghi_201811.$B$3:.$B$63]=[.$B44];[Thong_Tin_Ngay_Nghi_201811.$C$3:.$C$63])+ SUMPRODUCT([Thong_Tin_Ngay_Nghi_201812.$B$3:.$B$64]=[.$B44];[Thong_Tin_Ngay_Nghi_201812.$C$3:.$C$64])" office:value-type="float" office:value="3">
            <text:p>3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2-28T10:41:56.42">
            <text:p>02/28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6" table:formula="of:=SUMPRODUCT([Thong_Tin_Ngay_Nghi_201801.$B$3:.$B$62]=[.$B45];[Thong_Tin_Ngay_Nghi_201801.$C$3:.$C$62]) +  SUMPRODUCT([Thong_Tin_Ngay_Nghi_201802.$B$3:.$B$67]=[.$B45];[Thong_Tin_Ngay_Nghi_201802.$C$3:.$C$67]) + SUMPRODUCT([Thong_Tin_Ngay_Nghi_201803.$B$3:.$B$61]=[.$B45];[Thong_Tin_Ngay_Nghi_201803.$C$3:.$C$61])" office:value-type="float" office:value="7.5">
            <text:p>7.5</text:p>
          </table:table-cell>
          <table:table-cell table:style-name="ce61" table:formula="of:=SUMPRODUCT([Thong_Tin_Ngay_Nghi_201801.$B$3:.$B$63]=[.$B45];[Thong_Tin_Ngay_Nghi_201801.$C$3:.$C$63])+SUMPRODUCT([Thong_Tin_Ngay_Nghi_201802.$B$3:.$B$68]=[.$B45];[Thong_Tin_Ngay_Nghi_201802.$C$3:.$C$68])+SUMPRODUCT([Thong_Tin_Ngay_Nghi_201803.$B$3:.$B$62]=[.$B45];[Thong_Tin_Ngay_Nghi_201803.$C$3:.$C$62])+SUMPRODUCT([Thong_Tin_Ngay_Nghi_201804.$B$3:.$B$60]=[.$B45];[Thong_Tin_Ngay_Nghi_201804.$C$3:.$C$60])+SUMPRODUCT([Thong_Tin_Ngay_Nghi_201805.$B$3:.$B$59]=[.$B45];[Thong_Tin_Ngay_Nghi_201805.$C$3:.$C$59])+SUMPRODUCT([Thong_Tin_Ngay_Nghi_201806.$B$3:.$B$62]=[.$B45];[Thong_Tin_Ngay_Nghi_201806.$C$3:.$C$62])+SUMPRODUCT([Thong_Tin_Ngay_Nghi_201807.$B$3:.$B$63]=[.$B45];[Thong_Tin_Ngay_Nghi_201807.$C$3:.$C$63])+SUMPRODUCT([Thong_Tin_Ngay_Nghi_201808.$B$3:.$B$64]=[.$B45];[Thong_Tin_Ngay_Nghi_201808.$C$3:.$C$64])+SUMPRODUCT([Thong_Tin_Ngay_Nghi_201809.$B$3:.$B$62]=[.$B45];[Thong_Tin_Ngay_Nghi_201809.$C$3:.$C$62])+SUMPRODUCT([Thong_Tin_Ngay_Nghi_201810.$B$3:.$B$61]=[.$B45];[Thong_Tin_Ngay_Nghi_201810.$C$3:.$C$61])+SUMPRODUCT([Thong_Tin_Ngay_Nghi_201811.$B$3:.$B$63]=[.$B45];[Thong_Tin_Ngay_Nghi_201811.$C$3:.$C$63])+ SUMPRODUCT([Thong_Tin_Ngay_Nghi_201812.$B$3:.$B$64]=[.$B45];[Thong_Tin_Ngay_Nghi_201812.$C$3:.$C$64])" office:value-type="float" office:value="7.5">
            <text:p>7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5.5">
            <text:p>-5.5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45]+[.L45] +[.K45]+[.M45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6]&lt;0;0;[.C46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2-28T10:41:56.42">
            <text:p>02/28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6" table:formula="of:=SUMPRODUCT([Thong_Tin_Ngay_Nghi_201801.$B$3:.$B$62]=[.$B46];[Thong_Tin_Ngay_Nghi_201801.$C$3:.$C$62]) +  SUMPRODUCT([Thong_Tin_Ngay_Nghi_201802.$B$3:.$B$67]=[.$B46];[Thong_Tin_Ngay_Nghi_201802.$C$3:.$C$67]) + SUMPRODUCT([Thong_Tin_Ngay_Nghi_201803.$B$3:.$B$61]=[.$B46];[Thong_Tin_Ngay_Nghi_201803.$C$3:.$C$61])" office:value-type="float" office:value="2">
            <text:p>2</text:p>
          </table:table-cell>
          <table:table-cell table:style-name="ce61" table:formula="of:=SUMPRODUCT([Thong_Tin_Ngay_Nghi_201801.$B$3:.$B$63]=[.$B46];[Thong_Tin_Ngay_Nghi_201801.$C$3:.$C$63])+SUMPRODUCT([Thong_Tin_Ngay_Nghi_201802.$B$3:.$B$68]=[.$B46];[Thong_Tin_Ngay_Nghi_201802.$C$3:.$C$68])+SUMPRODUCT([Thong_Tin_Ngay_Nghi_201803.$B$3:.$B$62]=[.$B46];[Thong_Tin_Ngay_Nghi_201803.$C$3:.$C$62])+SUMPRODUCT([Thong_Tin_Ngay_Nghi_201804.$B$3:.$B$60]=[.$B46];[Thong_Tin_Ngay_Nghi_201804.$C$3:.$C$60])+SUMPRODUCT([Thong_Tin_Ngay_Nghi_201805.$B$3:.$B$59]=[.$B46];[Thong_Tin_Ngay_Nghi_201805.$C$3:.$C$59])+SUMPRODUCT([Thong_Tin_Ngay_Nghi_201806.$B$3:.$B$62]=[.$B46];[Thong_Tin_Ngay_Nghi_201806.$C$3:.$C$62])+SUMPRODUCT([Thong_Tin_Ngay_Nghi_201807.$B$3:.$B$63]=[.$B46];[Thong_Tin_Ngay_Nghi_201807.$C$3:.$C$63])+SUMPRODUCT([Thong_Tin_Ngay_Nghi_201808.$B$3:.$B$64]=[.$B46];[Thong_Tin_Ngay_Nghi_201808.$C$3:.$C$64])+SUMPRODUCT([Thong_Tin_Ngay_Nghi_201809.$B$3:.$B$62]=[.$B46];[Thong_Tin_Ngay_Nghi_201809.$C$3:.$C$62])+SUMPRODUCT([Thong_Tin_Ngay_Nghi_201810.$B$3:.$B$61]=[.$B46];[Thong_Tin_Ngay_Nghi_201810.$C$3:.$C$61])+SUMPRODUCT([Thong_Tin_Ngay_Nghi_201811.$B$3:.$B$63]=[.$B46];[Thong_Tin_Ngay_Nghi_201811.$C$3:.$C$63])+ SUMPRODUCT([Thong_Tin_Ngay_Nghi_201812.$B$3:.$B$64]=[.$B46];[Thong_Tin_Ngay_Nghi_201812.$C$3:.$C$64])" office:value-type="float" office:value="2">
            <text:p>2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2-28T10:41:56.42">
            <text:p>02/28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2">
            <text:p>2</text:p>
          </table:table-cell>
          <table:table-cell table:style-name="ce56" table:formula="of:=SUMPRODUCT([Thong_Tin_Ngay_Nghi_201801.$B$3:.$B$62]=[.$B47];[Thong_Tin_Ngay_Nghi_201801.$C$3:.$C$62]) +  SUMPRODUCT([Thong_Tin_Ngay_Nghi_201802.$B$3:.$B$67]=[.$B47];[Thong_Tin_Ngay_Nghi_201802.$C$3:.$C$67]) + SUMPRODUCT([Thong_Tin_Ngay_Nghi_201803.$B$3:.$B$61]=[.$B47];[Thong_Tin_Ngay_Nghi_201803.$C$3:.$C$61])" office:value-type="float" office:value="0">
            <text:p>0</text:p>
          </table:table-cell>
          <table:table-cell table:style-name="ce61" table:formula="of:=SUMPRODUCT([Thong_Tin_Ngay_Nghi_201801.$B$3:.$B$63]=[.$B47];[Thong_Tin_Ngay_Nghi_201801.$C$3:.$C$63])+SUMPRODUCT([Thong_Tin_Ngay_Nghi_201802.$B$3:.$B$68]=[.$B47];[Thong_Tin_Ngay_Nghi_201802.$C$3:.$C$68])+SUMPRODUCT([Thong_Tin_Ngay_Nghi_201803.$B$3:.$B$62]=[.$B47];[Thong_Tin_Ngay_Nghi_201803.$C$3:.$C$62])+SUMPRODUCT([Thong_Tin_Ngay_Nghi_201804.$B$3:.$B$60]=[.$B47];[Thong_Tin_Ngay_Nghi_201804.$C$3:.$C$60])+SUMPRODUCT([Thong_Tin_Ngay_Nghi_201805.$B$3:.$B$59]=[.$B47];[Thong_Tin_Ngay_Nghi_201805.$C$3:.$C$59])+SUMPRODUCT([Thong_Tin_Ngay_Nghi_201806.$B$3:.$B$62]=[.$B47];[Thong_Tin_Ngay_Nghi_201806.$C$3:.$C$62])+SUMPRODUCT([Thong_Tin_Ngay_Nghi_201807.$B$3:.$B$63]=[.$B47];[Thong_Tin_Ngay_Nghi_201807.$C$3:.$C$63])+SUMPRODUCT([Thong_Tin_Ngay_Nghi_201808.$B$3:.$B$64]=[.$B47];[Thong_Tin_Ngay_Nghi_201808.$C$3:.$C$64])+SUMPRODUCT([Thong_Tin_Ngay_Nghi_201809.$B$3:.$B$62]=[.$B47];[Thong_Tin_Ngay_Nghi_201809.$C$3:.$C$62])+SUMPRODUCT([Thong_Tin_Ngay_Nghi_201810.$B$3:.$B$61]=[.$B47];[Thong_Tin_Ngay_Nghi_201810.$C$3:.$C$61])+SUMPRODUCT([Thong_Tin_Ngay_Nghi_201811.$B$3:.$B$63]=[.$B47];[Thong_Tin_Ngay_Nghi_201811.$C$3:.$C$63])+ SUMPRODUCT([Thong_Tin_Ngay_Nghi_201812.$B$3:.$B$64]=[.$B47];[Thong_Tin_Ngay_Nghi_201812.$C$3:.$C$64])" office:value-type="float" office:value="0">
            <text:p>0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8]&lt;0;0;[.C48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8]);DATE(YEAR([.E48]);12;31);NOW())" office:value-type="date" office:date-value="2018-02-28T10:41:56.42">
            <text:p>02/28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6" table:formula="of:=SUMPRODUCT([Thong_Tin_Ngay_Nghi_201801.$B$3:.$B$62]=[.$B48];[Thong_Tin_Ngay_Nghi_201801.$C$3:.$C$62]) +  SUMPRODUCT([Thong_Tin_Ngay_Nghi_201802.$B$3:.$B$67]=[.$B48];[Thong_Tin_Ngay_Nghi_201802.$C$3:.$C$67]) + SUMPRODUCT([Thong_Tin_Ngay_Nghi_201803.$B$3:.$B$61]=[.$B48];[Thong_Tin_Ngay_Nghi_201803.$C$3:.$C$61])" office:value-type="float" office:value="2.5">
            <text:p>2.5</text:p>
          </table:table-cell>
          <table:table-cell table:style-name="ce61" table:formula="of:=SUMPRODUCT([Thong_Tin_Ngay_Nghi_201801.$B$3:.$B$63]=[.$B48];[Thong_Tin_Ngay_Nghi_201801.$C$3:.$C$63])+SUMPRODUCT([Thong_Tin_Ngay_Nghi_201802.$B$3:.$B$68]=[.$B48];[Thong_Tin_Ngay_Nghi_201802.$C$3:.$C$68])+SUMPRODUCT([Thong_Tin_Ngay_Nghi_201803.$B$3:.$B$62]=[.$B48];[Thong_Tin_Ngay_Nghi_201803.$C$3:.$C$62])+SUMPRODUCT([Thong_Tin_Ngay_Nghi_201804.$B$3:.$B$60]=[.$B48];[Thong_Tin_Ngay_Nghi_201804.$C$3:.$C$60])+SUMPRODUCT([Thong_Tin_Ngay_Nghi_201805.$B$3:.$B$59]=[.$B48];[Thong_Tin_Ngay_Nghi_201805.$C$3:.$C$59])+SUMPRODUCT([Thong_Tin_Ngay_Nghi_201806.$B$3:.$B$62]=[.$B48];[Thong_Tin_Ngay_Nghi_201806.$C$3:.$C$62])+SUMPRODUCT([Thong_Tin_Ngay_Nghi_201807.$B$3:.$B$63]=[.$B48];[Thong_Tin_Ngay_Nghi_201807.$C$3:.$C$63])+SUMPRODUCT([Thong_Tin_Ngay_Nghi_201808.$B$3:.$B$64]=[.$B48];[Thong_Tin_Ngay_Nghi_201808.$C$3:.$C$64])+SUMPRODUCT([Thong_Tin_Ngay_Nghi_201809.$B$3:.$B$62]=[.$B48];[Thong_Tin_Ngay_Nghi_201809.$C$3:.$C$62])+SUMPRODUCT([Thong_Tin_Ngay_Nghi_201810.$B$3:.$B$61]=[.$B48];[Thong_Tin_Ngay_Nghi_201810.$C$3:.$C$61])+SUMPRODUCT([Thong_Tin_Ngay_Nghi_201811.$B$3:.$B$63]=[.$B48];[Thong_Tin_Ngay_Nghi_201811.$C$3:.$C$63])+ SUMPRODUCT([Thong_Tin_Ngay_Nghi_201812.$B$3:.$B$64]=[.$B48];[Thong_Tin_Ngay_Nghi_201812.$C$3:.$C$64])" office:value-type="float" office:value="2.5">
            <text:p>2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9]);DATE(YEAR([.E49]);12;31);NOW())" office:value-type="date" office:date-value="2018-02-28T10:41:54.95">
            <text:p>02/28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0">
            <text:p>0</text:p>
          </table:table-cell>
          <table:table-cell table:style-name="ce56" table:formula="of:=SUMPRODUCT([Thong_Tin_Ngay_Nghi_201801.$B$3:.$B$62]=[.$B49];[Thong_Tin_Ngay_Nghi_201801.$C$3:.$C$62]) +  SUMPRODUCT([Thong_Tin_Ngay_Nghi_201802.$B$3:.$B$67]=[.$B49];[Thong_Tin_Ngay_Nghi_201802.$C$3:.$C$67]) + SUMPRODUCT([Thong_Tin_Ngay_Nghi_201803.$B$3:.$B$61]=[.$B49];[Thong_Tin_Ngay_Nghi_201803.$C$3:.$C$61])" office:value-type="float" office:value="3">
            <text:p>3</text:p>
          </table:table-cell>
          <table:table-cell table:style-name="ce61" table:formula="of:=SUMPRODUCT([Thong_Tin_Ngay_Nghi_201801.$B$3:.$B$63]=[.$B49];[Thong_Tin_Ngay_Nghi_201801.$C$3:.$C$63])+SUMPRODUCT([Thong_Tin_Ngay_Nghi_201802.$B$3:.$B$68]=[.$B49];[Thong_Tin_Ngay_Nghi_201802.$C$3:.$C$68])+SUMPRODUCT([Thong_Tin_Ngay_Nghi_201803.$B$3:.$B$62]=[.$B49];[Thong_Tin_Ngay_Nghi_201803.$C$3:.$C$62])+SUMPRODUCT([Thong_Tin_Ngay_Nghi_201804.$B$3:.$B$60]=[.$B49];[Thong_Tin_Ngay_Nghi_201804.$C$3:.$C$60])+SUMPRODUCT([Thong_Tin_Ngay_Nghi_201805.$B$3:.$B$59]=[.$B49];[Thong_Tin_Ngay_Nghi_201805.$C$3:.$C$59])+SUMPRODUCT([Thong_Tin_Ngay_Nghi_201806.$B$3:.$B$62]=[.$B49];[Thong_Tin_Ngay_Nghi_201806.$C$3:.$C$62])+SUMPRODUCT([Thong_Tin_Ngay_Nghi_201807.$B$3:.$B$63]=[.$B49];[Thong_Tin_Ngay_Nghi_201807.$C$3:.$C$63])+SUMPRODUCT([Thong_Tin_Ngay_Nghi_201808.$B$3:.$B$64]=[.$B49];[Thong_Tin_Ngay_Nghi_201808.$C$3:.$C$64])+SUMPRODUCT([Thong_Tin_Ngay_Nghi_201809.$B$3:.$B$62]=[.$B49];[Thong_Tin_Ngay_Nghi_201809.$C$3:.$C$62])+SUMPRODUCT([Thong_Tin_Ngay_Nghi_201810.$B$3:.$B$61]=[.$B49];[Thong_Tin_Ngay_Nghi_201810.$C$3:.$C$61])+SUMPRODUCT([Thong_Tin_Ngay_Nghi_201811.$B$3:.$B$63]=[.$B49];[Thong_Tin_Ngay_Nghi_201811.$C$3:.$C$63])+ SUMPRODUCT([Thong_Tin_Ngay_Nghi_201812.$B$3:.$B$64]=[.$B49];[Thong_Tin_Ngay_Nghi_201812.$C$3:.$C$64])" office:value-type="float" office:value="3">
            <text:p>3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50]&lt;0;0;[.C50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2-28T10:41:54.95">
            <text:p>02/28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2">
            <text:p>2</text:p>
          </table:table-cell>
          <table:table-cell table:style-name="ce56" table:formula="of:=SUMPRODUCT([Thong_Tin_Ngay_Nghi_201801.$B$3:.$B$62]=[.$B50];[Thong_Tin_Ngay_Nghi_201801.$C$3:.$C$62]) +  SUMPRODUCT([Thong_Tin_Ngay_Nghi_201802.$B$3:.$B$67]=[.$B50];[Thong_Tin_Ngay_Nghi_201802.$C$3:.$C$67]) + SUMPRODUCT([Thong_Tin_Ngay_Nghi_201803.$B$3:.$B$61]=[.$B50];[Thong_Tin_Ngay_Nghi_201803.$C$3:.$C$61])" office:value-type="float" office:value="6.5">
            <text:p>6.5</text:p>
          </table:table-cell>
          <table:table-cell table:style-name="ce61" table:formula="of:=SUMPRODUCT([Thong_Tin_Ngay_Nghi_201801.$B$3:.$B$63]=[.$B50];[Thong_Tin_Ngay_Nghi_201801.$C$3:.$C$63])+SUMPRODUCT([Thong_Tin_Ngay_Nghi_201802.$B$3:.$B$68]=[.$B50];[Thong_Tin_Ngay_Nghi_201802.$C$3:.$C$68])+SUMPRODUCT([Thong_Tin_Ngay_Nghi_201803.$B$3:.$B$62]=[.$B50];[Thong_Tin_Ngay_Nghi_201803.$C$3:.$C$62])+SUMPRODUCT([Thong_Tin_Ngay_Nghi_201804.$B$3:.$B$60]=[.$B50];[Thong_Tin_Ngay_Nghi_201804.$C$3:.$C$60])+SUMPRODUCT([Thong_Tin_Ngay_Nghi_201805.$B$3:.$B$59]=[.$B50];[Thong_Tin_Ngay_Nghi_201805.$C$3:.$C$59])+SUMPRODUCT([Thong_Tin_Ngay_Nghi_201806.$B$3:.$B$62]=[.$B50];[Thong_Tin_Ngay_Nghi_201806.$C$3:.$C$62])+SUMPRODUCT([Thong_Tin_Ngay_Nghi_201807.$B$3:.$B$63]=[.$B50];[Thong_Tin_Ngay_Nghi_201807.$C$3:.$C$63])+SUMPRODUCT([Thong_Tin_Ngay_Nghi_201808.$B$3:.$B$64]=[.$B50];[Thong_Tin_Ngay_Nghi_201808.$C$3:.$C$64])+SUMPRODUCT([Thong_Tin_Ngay_Nghi_201809.$B$3:.$B$62]=[.$B50];[Thong_Tin_Ngay_Nghi_201809.$C$3:.$C$62])+SUMPRODUCT([Thong_Tin_Ngay_Nghi_201810.$B$3:.$B$61]=[.$B50];[Thong_Tin_Ngay_Nghi_201810.$C$3:.$C$61])+SUMPRODUCT([Thong_Tin_Ngay_Nghi_201811.$B$3:.$B$63]=[.$B50];[Thong_Tin_Ngay_Nghi_201811.$C$3:.$C$63])+ SUMPRODUCT([Thong_Tin_Ngay_Nghi_201812.$B$3:.$B$64]=[.$B50];[Thong_Tin_Ngay_Nghi_201812.$C$3:.$C$64])" office:value-type="float" office:value="6.5">
            <text:p>6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2.5">
            <text:p>-2.5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0]+[.L50] +[.K50]+[.M50]" office:value-type="float" office:value="-0.5">
            <text:p>-0.5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1]);DATE(YEAR([.E51]);12;31);NOW())" office:value-type="date" office:date-value="2018-02-28T10:41:54.95">
            <text:p>02/28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0">
            <text:p>0</text:p>
          </table:table-cell>
          <table:table-cell table:style-name="ce56" table:formula="of:=SUMPRODUCT([Thong_Tin_Ngay_Nghi_201801.$B$3:.$B$62]=[.$B51];[Thong_Tin_Ngay_Nghi_201801.$C$3:.$C$62]) +  SUMPRODUCT([Thong_Tin_Ngay_Nghi_201802.$B$3:.$B$67]=[.$B51];[Thong_Tin_Ngay_Nghi_201802.$C$3:.$C$67]) + SUMPRODUCT([Thong_Tin_Ngay_Nghi_201803.$B$3:.$B$61]=[.$B51];[Thong_Tin_Ngay_Nghi_201803.$C$3:.$C$61])" office:value-type="float" office:value="0">
            <text:p>0</text:p>
          </table:table-cell>
          <table:table-cell table:style-name="ce61" table:formula="of:=SUMPRODUCT([Thong_Tin_Ngay_Nghi_201801.$B$3:.$B$63]=[.$B51];[Thong_Tin_Ngay_Nghi_201801.$C$3:.$C$63])+SUMPRODUCT([Thong_Tin_Ngay_Nghi_201802.$B$3:.$B$68]=[.$B51];[Thong_Tin_Ngay_Nghi_201802.$C$3:.$C$68])+SUMPRODUCT([Thong_Tin_Ngay_Nghi_201803.$B$3:.$B$62]=[.$B51];[Thong_Tin_Ngay_Nghi_201803.$C$3:.$C$62])+SUMPRODUCT([Thong_Tin_Ngay_Nghi_201804.$B$3:.$B$60]=[.$B51];[Thong_Tin_Ngay_Nghi_201804.$C$3:.$C$60])+SUMPRODUCT([Thong_Tin_Ngay_Nghi_201805.$B$3:.$B$59]=[.$B51];[Thong_Tin_Ngay_Nghi_201805.$C$3:.$C$59])+SUMPRODUCT([Thong_Tin_Ngay_Nghi_201806.$B$3:.$B$62]=[.$B51];[Thong_Tin_Ngay_Nghi_201806.$C$3:.$C$62])+SUMPRODUCT([Thong_Tin_Ngay_Nghi_201807.$B$3:.$B$63]=[.$B51];[Thong_Tin_Ngay_Nghi_201807.$C$3:.$C$63])+SUMPRODUCT([Thong_Tin_Ngay_Nghi_201808.$B$3:.$B$64]=[.$B51];[Thong_Tin_Ngay_Nghi_201808.$C$3:.$C$64])+SUMPRODUCT([Thong_Tin_Ngay_Nghi_201809.$B$3:.$B$62]=[.$B51];[Thong_Tin_Ngay_Nghi_201809.$C$3:.$C$62])+SUMPRODUCT([Thong_Tin_Ngay_Nghi_201810.$B$3:.$B$61]=[.$B51];[Thong_Tin_Ngay_Nghi_201810.$C$3:.$C$61])+SUMPRODUCT([Thong_Tin_Ngay_Nghi_201811.$B$3:.$B$63]=[.$B51];[Thong_Tin_Ngay_Nghi_201811.$C$3:.$C$63])+ SUMPRODUCT([Thong_Tin_Ngay_Nghi_201812.$B$3:.$B$64]=[.$B51];[Thong_Tin_Ngay_Nghi_201812.$C$3:.$C$64])" office:value-type="float" office:value="0">
            <text:p>0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0">
            <text:p>0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2]);DATE(YEAR([.E52]);12;31);NOW())" office:value-type="date" office:date-value="2018-02-28T10:41:54.95">
            <text:p>02/28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0">
            <text:p>0</text:p>
          </table:table-cell>
          <table:table-cell table:style-name="ce56" table:formula="of:=SUMPRODUCT([Thong_Tin_Ngay_Nghi_201801.$B$3:.$B$62]=[.$B52];[Thong_Tin_Ngay_Nghi_201801.$C$3:.$C$62]) +  SUMPRODUCT([Thong_Tin_Ngay_Nghi_201802.$B$3:.$B$67]=[.$B52];[Thong_Tin_Ngay_Nghi_201802.$C$3:.$C$67]) + SUMPRODUCT([Thong_Tin_Ngay_Nghi_201803.$B$3:.$B$61]=[.$B52];[Thong_Tin_Ngay_Nghi_201803.$C$3:.$C$61])" office:value-type="float" office:value="0">
            <text:p>0</text:p>
          </table:table-cell>
          <table:table-cell table:style-name="ce61" table:formula="of:=SUMPRODUCT([Thong_Tin_Ngay_Nghi_201801.$B$3:.$B$63]=[.$B52];[Thong_Tin_Ngay_Nghi_201801.$C$3:.$C$63])+SUMPRODUCT([Thong_Tin_Ngay_Nghi_201802.$B$3:.$B$68]=[.$B52];[Thong_Tin_Ngay_Nghi_201802.$C$3:.$C$68])+SUMPRODUCT([Thong_Tin_Ngay_Nghi_201803.$B$3:.$B$62]=[.$B52];[Thong_Tin_Ngay_Nghi_201803.$C$3:.$C$62])+SUMPRODUCT([Thong_Tin_Ngay_Nghi_201804.$B$3:.$B$60]=[.$B52];[Thong_Tin_Ngay_Nghi_201804.$C$3:.$C$60])+SUMPRODUCT([Thong_Tin_Ngay_Nghi_201805.$B$3:.$B$59]=[.$B52];[Thong_Tin_Ngay_Nghi_201805.$C$3:.$C$59])+SUMPRODUCT([Thong_Tin_Ngay_Nghi_201806.$B$3:.$B$62]=[.$B52];[Thong_Tin_Ngay_Nghi_201806.$C$3:.$C$62])+SUMPRODUCT([Thong_Tin_Ngay_Nghi_201807.$B$3:.$B$63]=[.$B52];[Thong_Tin_Ngay_Nghi_201807.$C$3:.$C$63])+SUMPRODUCT([Thong_Tin_Ngay_Nghi_201808.$B$3:.$B$64]=[.$B52];[Thong_Tin_Ngay_Nghi_201808.$C$3:.$C$64])+SUMPRODUCT([Thong_Tin_Ngay_Nghi_201809.$B$3:.$B$62]=[.$B52];[Thong_Tin_Ngay_Nghi_201809.$C$3:.$C$62])+SUMPRODUCT([Thong_Tin_Ngay_Nghi_201810.$B$3:.$B$61]=[.$B52];[Thong_Tin_Ngay_Nghi_201810.$C$3:.$C$61])+SUMPRODUCT([Thong_Tin_Ngay_Nghi_201811.$B$3:.$B$63]=[.$B52];[Thong_Tin_Ngay_Nghi_201811.$C$3:.$C$63])+ SUMPRODUCT([Thong_Tin_Ngay_Nghi_201812.$B$3:.$B$64]=[.$B52];[Thong_Tin_Ngay_Nghi_201812.$C$3:.$C$64])" office:value-type="float" office:value="0">
            <text:p>0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0">
            <text:p>0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2-28T10:41:54.95">
            <text:p>02/28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2">
            <text:p>2</text:p>
          </table:table-cell>
          <table:table-cell table:style-name="ce56" table:formula="of:=SUMPRODUCT([Thong_Tin_Ngay_Nghi_201801.$B$3:.$B$62]=[.$B53];[Thong_Tin_Ngay_Nghi_201801.$C$3:.$C$62]) +  SUMPRODUCT([Thong_Tin_Ngay_Nghi_201802.$B$3:.$B$67]=[.$B53];[Thong_Tin_Ngay_Nghi_201802.$C$3:.$C$67]) + SUMPRODUCT([Thong_Tin_Ngay_Nghi_201803.$B$3:.$B$61]=[.$B53];[Thong_Tin_Ngay_Nghi_201803.$C$3:.$C$61])" office:value-type="float" office:value="0">
            <text:p>0</text:p>
          </table:table-cell>
          <table:table-cell table:style-name="ce61" table:formula="of:=SUMPRODUCT([Thong_Tin_Ngay_Nghi_201801.$B$3:.$B$63]=[.$B53];[Thong_Tin_Ngay_Nghi_201801.$C$3:.$C$63])+SUMPRODUCT([Thong_Tin_Ngay_Nghi_201802.$B$3:.$B$68]=[.$B53];[Thong_Tin_Ngay_Nghi_201802.$C$3:.$C$68])+SUMPRODUCT([Thong_Tin_Ngay_Nghi_201803.$B$3:.$B$62]=[.$B53];[Thong_Tin_Ngay_Nghi_201803.$C$3:.$C$62])+SUMPRODUCT([Thong_Tin_Ngay_Nghi_201804.$B$3:.$B$60]=[.$B53];[Thong_Tin_Ngay_Nghi_201804.$C$3:.$C$60])+SUMPRODUCT([Thong_Tin_Ngay_Nghi_201805.$B$3:.$B$59]=[.$B53];[Thong_Tin_Ngay_Nghi_201805.$C$3:.$C$59])+SUMPRODUCT([Thong_Tin_Ngay_Nghi_201806.$B$3:.$B$62]=[.$B53];[Thong_Tin_Ngay_Nghi_201806.$C$3:.$C$62])+SUMPRODUCT([Thong_Tin_Ngay_Nghi_201807.$B$3:.$B$63]=[.$B53];[Thong_Tin_Ngay_Nghi_201807.$C$3:.$C$63])+SUMPRODUCT([Thong_Tin_Ngay_Nghi_201808.$B$3:.$B$64]=[.$B53];[Thong_Tin_Ngay_Nghi_201808.$C$3:.$C$64])+SUMPRODUCT([Thong_Tin_Ngay_Nghi_201809.$B$3:.$B$62]=[.$B53];[Thong_Tin_Ngay_Nghi_201809.$C$3:.$C$62])+SUMPRODUCT([Thong_Tin_Ngay_Nghi_201810.$B$3:.$B$61]=[.$B53];[Thong_Tin_Ngay_Nghi_201810.$C$3:.$C$61])+SUMPRODUCT([Thong_Tin_Ngay_Nghi_201811.$B$3:.$B$63]=[.$B53];[Thong_Tin_Ngay_Nghi_201811.$C$3:.$C$63])+ SUMPRODUCT([Thong_Tin_Ngay_Nghi_201812.$B$3:.$B$64]=[.$B53];[Thong_Tin_Ngay_Nghi_201812.$C$3:.$C$64])" office:value-type="float" office:value="0">
            <text:p>0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4]&lt;0;0;[.C5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2-28T10:41:54.95">
            <text:p>02/28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2">
            <text:p>2</text:p>
          </table:table-cell>
          <table:table-cell table:style-name="ce56" table:formula="of:=SUMPRODUCT([Thong_Tin_Ngay_Nghi_201801.$B$3:.$B$62]=[.$B54];[Thong_Tin_Ngay_Nghi_201801.$C$3:.$C$62]) +  SUMPRODUCT([Thong_Tin_Ngay_Nghi_201802.$B$3:.$B$67]=[.$B54];[Thong_Tin_Ngay_Nghi_201802.$C$3:.$C$67]) + SUMPRODUCT([Thong_Tin_Ngay_Nghi_201803.$B$3:.$B$61]=[.$B54];[Thong_Tin_Ngay_Nghi_201803.$C$3:.$C$61])" office:value-type="float" office:value="0">
            <text:p>0</text:p>
          </table:table-cell>
          <table:table-cell table:style-name="ce61" table:formula="of:=SUMPRODUCT([Thong_Tin_Ngay_Nghi_201801.$B$3:.$B$63]=[.$B54];[Thong_Tin_Ngay_Nghi_201801.$C$3:.$C$63])+SUMPRODUCT([Thong_Tin_Ngay_Nghi_201802.$B$3:.$B$68]=[.$B54];[Thong_Tin_Ngay_Nghi_201802.$C$3:.$C$68])+SUMPRODUCT([Thong_Tin_Ngay_Nghi_201803.$B$3:.$B$62]=[.$B54];[Thong_Tin_Ngay_Nghi_201803.$C$3:.$C$62])+SUMPRODUCT([Thong_Tin_Ngay_Nghi_201804.$B$3:.$B$60]=[.$B54];[Thong_Tin_Ngay_Nghi_201804.$C$3:.$C$60])+SUMPRODUCT([Thong_Tin_Ngay_Nghi_201805.$B$3:.$B$59]=[.$B54];[Thong_Tin_Ngay_Nghi_201805.$C$3:.$C$59])+SUMPRODUCT([Thong_Tin_Ngay_Nghi_201806.$B$3:.$B$62]=[.$B54];[Thong_Tin_Ngay_Nghi_201806.$C$3:.$C$62])+SUMPRODUCT([Thong_Tin_Ngay_Nghi_201807.$B$3:.$B$63]=[.$B54];[Thong_Tin_Ngay_Nghi_201807.$C$3:.$C$63])+SUMPRODUCT([Thong_Tin_Ngay_Nghi_201808.$B$3:.$B$64]=[.$B54];[Thong_Tin_Ngay_Nghi_201808.$C$3:.$C$64])+SUMPRODUCT([Thong_Tin_Ngay_Nghi_201809.$B$3:.$B$62]=[.$B54];[Thong_Tin_Ngay_Nghi_201809.$C$3:.$C$62])+SUMPRODUCT([Thong_Tin_Ngay_Nghi_201810.$B$3:.$B$61]=[.$B54];[Thong_Tin_Ngay_Nghi_201810.$C$3:.$C$61])+SUMPRODUCT([Thong_Tin_Ngay_Nghi_201811.$B$3:.$B$63]=[.$B54];[Thong_Tin_Ngay_Nghi_201811.$C$3:.$C$63])+ SUMPRODUCT([Thong_Tin_Ngay_Nghi_201812.$B$3:.$B$64]=[.$B54];[Thong_Tin_Ngay_Nghi_201812.$C$3:.$C$64])" office:value-type="float" office:value="0">
            <text:p>0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5]&lt;0;0;[.C55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2-28T10:41:54.95">
            <text:p>02/28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2">
            <text:p>2</text:p>
          </table:table-cell>
          <table:table-cell table:style-name="ce56" table:formula="of:=SUMPRODUCT([Thong_Tin_Ngay_Nghi_201801.$B$3:.$B$62]=[.$B55];[Thong_Tin_Ngay_Nghi_201801.$C$3:.$C$62]) +  SUMPRODUCT([Thong_Tin_Ngay_Nghi_201802.$B$3:.$B$67]=[.$B55];[Thong_Tin_Ngay_Nghi_201802.$C$3:.$C$67]) + SUMPRODUCT([Thong_Tin_Ngay_Nghi_201803.$B$3:.$B$61]=[.$B55];[Thong_Tin_Ngay_Nghi_201803.$C$3:.$C$61])" office:value-type="float" office:value="1">
            <text:p>1</text:p>
          </table:table-cell>
          <table:table-cell table:style-name="ce61" table:formula="of:=SUMPRODUCT([Thong_Tin_Ngay_Nghi_201801.$B$3:.$B$63]=[.$B55];[Thong_Tin_Ngay_Nghi_201801.$C$3:.$C$63])+SUMPRODUCT([Thong_Tin_Ngay_Nghi_201802.$B$3:.$B$68]=[.$B55];[Thong_Tin_Ngay_Nghi_201802.$C$3:.$C$68])+SUMPRODUCT([Thong_Tin_Ngay_Nghi_201803.$B$3:.$B$62]=[.$B55];[Thong_Tin_Ngay_Nghi_201803.$C$3:.$C$62])+SUMPRODUCT([Thong_Tin_Ngay_Nghi_201804.$B$3:.$B$60]=[.$B55];[Thong_Tin_Ngay_Nghi_201804.$C$3:.$C$60])+SUMPRODUCT([Thong_Tin_Ngay_Nghi_201805.$B$3:.$B$59]=[.$B55];[Thong_Tin_Ngay_Nghi_201805.$C$3:.$C$59])+SUMPRODUCT([Thong_Tin_Ngay_Nghi_201806.$B$3:.$B$62]=[.$B55];[Thong_Tin_Ngay_Nghi_201806.$C$3:.$C$62])+SUMPRODUCT([Thong_Tin_Ngay_Nghi_201807.$B$3:.$B$63]=[.$B55];[Thong_Tin_Ngay_Nghi_201807.$C$3:.$C$63])+SUMPRODUCT([Thong_Tin_Ngay_Nghi_201808.$B$3:.$B$64]=[.$B55];[Thong_Tin_Ngay_Nghi_201808.$C$3:.$C$64])+SUMPRODUCT([Thong_Tin_Ngay_Nghi_201809.$B$3:.$B$62]=[.$B55];[Thong_Tin_Ngay_Nghi_201809.$C$3:.$C$62])+SUMPRODUCT([Thong_Tin_Ngay_Nghi_201810.$B$3:.$B$61]=[.$B55];[Thong_Tin_Ngay_Nghi_201810.$C$3:.$C$61])+SUMPRODUCT([Thong_Tin_Ngay_Nghi_201811.$B$3:.$B$63]=[.$B55];[Thong_Tin_Ngay_Nghi_201811.$C$3:.$C$63])+ SUMPRODUCT([Thong_Tin_Ngay_Nghi_201812.$B$3:.$B$64]=[.$B55];[Thong_Tin_Ngay_Nghi_201812.$C$3:.$C$64])" office:value-type="float" office:value="1">
            <text:p>1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2-28T10:41:54.95">
            <text:p>02/28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2">
            <text:p>2</text:p>
          </table:table-cell>
          <table:table-cell table:style-name="ce56" table:formula="of:=SUMPRODUCT([Thong_Tin_Ngay_Nghi_201801.$B$3:.$B$62]=[.$B56];[Thong_Tin_Ngay_Nghi_201801.$C$3:.$C$62]) +  SUMPRODUCT([Thong_Tin_Ngay_Nghi_201802.$B$3:.$B$67]=[.$B56];[Thong_Tin_Ngay_Nghi_201802.$C$3:.$C$67]) + SUMPRODUCT([Thong_Tin_Ngay_Nghi_201803.$B$3:.$B$61]=[.$B56];[Thong_Tin_Ngay_Nghi_201803.$C$3:.$C$61])" office:value-type="float" office:value="0">
            <text:p>0</text:p>
          </table:table-cell>
          <table:table-cell table:style-name="ce61" table:formula="of:=SUMPRODUCT([Thong_Tin_Ngay_Nghi_201801.$B$3:.$B$63]=[.$B56];[Thong_Tin_Ngay_Nghi_201801.$C$3:.$C$63])+SUMPRODUCT([Thong_Tin_Ngay_Nghi_201802.$B$3:.$B$68]=[.$B56];[Thong_Tin_Ngay_Nghi_201802.$C$3:.$C$68])+SUMPRODUCT([Thong_Tin_Ngay_Nghi_201803.$B$3:.$B$62]=[.$B56];[Thong_Tin_Ngay_Nghi_201803.$C$3:.$C$62])+SUMPRODUCT([Thong_Tin_Ngay_Nghi_201804.$B$3:.$B$60]=[.$B56];[Thong_Tin_Ngay_Nghi_201804.$C$3:.$C$60])+SUMPRODUCT([Thong_Tin_Ngay_Nghi_201805.$B$3:.$B$59]=[.$B56];[Thong_Tin_Ngay_Nghi_201805.$C$3:.$C$59])+SUMPRODUCT([Thong_Tin_Ngay_Nghi_201806.$B$3:.$B$62]=[.$B56];[Thong_Tin_Ngay_Nghi_201806.$C$3:.$C$62])+SUMPRODUCT([Thong_Tin_Ngay_Nghi_201807.$B$3:.$B$63]=[.$B56];[Thong_Tin_Ngay_Nghi_201807.$C$3:.$C$63])+SUMPRODUCT([Thong_Tin_Ngay_Nghi_201808.$B$3:.$B$64]=[.$B56];[Thong_Tin_Ngay_Nghi_201808.$C$3:.$C$64])+SUMPRODUCT([Thong_Tin_Ngay_Nghi_201809.$B$3:.$B$62]=[.$B56];[Thong_Tin_Ngay_Nghi_201809.$C$3:.$C$62])+SUMPRODUCT([Thong_Tin_Ngay_Nghi_201810.$B$3:.$B$61]=[.$B56];[Thong_Tin_Ngay_Nghi_201810.$C$3:.$C$61])+SUMPRODUCT([Thong_Tin_Ngay_Nghi_201811.$B$3:.$B$63]=[.$B56];[Thong_Tin_Ngay_Nghi_201811.$C$3:.$C$63])+ SUMPRODUCT([Thong_Tin_Ngay_Nghi_201812.$B$3:.$B$64]=[.$B56];[Thong_Tin_Ngay_Nghi_201812.$C$3:.$C$64])" office:value-type="float" office:value="0">
            <text:p>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6]+[.L56] +[.K56]+[.M5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7]&lt;0;0;[.C57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2-28T10:41:54.95">
            <text:p>02/28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6" table:formula="of:=SUMPRODUCT([Thong_Tin_Ngay_Nghi_201801.$B$3:.$B$62]=[.$B57];[Thong_Tin_Ngay_Nghi_201801.$C$3:.$C$62]) +  SUMPRODUCT([Thong_Tin_Ngay_Nghi_201802.$B$3:.$B$67]=[.$B57];[Thong_Tin_Ngay_Nghi_201802.$C$3:.$C$67]) + SUMPRODUCT([Thong_Tin_Ngay_Nghi_201803.$B$3:.$B$61]=[.$B57];[Thong_Tin_Ngay_Nghi_201803.$C$3:.$C$61])" office:value-type="float" office:value="5.5">
            <text:p>5.5</text:p>
          </table:table-cell>
          <table:table-cell table:style-name="ce61" table:formula="of:=SUMPRODUCT([Thong_Tin_Ngay_Nghi_201801.$B$3:.$B$63]=[.$B57];[Thong_Tin_Ngay_Nghi_201801.$C$3:.$C$63])+SUMPRODUCT([Thong_Tin_Ngay_Nghi_201802.$B$3:.$B$68]=[.$B57];[Thong_Tin_Ngay_Nghi_201802.$C$3:.$C$68])+SUMPRODUCT([Thong_Tin_Ngay_Nghi_201803.$B$3:.$B$62]=[.$B57];[Thong_Tin_Ngay_Nghi_201803.$C$3:.$C$62])+SUMPRODUCT([Thong_Tin_Ngay_Nghi_201804.$B$3:.$B$60]=[.$B57];[Thong_Tin_Ngay_Nghi_201804.$C$3:.$C$60])+SUMPRODUCT([Thong_Tin_Ngay_Nghi_201805.$B$3:.$B$59]=[.$B57];[Thong_Tin_Ngay_Nghi_201805.$C$3:.$C$59])+SUMPRODUCT([Thong_Tin_Ngay_Nghi_201806.$B$3:.$B$62]=[.$B57];[Thong_Tin_Ngay_Nghi_201806.$C$3:.$C$62])+SUMPRODUCT([Thong_Tin_Ngay_Nghi_201807.$B$3:.$B$63]=[.$B57];[Thong_Tin_Ngay_Nghi_201807.$C$3:.$C$63])+SUMPRODUCT([Thong_Tin_Ngay_Nghi_201808.$B$3:.$B$64]=[.$B57];[Thong_Tin_Ngay_Nghi_201808.$C$3:.$C$64])+SUMPRODUCT([Thong_Tin_Ngay_Nghi_201809.$B$3:.$B$62]=[.$B57];[Thong_Tin_Ngay_Nghi_201809.$C$3:.$C$62])+SUMPRODUCT([Thong_Tin_Ngay_Nghi_201810.$B$3:.$B$61]=[.$B57];[Thong_Tin_Ngay_Nghi_201810.$C$3:.$C$61])+SUMPRODUCT([Thong_Tin_Ngay_Nghi_201811.$B$3:.$B$63]=[.$B57];[Thong_Tin_Ngay_Nghi_201811.$C$3:.$C$63])+ SUMPRODUCT([Thong_Tin_Ngay_Nghi_201812.$B$3:.$B$64]=[.$B57];[Thong_Tin_Ngay_Nghi_201812.$C$3:.$C$64])" office:value-type="float" office:value="5.5">
            <text:p>5.5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2-28T10:41:54.95">
            <text:p>02/28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2">
            <text:p>2</text:p>
          </table:table-cell>
          <table:table-cell table:style-name="ce56" table:formula="of:=SUMPRODUCT([Thong_Tin_Ngay_Nghi_201801.$B$3:.$B$62]=[.$B58];[Thong_Tin_Ngay_Nghi_201801.$C$3:.$C$62]) +  SUMPRODUCT([Thong_Tin_Ngay_Nghi_201802.$B$3:.$B$67]=[.$B58];[Thong_Tin_Ngay_Nghi_201802.$C$3:.$C$67]) + SUMPRODUCT([Thong_Tin_Ngay_Nghi_201803.$B$3:.$B$61]=[.$B58];[Thong_Tin_Ngay_Nghi_201803.$C$3:.$C$61])" office:value-type="float" office:value="4">
            <text:p>4</text:p>
          </table:table-cell>
          <table:table-cell table:style-name="ce61" table:formula="of:=SUMPRODUCT([Thong_Tin_Ngay_Nghi_201801.$B$3:.$B$63]=[.$B58];[Thong_Tin_Ngay_Nghi_201801.$C$3:.$C$63])+SUMPRODUCT([Thong_Tin_Ngay_Nghi_201802.$B$3:.$B$68]=[.$B58];[Thong_Tin_Ngay_Nghi_201802.$C$3:.$C$68])+SUMPRODUCT([Thong_Tin_Ngay_Nghi_201803.$B$3:.$B$62]=[.$B58];[Thong_Tin_Ngay_Nghi_201803.$C$3:.$C$62])+SUMPRODUCT([Thong_Tin_Ngay_Nghi_201804.$B$3:.$B$60]=[.$B58];[Thong_Tin_Ngay_Nghi_201804.$C$3:.$C$60])+SUMPRODUCT([Thong_Tin_Ngay_Nghi_201805.$B$3:.$B$59]=[.$B58];[Thong_Tin_Ngay_Nghi_201805.$C$3:.$C$59])+SUMPRODUCT([Thong_Tin_Ngay_Nghi_201806.$B$3:.$B$62]=[.$B58];[Thong_Tin_Ngay_Nghi_201806.$C$3:.$C$62])+SUMPRODUCT([Thong_Tin_Ngay_Nghi_201807.$B$3:.$B$63]=[.$B58];[Thong_Tin_Ngay_Nghi_201807.$C$3:.$C$63])+SUMPRODUCT([Thong_Tin_Ngay_Nghi_201808.$B$3:.$B$64]=[.$B58];[Thong_Tin_Ngay_Nghi_201808.$C$3:.$C$64])+SUMPRODUCT([Thong_Tin_Ngay_Nghi_201809.$B$3:.$B$62]=[.$B58];[Thong_Tin_Ngay_Nghi_201809.$C$3:.$C$62])+SUMPRODUCT([Thong_Tin_Ngay_Nghi_201810.$B$3:.$B$61]=[.$B58];[Thong_Tin_Ngay_Nghi_201810.$C$3:.$C$61])+SUMPRODUCT([Thong_Tin_Ngay_Nghi_201811.$B$3:.$B$63]=[.$B58];[Thong_Tin_Ngay_Nghi_201811.$C$3:.$C$63])+ SUMPRODUCT([Thong_Tin_Ngay_Nghi_201812.$B$3:.$B$64]=[.$B58];[Thong_Tin_Ngay_Nghi_201812.$C$3:.$C$64])" office:value-type="float" office:value="4">
            <text:p>4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2-28T10:41:54.95">
            <text:p>02/28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2">
            <text:p>2</text:p>
          </table:table-cell>
          <table:table-cell table:style-name="ce56" table:formula="of:=SUMPRODUCT([Thong_Tin_Ngay_Nghi_201801.$B$3:.$B$62]=[.$B59];[Thong_Tin_Ngay_Nghi_201801.$C$3:.$C$62]) +  SUMPRODUCT([Thong_Tin_Ngay_Nghi_201802.$B$3:.$B$67]=[.$B59];[Thong_Tin_Ngay_Nghi_201802.$C$3:.$C$67]) + SUMPRODUCT([Thong_Tin_Ngay_Nghi_201803.$B$3:.$B$61]=[.$B59];[Thong_Tin_Ngay_Nghi_201803.$C$3:.$C$61])" office:value-type="float" office:value="5">
            <text:p>5</text:p>
          </table:table-cell>
          <table:table-cell table:style-name="ce61" table:formula="of:=SUMPRODUCT([Thong_Tin_Ngay_Nghi_201801.$B$3:.$B$63]=[.$B59];[Thong_Tin_Ngay_Nghi_201801.$C$3:.$C$63])+SUMPRODUCT([Thong_Tin_Ngay_Nghi_201802.$B$3:.$B$68]=[.$B59];[Thong_Tin_Ngay_Nghi_201802.$C$3:.$C$68])+SUMPRODUCT([Thong_Tin_Ngay_Nghi_201803.$B$3:.$B$62]=[.$B59];[Thong_Tin_Ngay_Nghi_201803.$C$3:.$C$62])+SUMPRODUCT([Thong_Tin_Ngay_Nghi_201804.$B$3:.$B$60]=[.$B59];[Thong_Tin_Ngay_Nghi_201804.$C$3:.$C$60])+SUMPRODUCT([Thong_Tin_Ngay_Nghi_201805.$B$3:.$B$59]=[.$B59];[Thong_Tin_Ngay_Nghi_201805.$C$3:.$C$59])+SUMPRODUCT([Thong_Tin_Ngay_Nghi_201806.$B$3:.$B$62]=[.$B59];[Thong_Tin_Ngay_Nghi_201806.$C$3:.$C$62])+SUMPRODUCT([Thong_Tin_Ngay_Nghi_201807.$B$3:.$B$63]=[.$B59];[Thong_Tin_Ngay_Nghi_201807.$C$3:.$C$63])+SUMPRODUCT([Thong_Tin_Ngay_Nghi_201808.$B$3:.$B$64]=[.$B59];[Thong_Tin_Ngay_Nghi_201808.$C$3:.$C$64])+SUMPRODUCT([Thong_Tin_Ngay_Nghi_201809.$B$3:.$B$62]=[.$B59];[Thong_Tin_Ngay_Nghi_201809.$C$3:.$C$62])+SUMPRODUCT([Thong_Tin_Ngay_Nghi_201810.$B$3:.$B$61]=[.$B59];[Thong_Tin_Ngay_Nghi_201810.$C$3:.$C$61])+SUMPRODUCT([Thong_Tin_Ngay_Nghi_201811.$B$3:.$B$63]=[.$B59];[Thong_Tin_Ngay_Nghi_201811.$C$3:.$C$63])+ SUMPRODUCT([Thong_Tin_Ngay_Nghi_201812.$B$3:.$B$64]=[.$B59];[Thong_Tin_Ngay_Nghi_201812.$C$3:.$C$64])" office:value-type="float" office:value="5">
            <text:p>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3">
            <text:p>-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60]&lt;0;0;[.C60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60]);DATE(YEAR([.E60]);12;31);NOW())" office:value-type="date" office:date-value="2018-02-28T10:41:54.95">
            <text:p>02/28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1">
            <text:p>1</text:p>
          </table:table-cell>
          <table:table-cell table:style-name="ce56" table:formula="of:=SUMPRODUCT([Thong_Tin_Ngay_Nghi_201801.$B$3:.$B$62]=[.$B60];[Thong_Tin_Ngay_Nghi_201801.$C$3:.$C$62]) +  SUMPRODUCT([Thong_Tin_Ngay_Nghi_201802.$B$3:.$B$67]=[.$B60];[Thong_Tin_Ngay_Nghi_201802.$C$3:.$C$67]) + SUMPRODUCT([Thong_Tin_Ngay_Nghi_201803.$B$3:.$B$61]=[.$B60];[Thong_Tin_Ngay_Nghi_201803.$C$3:.$C$61])" office:value-type="float" office:value="2">
            <text:p>2</text:p>
          </table:table-cell>
          <table:table-cell table:style-name="ce61" table:formula="of:=SUMPRODUCT([Thong_Tin_Ngay_Nghi_201801.$B$3:.$B$63]=[.$B60];[Thong_Tin_Ngay_Nghi_201801.$C$3:.$C$63])+SUMPRODUCT([Thong_Tin_Ngay_Nghi_201802.$B$3:.$B$68]=[.$B60];[Thong_Tin_Ngay_Nghi_201802.$C$3:.$C$68])+SUMPRODUCT([Thong_Tin_Ngay_Nghi_201803.$B$3:.$B$62]=[.$B60];[Thong_Tin_Ngay_Nghi_201803.$C$3:.$C$62])+SUMPRODUCT([Thong_Tin_Ngay_Nghi_201804.$B$3:.$B$60]=[.$B60];[Thong_Tin_Ngay_Nghi_201804.$C$3:.$C$60])+SUMPRODUCT([Thong_Tin_Ngay_Nghi_201805.$B$3:.$B$59]=[.$B60];[Thong_Tin_Ngay_Nghi_201805.$C$3:.$C$59])+SUMPRODUCT([Thong_Tin_Ngay_Nghi_201806.$B$3:.$B$62]=[.$B60];[Thong_Tin_Ngay_Nghi_201806.$C$3:.$C$62])+SUMPRODUCT([Thong_Tin_Ngay_Nghi_201807.$B$3:.$B$63]=[.$B60];[Thong_Tin_Ngay_Nghi_201807.$C$3:.$C$63])+SUMPRODUCT([Thong_Tin_Ngay_Nghi_201808.$B$3:.$B$64]=[.$B60];[Thong_Tin_Ngay_Nghi_201808.$C$3:.$C$64])+SUMPRODUCT([Thong_Tin_Ngay_Nghi_201809.$B$3:.$B$62]=[.$B60];[Thong_Tin_Ngay_Nghi_201809.$C$3:.$C$62])+SUMPRODUCT([Thong_Tin_Ngay_Nghi_201810.$B$3:.$B$61]=[.$B60];[Thong_Tin_Ngay_Nghi_201810.$C$3:.$C$61])+SUMPRODUCT([Thong_Tin_Ngay_Nghi_201811.$B$3:.$B$63]=[.$B60];[Thong_Tin_Ngay_Nghi_201811.$C$3:.$C$63])+ SUMPRODUCT([Thong_Tin_Ngay_Nghi_201812.$B$3:.$B$64]=[.$B60];[Thong_Tin_Ngay_Nghi_201812.$C$3:.$C$64])" office:value-type="float" office:value="2">
            <text:p>2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-1">
            <text:p>-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60]+[.L60] +[.K60]+[.M60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1]&lt;0;0;[.C6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2-28T10:41:54.95">
            <text:p>02/28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2">
            <text:p>2</text:p>
          </table:table-cell>
          <table:table-cell table:style-name="ce56" table:formula="of:=SUMPRODUCT([Thong_Tin_Ngay_Nghi_201801.$B$3:.$B$62]=[.$B61];[Thong_Tin_Ngay_Nghi_201801.$C$3:.$C$62]) +  SUMPRODUCT([Thong_Tin_Ngay_Nghi_201802.$B$3:.$B$67]=[.$B61];[Thong_Tin_Ngay_Nghi_201802.$C$3:.$C$67]) + SUMPRODUCT([Thong_Tin_Ngay_Nghi_201803.$B$3:.$B$61]=[.$B61];[Thong_Tin_Ngay_Nghi_201803.$C$3:.$C$61])" office:value-type="float" office:value="2">
            <text:p>2</text:p>
          </table:table-cell>
          <table:table-cell table:style-name="ce61" table:formula="of:=SUMPRODUCT([Thong_Tin_Ngay_Nghi_201801.$B$3:.$B$63]=[.$B61];[Thong_Tin_Ngay_Nghi_201801.$C$3:.$C$63])+SUMPRODUCT([Thong_Tin_Ngay_Nghi_201802.$B$3:.$B$68]=[.$B61];[Thong_Tin_Ngay_Nghi_201802.$C$3:.$C$68])+SUMPRODUCT([Thong_Tin_Ngay_Nghi_201803.$B$3:.$B$62]=[.$B61];[Thong_Tin_Ngay_Nghi_201803.$C$3:.$C$62])+SUMPRODUCT([Thong_Tin_Ngay_Nghi_201804.$B$3:.$B$60]=[.$B61];[Thong_Tin_Ngay_Nghi_201804.$C$3:.$C$60])+SUMPRODUCT([Thong_Tin_Ngay_Nghi_201805.$B$3:.$B$59]=[.$B61];[Thong_Tin_Ngay_Nghi_201805.$C$3:.$C$59])+SUMPRODUCT([Thong_Tin_Ngay_Nghi_201806.$B$3:.$B$62]=[.$B61];[Thong_Tin_Ngay_Nghi_201806.$C$3:.$C$62])+SUMPRODUCT([Thong_Tin_Ngay_Nghi_201807.$B$3:.$B$63]=[.$B61];[Thong_Tin_Ngay_Nghi_201807.$C$3:.$C$63])+SUMPRODUCT([Thong_Tin_Ngay_Nghi_201808.$B$3:.$B$64]=[.$B61];[Thong_Tin_Ngay_Nghi_201808.$C$3:.$C$64])+SUMPRODUCT([Thong_Tin_Ngay_Nghi_201809.$B$3:.$B$62]=[.$B61];[Thong_Tin_Ngay_Nghi_201809.$C$3:.$C$62])+SUMPRODUCT([Thong_Tin_Ngay_Nghi_201810.$B$3:.$B$61]=[.$B61];[Thong_Tin_Ngay_Nghi_201810.$C$3:.$C$61])+SUMPRODUCT([Thong_Tin_Ngay_Nghi_201811.$B$3:.$B$63]=[.$B61];[Thong_Tin_Ngay_Nghi_201811.$C$3:.$C$63])+ SUMPRODUCT([Thong_Tin_Ngay_Nghi_201812.$B$3:.$B$64]=[.$B61];[Thong_Tin_Ngay_Nghi_201812.$C$3:.$C$64])" office:value-type="float" office:value="2">
            <text:p>2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6">
            <text:p>56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02-28T10:41:54.95">
            <text:p>02/28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2">
            <text:p>2</text:p>
          </table:table-cell>
          <table:table-cell table:style-name="ce56" table:formula="of:=SUMPRODUCT([Thong_Tin_Ngay_Nghi_201801.$B$3:.$B$62]=[.$B62];[Thong_Tin_Ngay_Nghi_201801.$C$3:.$C$62]) +  SUMPRODUCT([Thong_Tin_Ngay_Nghi_201802.$B$3:.$B$67]=[.$B62];[Thong_Tin_Ngay_Nghi_201802.$C$3:.$C$67]) + SUMPRODUCT([Thong_Tin_Ngay_Nghi_201803.$B$3:.$B$61]=[.$B62];[Thong_Tin_Ngay_Nghi_201803.$C$3:.$C$61])" office:value-type="float" office:value="0.5">
            <text:p>0.5</text:p>
          </table:table-cell>
          <table:table-cell table:style-name="ce61" table:formula="of:=SUMPRODUCT([Thong_Tin_Ngay_Nghi_201801.$B$3:.$B$63]=[.$B62];[Thong_Tin_Ngay_Nghi_201801.$C$3:.$C$63])+SUMPRODUCT([Thong_Tin_Ngay_Nghi_201802.$B$3:.$B$68]=[.$B62];[Thong_Tin_Ngay_Nghi_201802.$C$3:.$C$68])+SUMPRODUCT([Thong_Tin_Ngay_Nghi_201803.$B$3:.$B$62]=[.$B62];[Thong_Tin_Ngay_Nghi_201803.$C$3:.$C$62])+SUMPRODUCT([Thong_Tin_Ngay_Nghi_201804.$B$3:.$B$60]=[.$B62];[Thong_Tin_Ngay_Nghi_201804.$C$3:.$C$60])+SUMPRODUCT([Thong_Tin_Ngay_Nghi_201805.$B$3:.$B$59]=[.$B62];[Thong_Tin_Ngay_Nghi_201805.$C$3:.$C$59])+SUMPRODUCT([Thong_Tin_Ngay_Nghi_201806.$B$3:.$B$62]=[.$B62];[Thong_Tin_Ngay_Nghi_201806.$C$3:.$C$62])+SUMPRODUCT([Thong_Tin_Ngay_Nghi_201807.$B$3:.$B$63]=[.$B62];[Thong_Tin_Ngay_Nghi_201807.$C$3:.$C$63])+SUMPRODUCT([Thong_Tin_Ngay_Nghi_201808.$B$3:.$B$64]=[.$B62];[Thong_Tin_Ngay_Nghi_201808.$C$3:.$C$64])+SUMPRODUCT([Thong_Tin_Ngay_Nghi_201809.$B$3:.$B$62]=[.$B62];[Thong_Tin_Ngay_Nghi_201809.$C$3:.$C$62])+SUMPRODUCT([Thong_Tin_Ngay_Nghi_201810.$B$3:.$B$61]=[.$B62];[Thong_Tin_Ngay_Nghi_201810.$C$3:.$C$61])+SUMPRODUCT([Thong_Tin_Ngay_Nghi_201811.$B$3:.$B$63]=[.$B62];[Thong_Tin_Ngay_Nghi_201811.$C$3:.$C$63])+ SUMPRODUCT([Thong_Tin_Ngay_Nghi_201812.$B$3:.$B$64]=[.$B62];[Thong_Tin_Ngay_Nghi_201812.$C$3:.$C$64])" office:value-type="float" office:value="0.5">
            <text:p>0.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7">
            <text:p>57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3]&lt;0;0;[.C6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3]);DATE(YEAR([.E63]);12;31);NOW())" office:value-type="date" office:date-value="2018-02-28T10:41:56.43">
            <text:p>02/28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2">
            <text:p>2</text:p>
          </table:table-cell>
          <table:table-cell table:style-name="ce56" table:formula="of:=SUMPRODUCT([Thong_Tin_Ngay_Nghi_201801.$B$3:.$B$62]=[.$B63];[Thong_Tin_Ngay_Nghi_201801.$C$3:.$C$62]) +  SUMPRODUCT([Thong_Tin_Ngay_Nghi_201802.$B$3:.$B$67]=[.$B63];[Thong_Tin_Ngay_Nghi_201802.$C$3:.$C$67]) + SUMPRODUCT([Thong_Tin_Ngay_Nghi_201803.$B$3:.$B$61]=[.$B63];[Thong_Tin_Ngay_Nghi_201803.$C$3:.$C$61])" office:value-type="float" office:value="5">
            <text:p>5</text:p>
          </table:table-cell>
          <table:table-cell table:style-name="ce61" table:formula="of:=SUMPRODUCT([Thong_Tin_Ngay_Nghi_201801.$B$3:.$B$63]=[.$B63];[Thong_Tin_Ngay_Nghi_201801.$C$3:.$C$63])+SUMPRODUCT([Thong_Tin_Ngay_Nghi_201802.$B$3:.$B$68]=[.$B63];[Thong_Tin_Ngay_Nghi_201802.$C$3:.$C$68])+SUMPRODUCT([Thong_Tin_Ngay_Nghi_201803.$B$3:.$B$62]=[.$B63];[Thong_Tin_Ngay_Nghi_201803.$C$3:.$C$62])+SUMPRODUCT([Thong_Tin_Ngay_Nghi_201804.$B$3:.$B$60]=[.$B63];[Thong_Tin_Ngay_Nghi_201804.$C$3:.$C$60])+SUMPRODUCT([Thong_Tin_Ngay_Nghi_201805.$B$3:.$B$59]=[.$B63];[Thong_Tin_Ngay_Nghi_201805.$C$3:.$C$59])+SUMPRODUCT([Thong_Tin_Ngay_Nghi_201806.$B$3:.$B$62]=[.$B63];[Thong_Tin_Ngay_Nghi_201806.$C$3:.$C$62])+SUMPRODUCT([Thong_Tin_Ngay_Nghi_201807.$B$3:.$B$63]=[.$B63];[Thong_Tin_Ngay_Nghi_201807.$C$3:.$C$63])+SUMPRODUCT([Thong_Tin_Ngay_Nghi_201808.$B$3:.$B$64]=[.$B63];[Thong_Tin_Ngay_Nghi_201808.$C$3:.$C$64])+SUMPRODUCT([Thong_Tin_Ngay_Nghi_201809.$B$3:.$B$62]=[.$B63];[Thong_Tin_Ngay_Nghi_201809.$C$3:.$C$62])+SUMPRODUCT([Thong_Tin_Ngay_Nghi_201810.$B$3:.$B$61]=[.$B63];[Thong_Tin_Ngay_Nghi_201810.$C$3:.$C$61])+SUMPRODUCT([Thong_Tin_Ngay_Nghi_201811.$B$3:.$B$63]=[.$B63];[Thong_Tin_Ngay_Nghi_201811.$C$3:.$C$63])+ SUMPRODUCT([Thong_Tin_Ngay_Nghi_201812.$B$3:.$B$64]=[.$B63];[Thong_Tin_Ngay_Nghi_201812.$C$3:.$C$64])" office:value-type="float" office:value="5">
            <text:p>5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63]+[.L63] +[.K63]+[.M63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85in" draw:caption-point-x="-0.2402in" draw:caption-point-y="0.5996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59in" draw:caption-point-x="-0.2402in" draw:caption-point-y="0.6122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63in" draw:caption-point-x="-0.2402in" draw:caption-point-y="0.6118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91in" draw:caption-point-x="-0.2402in" draw:caption-point-y="0.6091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98in" draw:caption-point-x="-0.2402in" draw:caption-point-y="0.6083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102in" draw:caption-point-x="-0.2402in" draw:caption-point-y="0.6079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98in" draw:caption-point-x="-0.2402in" draw:caption-point-y="0.6083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114in" draw:caption-point-x="-0.2402in" draw:caption-point-y="0.6067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42in" draw:caption-point-x="-0.2402in" draw:caption-point-y="0.6039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38in" draw:caption-point-x="-0.2402in" draw:caption-point-y="0.6043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42in" draw:caption-point-x="-0.2402in" draw:caption-point-y="0.6039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46in" draw:caption-point-x="-0.2402in" draw:caption-point-y="0.6035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5in" draw:caption-point-x="-0.2402in" draw:caption-point-y="0.6031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54in" draw:caption-point-x="-0.2402in" draw:caption-point-y="0.6028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61in" draw:caption-point-x="-0.2402in" draw:caption-point-y="0.602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69in" draw:caption-point-x="-0.2402in" draw:caption-point-y="0.6012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81in" draw:caption-point-x="-0.2402in" draw:caption-point-y="0.6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36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71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8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52in" draw:caption-point-x="-0.2402in" draw:caption-point-y="0.6091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43in" draw:caption-point-x="-0.2402in" draw:caption-point-y="0.6067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59in" draw:caption-point-x="-0.2402in" draw:caption-point-y="0.6051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79in" draw:caption-point-x="-0.2402in" draw:caption-point-y="0.6031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83in" draw:caption-point-x="-0.2402in" draw:caption-point-y="0.6028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98in" draw:caption-point-x="-0.2402in" draw:caption-point-y="0.6012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6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88in" draw:caption-point-x="-0.2402in" draw:caption-point-y="0.6098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96in" draw:caption-point-x="-0.2402in" draw:caption-point-y="0.6091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28in" draw:caption-point-x="-0.2402in" draw:caption-point-y="0.6059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43in" draw:caption-point-x="-0.2402in" draw:caption-point-y="0.6043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47in" draw:caption-point-x="-0.2402in" draw:caption-point-y="0.6039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102in" draw:caption-point-x="-0.2402in" draw:caption-point-y="0.5984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46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41in" draw:caption-point-x="-0.2402in" draw:caption-point-y="0.6126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62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25in" draw:caption-point-x="-0.2402in" draw:caption-point-y="0.6118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61in" draw:caption-point-x="-0.2402in" draw:caption-point-y="0.6083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92in" draw:caption-point-x="-0.2402in" draw:caption-point-y="0.6051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6004in" draw:caption-point-x="-0.2402in" draw:caption-point-y="0.6039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43in" draw:caption-point-x="-0.2402in" draw:caption-point-y="0.6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98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49in" draw:caption-point-x="-0.2402in" draw:caption-point-y="0.6071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92in" draw:caption-point-x="-0.2402in" draw:caption-point-y="0.6028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516in" draw:caption-point-x="-0.2402in" draw:caption-point-y="0.6004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7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78in" draw:caption-point-x="-0.2402in" draw:caption-point-y="0.6118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913in" draw:caption-point-x="-0.2402in" draw:caption-point-y="0.6083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921in" draw:caption-point-x="-0.2402in" draw:caption-point-y="0.6075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29in" draw:caption-point-x="-0.2402in" draw:caption-point-y="0.6067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37in" draw:caption-point-x="-0.2402in" draw:caption-point-y="0.6059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45in" draw:caption-point-x="-0.2402in" draw:caption-point-y="0.6051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53in" draw:caption-point-x="-0.2402in" draw:caption-point-y="0.6043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57in" draw:caption-point-x="-0.2402in" draw:caption-point-y="0.6039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65in" draw:caption-point-x="-0.2402in" draw:caption-point-y="0.6031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69in" draw:caption-point-x="-0.2402in" draw:caption-point-y="0.6028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76in" draw:caption-point-x="-0.2402in" draw:caption-point-y="0.602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51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54in" draw:caption-point-x="-0.2402in" draw:caption-point-y="0.6118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94in" draw:caption-point-x="-0.2402in" draw:caption-point-y="0.6079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402in" draw:caption-point-x="-0.2402in" draw:caption-point-y="0.6071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406in" draw:caption-point-x="-0.2402in" draw:caption-point-y="0.6067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413in" draw:caption-point-x="-0.2402in" draw:caption-point-y="0.6059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28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31in" draw:caption-point-x="-0.2402in" draw:caption-point-y="0.6118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58in" draw:caption-point-x="-0.2402in" draw:caption-point-y="0.6091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66in" draw:caption-point-x="-0.2402in" draw:caption-point-y="0.6083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78in" draw:caption-point-x="-0.2402in" draw:caption-point-y="0.6071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78in" draw:caption-point-x="-0.2402in" draw:caption-point-y="0.6071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98in" draw:caption-point-x="-0.2402in" draw:caption-point-y="0.6051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909in" draw:caption-point-x="-0.2402in" draw:caption-point-y="0.6039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29in" draw:caption-point-x="-0.2402in" draw:caption-point-y="0.602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49in" draw:caption-point-x="-0.2402in" draw:caption-point-y="0.6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9004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78in" draw:caption-point-x="-0.2402in" draw:caption-point-y="0.6047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86in" draw:caption-point-x="-0.2402in" draw:caption-point-y="0.6039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413in" draw:caption-point-x="-0.2402in" draw:caption-point-y="0.6012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8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819in" draw:caption-point-x="-0.2402in" draw:caption-point-y="0.6083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62in" draw:caption-point-x="-0.2402in" draw:caption-point-y="0.6039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62in" draw:caption-point-x="-0.2402in" draw:caption-point-y="0.6039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7in" draw:caption-point-x="-0.2402in" draw:caption-point-y="0.6031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86in" draw:caption-point-x="-0.2402in" draw:caption-point-y="0.6016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61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56in" draw:caption-point-x="-0.2402in" draw:caption-point-y="0.6126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303in" draw:caption-point-x="-0.2402in" draw:caption-point-y="0.6079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323in" draw:caption-point-x="-0.2402in" draw:caption-point-y="0.6059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82in" draw:caption-point-x="-0.2402in" draw:caption-point-y="0.6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37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91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72in" draw:caption-point-x="-0.2402in" draw:caption-point-y="0.6039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66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69in" draw:caption-point-x="-0.2402in" draw:caption-point-y="0.6118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4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38in" draw:caption-point-x="-0.2402in" draw:caption-point-y="0.6126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65in" draw:caption-point-x="-0.2402in" draw:caption-point-y="0.6098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73in" draw:caption-point-x="-0.2402in" draw:caption-point-y="0.6091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81in" draw:caption-point-x="-0.2402in" draw:caption-point-y="0.6083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85in" draw:caption-point-x="-0.2402in" draw:caption-point-y="0.6079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89in" draw:caption-point-x="-0.2402in" draw:caption-point-y="0.6075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93in" draw:caption-point-x="-0.2402in" draw:caption-point-y="0.6071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97in" draw:caption-point-x="-0.2402in" draw:caption-point-y="0.6067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705in" draw:caption-point-x="-0.2402in" draw:caption-point-y="0.6059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713in" draw:caption-point-x="-0.2402in" draw:caption-point-y="0.6051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717in" draw:caption-point-x="-0.2402in" draw:caption-point-y="0.6047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72in" draw:caption-point-x="-0.2402in" draw:caption-point-y="0.6043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24in" draw:caption-point-x="-0.2402in" draw:caption-point-y="0.6039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32in" draw:caption-point-x="-0.2402in" draw:caption-point-y="0.6031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36in" draw:caption-point-x="-0.2402in" draw:caption-point-y="0.6028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44in" draw:caption-point-x="-0.2402in" draw:caption-point-y="0.602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6in" draw:caption-point-x="-0.2402in" draw:caption-point-y="0.6004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64in" draw:caption-point-x="-0.2402in" draw:caption-point-y="0.6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8in" draw:caption-point-x="-0.2402in" draw:caption-point-y="0.5984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81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5in" draw:caption-point-x="-0.2402in" draw:caption-point-y="0.6091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65in" draw:caption-point-x="-0.2402in" draw:caption-point-y="0.6075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73in" draw:caption-point-x="-0.2402in" draw:caption-point-y="0.6067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81in" draw:caption-point-x="-0.2402in" draw:caption-point-y="0.6059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89in" draw:caption-point-x="-0.2402in" draw:caption-point-y="0.6051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97in" draw:caption-point-x="-0.2402in" draw:caption-point-y="0.6043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201in" draw:caption-point-x="-0.2402in" draw:caption-point-y="0.6039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28in" draw:caption-point-x="-0.2402in" draw:caption-point-y="0.6012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36in" draw:caption-point-x="-0.2402in" draw:caption-point-y="0.6004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56in" draw:caption-point-x="-0.2402in" draw:caption-point-y="0.5984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9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42in" draw:caption-point-x="-0.2402in" draw:caption-point-y="0.6075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7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76" table:formula="of:=SUM([.D26:.AH2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5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12.4622in" svg:y="5.5638in" draw:caption-point-x="-0.2402in" draw:caption-point-y="0.6035in">
              <dc:date>2018-01-22T00:00:00</dc:date>
              <text:p text:style-name="P1"><text:span text:style-name="T1">Cảm cúm, mệt trong người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12.9189in" svg:y="5.5642in" draw:caption-point-x="-0.2402in" draw:caption-point-y="0.6031in">
              <dc:date>2018-01-23T00:00:00</dc:date>
              <text:p text:style-name="P1"><text:span text:style-name="T1">Nhà có việc gấp, xin đi trễ, 8h57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5.5626in" draw:caption-point-x="-0.2402in" draw:caption-point-y="0.6047in">
              <dc:date>2018-01-29T00:00:00</dc:date>
              <text:p text:style-name="P1"><text:span text:style-name="T1">Làm remote</text:span></text:p>
            </office:annotation>
            <text:p>0</text:p>
          </table:table-cell>
          <table:table-cell table:style-name="ce80" office:value-type="float" office:value="0">
            <office:annotation draw:style-name="gr6" draw:text-style-name="P1" svg:width="1.1413in" svg:height="0.2634in" svg:x="16.1154in" svg:y="5.5626in" draw:caption-point-x="-0.2402in" draw:caption-point-y="0.6047in">
              <dc:date>2018-01-17T00:00:00</dc:date>
              <text:p text:style-name="P1"><text:span text:style-name="T1">Làm remote</text:span></text:p>
            </office:annotation>
            <text:p>0</text:p>
          </table:table-cell>
          <table:table-cell table:style-name="ce80" office:value-type="float" office:value="0">
            <office:annotation draw:style-name="gr6" draw:text-style-name="P1" svg:width="1.1413in" svg:height="0.2634in" svg:x="16.572in" svg:y="5.5626in" draw:caption-point-x="-0.2402in" draw:caption-point-y="0.6047in">
              <dc:date>2018-01-17T00:00:00</dc:date>
              <text:p text:style-name="P1"><text:span text:style-name="T1">Làm remote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76" table:formula="of:=SUM([.D27:.AH27])" office:value-type="float" office:value="8">
            <text:p>8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28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8102in" draw:caption-point-x="-0.2402in" draw:caption-point-y="0.6047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8102in" draw:caption-point-x="-0.2402in" draw:caption-point-y="0.604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8102in" draw:caption-point-x="-0.2402in" draw:caption-point-y="0.604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8102in" draw:caption-point-x="-0.2402in" draw:caption-point-y="0.604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8102in" draw:caption-point-x="-0.2402in" draw:caption-point-y="0.604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8102in" draw:caption-point-x="-0.2402in" draw:caption-point-y="0.6047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15.6587in" svg:y="5.8102in" draw:caption-point-x="-0.2402in" draw:caption-point-y="0.6047in">
              <dc:date>2018-01-29T00:00:00</dc:date>
              <text:p text:style-name="P1"><text:span text:style-name="T1">Vợ chờ sanh, túc trực bệnh viện, off nguyên ngày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6.1154in" svg:y="5.8102in" draw:caption-point-x="-0.2402in" draw:caption-point-y="0.6047in">
              <dc:date>2018-01-30T00:00:00</dc:date>
              <text:p text:style-name="P1"><text:span text:style-name="T1">Vợ mới sanh cần chăm sóc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16.572in" svg:y="5.8102in" draw:caption-point-x="-0.2402in" draw:caption-point-y="0.6047in">
              <dc:date>2018-01-30T00:00:00</dc:date>
              <text:p text:style-name="P1"><text:span text:style-name="T1">Vợ mới sanh cần chăm sóc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76" table:formula="of:=SUM([.D28:.AH2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20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LongDD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"/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6.3028in" draw:caption-point-x="-0.2402in" draw:caption-point-y="0.6075in">
              <dc:date>2018-01-08T00:00:00</dc:date>
              <text:p text:style-name="P1"><text:span text:style-name="T1">Báo cáo tiến độ đồ án tốt nghiệp, xin đi trễ, 9h08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0.7614in" svg:y="7.0417in" draw:caption-point-x="1.4606in" draw:caption-point-y="-0.1315in">
              <dc:date>2018-01-22T00:00:00</dc:date>
              <text:p text:style-name="P1"><text:span text:style-name="T1">Báo cáo tiến độ đồ án tốt nghiệp, xin đi trễ, 9h20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6.7878in" svg:y="6.787in" draw:caption-point-x="-1.3693in" draw:caption-point-y="0.1232in">
              <dc:date>2018-01-29T00:00:00</dc:date>
              <text:p text:style-name="P1"><text:span text:style-name="T1">Báo cáo tiến độ đồ án tốt nghiệp, xin đi trễ, 9h2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76" table:formula="of:=SUM([.D30:.AH3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57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5551in" draw:caption-point-x="-0.2402in" draw:caption-point-y="0.6028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75" office:value-type="string">
            <text:p>MaiNTT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76" table:formula="of:=SUM([.D32:.AH3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11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7.0433in" draw:caption-point-x="-0.2402in" draw:caption-point-y="0.6098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7.0441in" draw:caption-point-x="-0.2402in" draw:caption-point-y="0.6091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7.0453in" draw:caption-point-x="-0.2402in" draw:caption-point-y="0.6079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0461in" draw:caption-point-x="-0.2402in" draw:caption-point-y="0.6071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7.0465in" draw:caption-point-x="-0.2402in" draw:caption-point-y="0.6067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7.0472in" draw:caption-point-x="-0.2402in" draw:caption-point-y="0.6059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048in" draw:caption-point-x="-0.2402in" draw:caption-point-y="0.6051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7.0492in" draw:caption-point-x="-0.2402in" draw:caption-point-y="0.6039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76" table:formula="of:=SUM([.D33:.AH3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87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7.2929in" draw:caption-point-x="-0.2402in" draw:caption-point-y="0.6079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298in" draw:caption-point-x="-0.2402in" draw:caption-point-y="0.6028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76" table:formula="of:=SUM([.D34:.AH34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6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5425in" draw:caption-point-x="-0.2402in" draw:caption-point-y="0.6059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76" table:formula="of:=SUM([.D35:.AH35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4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785in" draw:caption-point-x="-0.2402in" draw:caption-point-y="0.6114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785in" draw:caption-point-x="-0.2402in" draw:caption-point-y="0.6114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10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8.0362in" draw:caption-point-x="-0.2402in" draw:caption-point-y="0.6079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8.0382in" draw:caption-point-x="-0.2402in" draw:caption-point-y="0.6059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76" table:formula="of:=SUM([.D37:.AH37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96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8.2791in" draw:caption-point-x="-0.2402in" draw:caption-point-y="0.6126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8.2819in" draw:caption-point-x="-0.2402in" draw:caption-point-y="0.6098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8.2846in" draw:caption-point-x="-0.2402in" draw:caption-point-y="0.6071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8.2858in" draw:caption-point-x="-0.2402in" draw:caption-point-y="0.6059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8.2866in" draw:caption-point-x="-0.2402in" draw:caption-point-y="0.6051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287in" draw:caption-point-x="-0.2402in" draw:caption-point-y="0.6047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8.2874in" draw:caption-point-x="-0.2402in" draw:caption-point-y="0.6043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2878in" draw:caption-point-x="-0.2402in" draw:caption-point-y="0.6039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8.289in" draw:caption-point-x="-0.2402in" draw:caption-point-y="0.6028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2898in" draw:caption-point-x="-0.2402in" draw:caption-point-y="0.602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8.2917in" draw:caption-point-x="-0.2402in" draw:caption-point-y="0.6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8.2937in" draw:caption-point-x="-0.2402in" draw:caption-point-y="0.598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7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5276in" draw:caption-point-x="-0.2402in" draw:caption-point-y="0.6118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5346in" draw:caption-point-x="-0.2402in" draw:caption-point-y="0.6047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5362in" draw:caption-point-x="-0.2402in" draw:caption-point-y="0.6031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5374in" draw:caption-point-x="-0.2402in" draw:caption-point-y="0.602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76" table:formula="of:=SUM([.D39:.AH3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4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8394in" draw:caption-point-x="-0.2402in" draw:caption-point-y="0.5476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76" table:formula="of:=SUM([.D40:.AH40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2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9.0264in" draw:caption-point-x="-0.2402in" draw:caption-point-y="0.6083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9.0264in" draw:caption-point-x="-0.2402in" draw:caption-point-y="0.6083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9.0264in" draw:caption-point-x="-0.2402in" draw:caption-point-y="0.6083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028in" draw:caption-point-x="-0.2402in" draw:caption-point-y="0.6067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9.0299in" draw:caption-point-x="-0.2402in" draw:caption-point-y="0.6047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9.0299in" draw:caption-point-x="-0.2402in" draw:caption-point-y="0.6047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9.0335in" draw:caption-point-x="-0.2402in" draw:caption-point-y="0.6012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9.0343in" draw:caption-point-x="-0.2402in" draw:caption-point-y="0.6004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uongPVH</text:p>
          </table:table-cell>
          <table:table-cell table:style-name="ce76" table:formula="of:=SUM([.D41:.AH4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40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76" table:formula="of:=SUM([.D42:.AH4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78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526in" draw:caption-point-x="-0.2402in" draw:caption-point-y="0.6039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5287in" draw:caption-point-x="-0.2402in" draw:caption-point-y="0.6012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76" table:formula="of:=SUM([.D43:.AH43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54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7717in" draw:caption-point-x="-0.2402in" draw:caption-point-y="0.6059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7728in" draw:caption-point-x="-0.2402in" draw:caption-point-y="0.6047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7736in" draw:caption-point-x="-0.2402in" draw:caption-point-y="0.6039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7764in" draw:caption-point-x="-0.2402in" draw:caption-point-y="0.6012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7791in" draw:caption-point-x="-0.2402in" draw:caption-point-y="0.5984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76" table:formula="of:=SUM([.D44:.AH44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35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10.013in" draw:caption-point-x="-0.2402in" draw:caption-point-y="0.6126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10.0138in" draw:caption-point-x="-0.2402in" draw:caption-point-y="0.6118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10.0157in" draw:caption-point-x="-0.2402in" draw:caption-point-y="0.6098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10.0165in" draw:caption-point-x="-0.2402in" draw:caption-point-y="0.6091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10.0252in" draw:caption-point-x="-0.2402in" draw:caption-point-y="0.6004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0.0252in" draw:caption-point-x="-0.2402in" draw:caption-point-y="0.6004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311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2642in" draw:caption-point-x="-0.2402in" draw:caption-point-y="0.6091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10.2665in" draw:caption-point-x="-0.2402in" draw:caption-point-y="0.6067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87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5169in" draw:caption-point-x="-0.2402in" draw:caption-point-y="0.6039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5177in" draw:caption-point-x="-0.2402in" draw:caption-point-y="0.6031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76" table:formula="of:=SUM([.D47:.AH4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64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7602in" draw:caption-point-x="-0.2402in" draw:caption-point-y="0.6083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75" office:value-type="string">
            <text:p>ThamDT</text:p>
          </table:table-cell>
          <table:table-cell table:style-name="ce76" table:formula="of:=SUM([.D48:.AH48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76" table:formula="of:=SUM([.D49:.AH4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217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1.2516in" draw:caption-point-x="-0.2402in" draw:caption-point-y="0.6122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2567in" draw:caption-point-x="-0.2402in" draw:caption-point-y="0.6071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1.2602in" draw:caption-point-x="-0.2402in" draw:caption-point-y="0.6035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2654in" draw:caption-point-x="-0.2402in" draw:caption-point-y="0.5984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76" table:formula="of:=SUM([.D50:.AH5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5693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5024in" draw:caption-point-x="-0.2402in" draw:caption-point-y="0.6091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5055in" draw:caption-point-x="-0.2402in" draw:caption-point-y="0.6059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5055in" draw:caption-point-x="-0.2402in" draw:caption-point-y="0.6059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5087in" draw:caption-point-x="-0.2402in" draw:caption-point-y="0.6028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76" table:formula="of:=SUM([.D51:.AH51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6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7476in" draw:caption-point-x="-0.2402in" draw:caption-point-y="0.6114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7492in" draw:caption-point-x="-0.2402in" draw:caption-point-y="0.6098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7512in" draw:caption-point-x="-0.2402in" draw:caption-point-y="0.6079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7547in" draw:caption-point-x="-0.2402in" draw:caption-point-y="0.6043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7539in" draw:caption-point-x="-0.2402in" draw:caption-point-y="0.6051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7559in" draw:caption-point-x="-0.2402in" draw:caption-point-y="0.6031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7563in" draw:caption-point-x="-0.2402in" draw:caption-point-y="0.6028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7587in" draw:caption-point-x="-0.2402in" draw:caption-point-y="0.6004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76" table:formula="of:=SUM([.D52:.AH52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26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2.2512in" draw:caption-point-x="-0.2402in" draw:caption-point-y="0.6035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2.252in" draw:caption-point-x="-0.2402in" draw:caption-point-y="0.6028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2.2571in" draw:caption-point-x="-0.2402in" draw:caption-point-y="0.5976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76" table:formula="of:=SUM([.D54:.AH54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5602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2.4909in" draw:caption-point-x="-0.2402in" draw:caption-point-y="0.6114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2.4933in" draw:caption-point-x="-0.2402in" draw:caption-point-y="0.6091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2.4953in" draw:caption-point-x="-0.2402in" draw:caption-point-y="0.6071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2.4965in" draw:caption-point-x="-0.2402in" draw:caption-point-y="0.6059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4984in" draw:caption-point-x="-0.2402in" draw:caption-point-y="0.6039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4988in" draw:caption-point-x="-0.2402in" draw:caption-point-y="0.6035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5039in" draw:caption-point-x="-0.2402in" draw:caption-point-y="0.5984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nhP</text:p>
          </table:table-cell>
          <table:table-cell table:style-name="ce76" table:formula="of:=SUM([.D55:.AH5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8079in" draw:caption-point-x="-0.2402in" draw:caption-point-y="0.5421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7417in" draw:caption-point-x="-0.2402in" draw:caption-point-y="0.6083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69in" draw:caption-point-x="-0.2402in" draw:caption-point-y="0.6012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77in" draw:caption-point-x="-0.2402in" draw:caption-point-y="0.6004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81in" draw:caption-point-x="-0.2402in" draw:caption-point-y="0.6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93in" draw:caption-point-x="-0.2402in" draw:caption-point-y="0.5988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205in" draw:caption-point-x="-0.2402in" draw:caption-point-y="0.5976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88" table:formula="of:=SUM([.D6:.AH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616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6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6161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88" table:formula="of:=SUM([.D7:.AH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863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88" table:formula="of:=SUM([.D8:.AH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1.1098in" draw:caption-point-x="-0.2402in" draw:caption-point-y="0.5988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1.1114in" draw:caption-point-x="-0.2402in" draw:caption-point-y="0.5972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1.113in" draw:caption-point-x="-0.2402in" draw:caption-point-y="0.5957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88" table:formula="of:=SUM([.D9:.AH9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3551in" draw:caption-point-x="-0.2402in" draw:caption-point-y="0.6016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3555in" draw:caption-point-x="-0.2402in" draw:caption-point-y="0.6012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9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9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3598in" draw:caption-point-x="-0.2402in" draw:caption-point-y="0.5969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88" table:formula="of:=SUM([.D10:.AH1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6047in" draw:caption-point-x="-0.2402in" draw:caption-point-y="0.5996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7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7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88" table:formula="of:=SUM([.D11:.AH11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47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47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8547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8547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8547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8567in" draw:caption-point-x="-0.2402in" draw:caption-point-y="0.5953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88" table:formula="of:=SUM([.D12:.AH1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102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102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2.1028in" draw:caption-point-x="-0.2402in" draw:caption-point-y="0.5969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88" table:formula="of:=SUM([.D13:.AH13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457in" draw:caption-point-x="-0.2402in" draw:caption-point-y="0.6016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461in" draw:caption-point-x="-0.2402in" draw:caption-point-y="0.6012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3484in" draw:caption-point-x="-0.2402in" draw:caption-point-y="0.5988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3496in" draw:caption-point-x="-0.2402in" draw:caption-point-y="0.5976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88" table:formula="of:=SUM([.D14:.AH14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58in" draw:caption-point-x="-0.2402in" draw:caption-point-y="0.609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5858in" draw:caption-point-x="-0.2402in" draw:caption-point-y="0.609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5961in" draw:caption-point-x="-0.2402in" draw:caption-point-y="0.5988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97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97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7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7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7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5996in" draw:caption-point-x="-0.2402in" draw:caption-point-y="0.5953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88" table:formula="of:=SUM([.D15:.AH15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8409in" draw:caption-point-x="-0.2402in" draw:caption-point-y="0.6016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8429in" draw:caption-point-x="-0.2402in" draw:caption-point-y="0.5996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8449in" draw:caption-point-x="-0.2402in" draw:caption-point-y="0.5976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8453in" draw:caption-point-x="-0.2402in" draw:caption-point-y="0.597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8453in" draw:caption-point-x="-0.2402in" draw:caption-point-y="0.597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8453in" draw:caption-point-x="-0.2402in" draw:caption-point-y="0.5972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88" table:formula="of:=SUM([.D16:.AH16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3.089in" draw:caption-point-x="-0.2402in" draw:caption-point-y="0.6012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092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092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88" table:formula="of:=SUM([.D17:.AH17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3378in" draw:caption-point-x="-0.2402in" draw:caption-point-y="0.6004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3402in" draw:caption-point-x="-0.2402in" draw:caption-point-y="0.598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88" table:formula="of:=SUM([.D18:.AH18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5906in" draw:caption-point-x="-0.2402in" draw:caption-point-y="0.5953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88" table:formula="of:=SUM([.D19:.AH19])" office:value-type="float" office:value="5.5">
            <text:p>5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8358in" draw:caption-point-x="-0.2402in" draw:caption-point-y="0.5976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8358in" draw:caption-point-x="-0.2402in" draw:caption-point-y="0.597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8358in" draw:caption-point-x="-0.2402in" draw:caption-point-y="0.597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8358in" draw:caption-point-x="-0.2402in" draw:caption-point-y="0.597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8358in" draw:caption-point-x="-0.2402in" draw:caption-point-y="0.597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8358in" draw:caption-point-x="-0.2402in" draw:caption-point-y="0.5976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8362in" draw:caption-point-x="-0.2402in" draw:caption-point-y="0.597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8362in" draw:caption-point-x="-0.2402in" draw:caption-point-y="0.597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8362in" draw:caption-point-x="-0.2402in" draw:caption-point-y="0.597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6587in" svg:y="3.8362in" draw:caption-point-x="-0.2402in" draw:caption-point-y="0.597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6.1154in" svg:y="3.8362in" draw:caption-point-x="-0.2402in" draw:caption-point-y="0.5972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88" table:formula="of:=SUM([.D20:.AH2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4.0799in" draw:caption-point-x="-0.2402in" draw:caption-point-y="0.6012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31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31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88" table:formula="of:=SUM([.D22:.AH2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5787in" draw:caption-point-x="-0.2402in" draw:caption-point-y="0.5976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9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9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88" table:formula="of:=SUM([.D23:.AH23])" office:value-type="float" office:value="10.5">
            <text:p>1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8264in" draw:caption-point-x="-0.2402in" draw:caption-point-y="0.5976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6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6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8268in" draw:caption-point-x="-0.2402in" draw:caption-point-y="0.597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8268in" draw:caption-point-x="-0.2402in" draw:caption-point-y="0.597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8268in" draw:caption-point-x="-0.2402in" draw:caption-point-y="0.5972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8283in" draw:caption-point-x="-0.2402in" draw:caption-point-y="0.5957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8283in" draw:caption-point-x="-0.2402in" draw:caption-point-y="0.59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8283in" draw:caption-point-x="-0.2402in" draw:caption-point-y="0.59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6587in" svg:y="4.8283in" draw:caption-point-x="-0.2402in" draw:caption-point-y="0.59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6.1154in" svg:y="4.8283in" draw:caption-point-x="-0.2402in" draw:caption-point-y="0.59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88" table:formula="of:=SUM([.D24:.AH24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5.0705in" draw:caption-point-x="-0.2402in" draw:caption-point-y="0.6012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0717in" draw:caption-point-x="-0.2402in" draw:caption-point-y="0.6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5.072in" draw:caption-point-x="-0.2402in" draw:caption-point-y="0.5996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0728in" draw:caption-point-x="-0.2402in" draw:caption-point-y="0.5988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5.074in" draw:caption-point-x="-0.2402in" draw:caption-point-y="0.5976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74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4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0744in" draw:caption-point-x="-0.2402in" draw:caption-point-y="0.5972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0752in" draw:caption-point-x="-0.2402in" draw:caption-point-y="0.5965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56in" draw:caption-point-x="-0.2402in" draw:caption-point-y="0.5961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0764in" draw:caption-point-x="-0.2402in" draw:caption-point-y="0.5953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88" table:formula="of:=SUM([.D25:.AH25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3181in" draw:caption-point-x="-0.2402in" draw:caption-point-y="0.6012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3197in" draw:caption-point-x="-0.2402in" draw:caption-point-y="0.5996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22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3224in" draw:caption-point-x="-0.2402in" draw:caption-point-y="0.5969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3228in" draw:caption-point-x="-0.2402in" draw:caption-point-y="0.5965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3232in" draw:caption-point-x="-0.2402in" draw:caption-point-y="0.5961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324in" draw:caption-point-x="-0.2402in" draw:caption-point-y="0.5953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88" table:formula="of:=SUM([.D26:.AH2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70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70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88" table:formula="of:=SUM([.D27:.AH2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8173in" draw:caption-point-x="-0.2402in" draw:caption-point-y="0.5976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88" table:formula="of:=SUM([.D28:.AH28])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2.6457in" svg:y="6.0535in" draw:caption-point-x="-0.2402in" draw:caption-point-y="0.6091in">
              <dc:date>2018-01-17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1024in" svg:y="6.0535in" draw:caption-point-x="-0.2402in" draw:caption-point-y="0.6091in">
              <dc:date>2018-01-17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6" draw:text-style-name="P1" svg:width="1.1413in" svg:height="0.2634in" svg:x="12.0059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289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4.7457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6587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6.1154in" svg:y="6.0622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88" table:formula="of:=SUM([.D29:.AH29])" office:value-type="float" office:value="5">
            <text:p>5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6.3024in" draw:caption-point-x="-0.2402in" draw:caption-point-y="0.6079in">
              <dc:date>2018-01-30T00:00:00</dc:date>
              <text:p text:style-name="P1"><text:span text:style-name="T1">Vợ mới sanh cần chăm só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6.3024in" draw:caption-point-x="-0.2402in" draw:caption-point-y="0.6079in">
              <dc:date>2018-01-30T00:00:00</dc:date>
              <text:p text:style-name="P1"><text:span text:style-name="T1">Vợ mới sanh cần chăm sóc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6.3098in" draw:caption-point-x="-0.2402in" draw:caption-point-y="0.6004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313in" draw:caption-point-x="-0.2402in" draw:caption-point-y="0.597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313in" draw:caption-point-x="-0.2402in" draw:caption-point-y="0.597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313in" draw:caption-point-x="-0.2402in" draw:caption-point-y="0.5972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88" table:formula="of:=SUM([.D30:.AH30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60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60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5606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88" table:formula="of:=SUM([.D31:.AH31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8106in" draw:caption-point-x="-0.2402in" draw:caption-point-y="0.5949in">
              <dc:date>2018-02-05T00:00:00</dc:date>
              <text:p text:style-name="P1"><text:span text:style-name="T1">Báo cáo tiến độ đồ án tốt nghiệp, xin đi trễ, 8h54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2878in" svg:y="6.8083in" draw:caption-point-x="-0.2402in" draw:caption-point-y="0.5972in">
              <dc:date>2018-02-21T00:00:00</dc:date>
              <text:p text:style-name="P1"><text:span text:style-name="T1">Off chiều, xe về 3h chiều</text:span></text:p>
            </office:annotation>
            <text:p>0.5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83in" draw:caption-point-x="-0.2402in" draw:caption-point-y="0.5972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83in" draw:caption-point-x="-0.2402in" draw:caption-point-y="0.5972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83in" draw:caption-point-x="-0.2402in" draw:caption-point-y="0.5972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88" table:formula="of:=SUM([.D32:.AH3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88" table:formula="of:=SUM([.D34:.AH34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7.5484in" draw:caption-point-x="-0.2402in" draw:caption-point-y="0.6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7.5496in" draw:caption-point-x="-0.2402in" draw:caption-point-y="0.5988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7.5508in" draw:caption-point-x="-0.2402in" draw:caption-point-y="0.5976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5512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5512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512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512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512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7.5531in" draw:caption-point-x="-0.2402in" draw:caption-point-y="0.5953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88" table:formula="of:=SUM([.D35:.AH3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92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92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88" table:formula="of:=SUM([.D36:.AH36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8.0437in" draw:caption-point-x="-0.2402in" draw:caption-point-y="0.6004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8.0441in" draw:caption-point-x="-0.2402in" draw:caption-point-y="0.6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046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046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88" table:formula="of:=SUM([.D37:.AH3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4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4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45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88" table:formula="of:=SUM([.D38:.AH38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8.5417in" draw:caption-point-x="-0.2402in" draw:caption-point-y="0.5976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542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542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5421in" draw:caption-point-x="-0.2402in" draw:caption-point-y="0.597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5421in" draw:caption-point-x="-0.2402in" draw:caption-point-y="0.597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5421in" draw:caption-point-x="-0.2402in" draw:caption-point-y="0.5972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8.5433in" draw:caption-point-x="-0.2402in" draw:caption-point-y="0.5961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88" table:formula="of:=SUM([.D39:.AH39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7854in" draw:caption-point-x="-0.2402in" draw:caption-point-y="0.6016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7854in" draw:caption-point-x="-0.2402in" draw:caption-point-y="0.6016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7854in" draw:caption-point-x="-0.2402in" draw:caption-point-y="0.6016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787in" draw:caption-point-x="-0.2402in" draw:caption-point-y="0.6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88" table:formula="of:=SUM([.D40:.AH40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0374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0374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0374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88" table:formula="of:=SUM([.D41:.AH4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28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285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88" table:formula="of:=SUM([.D42:.AH42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9.5283in" draw:caption-point-x="-0.2402in" draw:caption-point-y="0.6016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9.5295in" draw:caption-point-x="-0.2402in" draw:caption-point-y="0.6004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5335in" draw:caption-point-x="-0.2402in" draw:caption-point-y="0.5965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88" table:formula="of:=SUM([.D43:.AH43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803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803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88" table:formula="of:=SUM([.D44:.AH44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91in" draw:caption-point-x="-0.2402in" draw:caption-point-y="0.5965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88" table:formula="of:=SUM([.D45:.AH4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7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76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88" table:formula="of:=SUM([.D46:.AH46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5232in" draw:caption-point-x="-0.2402in" draw:caption-point-y="0.5976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523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523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0.5236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88" table:formula="of:=SUM([.D47:.AH47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7685in" draw:caption-point-x="-0.2402in" draw:caption-point-y="0.6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7689in" draw:caption-point-x="-0.2402in" draw:caption-point-y="0.5996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7713in" draw:caption-point-x="-0.2402in" draw:caption-point-y="0.5972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7713in" draw:caption-point-x="-0.2402in" draw:caption-point-y="0.5972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88" table:formula="of:=SUM([.D48:.AH48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88" table:formula="of:=SUM([.D49:.AH49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1.2661in" draw:caption-point-x="-0.2402in" draw:caption-point-y="0.5976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88" table:formula="of:=SUM([.D50:.AH50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1.511in" draw:caption-point-x="-0.2402in" draw:caption-point-y="0.6004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1.5138in" draw:caption-point-x="-0.2402in" draw:caption-point-y="0.5976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88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761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761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7638in" draw:caption-point-x="-0.2402in" draw:caption-point-y="0.5953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88" table:formula="of:=SUM([.D52:.AH5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94in" draw:caption-point-x="-0.2402in" draw:caption-point-y="0.5972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88" table:formula="of:=SUM([.D53:.AH53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88" table:formula="of:=SUM([.D54:.AH54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2.5008in" draw:caption-point-x="-0.2402in" draw:caption-point-y="0.6016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5028in" draw:caption-point-x="-0.2402in" draw:caption-point-y="0.5996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51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2.5051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5051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2.5051in" draw:caption-point-x="-0.2402in" draw:caption-point-y="0.5972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88" table:formula="of:=SUM([.D55:.AH5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52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52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7528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7531in" draw:caption-point-x="-0.2402in" draw:caption-point-y="0.5969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88" table:formula="of:=SUM([.D56:.AH5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9988in" draw:caption-point-x="-0.2402in" draw:caption-point-y="0.5988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000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0004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3.0008in" draw:caption-point-x="-0.2402in" draw:caption-point-y="0.5969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3.0016in" draw:caption-point-x="-0.2402in" draw:caption-point-y="0.5961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88" table:formula="of:=SUM([.D57:.AH5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8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88" table:formula="of:=SUM([.D58:.AH5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3.4933in" draw:caption-point-x="-0.2402in" draw:caption-point-y="0.5996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4957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4957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88" table:formula="of:=SUM([.D59:.AH5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3.739in" draw:caption-point-x="-0.2402in" draw:caption-point-y="0.6016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3.7441in" draw:caption-point-x="-0.2402in" draw:caption-point-y="0.5965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3.7453in" draw:caption-point-x="-0.2402in" draw:caption-point-y="0.5953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88" table:formula="of:=SUM([.D60:.AH6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990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9909in" draw:caption-point-x="-0.2402in" draw:caption-point-y="0.5972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9909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9909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9909in" draw:caption-point-x="-0.2402in" draw:caption-point-y="0.5972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00" table:formula="of:=SUM([.D5:.AH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00" table:formula="of:=SUM([.D6:.AH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00" table:formula="of:=SUM([.D7:.AH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00" table:formula="of:=SUM([.D8:.AH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00" table:formula="of:=SUM([.D10:.AH1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00" table:formula="of:=SUM([.D11:.AH1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00" table:formula="of:=SUM([.D12:.AH1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00" table:formula="of:=SUM([.D13:.AH1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00" table:formula="of:=SUM([.D14:.AH1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00" table:formula="of:=SUM([.D15:.AH1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00" table:formula="of:=SUM([.D16:.AH1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00" table:formula="of:=SUM([.D17:.AH1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00" table:formula="of:=SUM([.D18:.AH1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00" table:formula="of:=SUM([.D19:.AH1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00" table:formula="of:=SUM([.D20:.AH2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00" table:formula="of:=SUM([.D21:.AH2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00" table:formula="of:=SUM([.D22:.AH2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00" table:formula="of:=SUM([.D23:.AH2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00" table:formula="of:=SUM([.D24:.AH2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00" table:formula="of:=SUM([.D25:.AH2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00" table:formula="of:=SUM([.D26:.AH2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00" table:formula="of:=SUM([.D27:.AH2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00" table:formula="of:=SUM([.D28:.AH2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00" table:formula="of:=SUM([.D29:.AH2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00" table:formula="of:=SUM([.D30:.AH3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00" table:formula="of:=SUM([.D31:.AH31])" office:value-type="float" office:value="0">
            <text:p>0</text:p>
          </table:table-cell>
          <table:table-cell table:style-name="ce104" table:number-columns-repeated="11"/>
          <table:table-cell table:style-name="ce104">
            <office:annotation office:display="true" draw:style-name="gr2" draw:text-style-name="P1" svg:width="1.1413in" svg:height="0.5457in" svg:x="7.7988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04" table:number-columns-repeated="6"/>
          <table:table-cell table:style-name="ce104">
            <office:annotation office:display="true" draw:style-name="gr2" draw:text-style-name="P1" svg:width="1.1413in" svg:height="0.5457in" svg:x="11.0925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04" table:number-columns-repeated="6"/>
          <table:table-cell table:style-name="ce104">
            <office:annotation office:display="true" draw:style-name="gr2" draw:text-style-name="P1" svg:width="1.1413in" svg:height="0.5457in" svg:x="14.289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04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00" table:formula="of:=SUM([.D32:.AH3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00" table:formula="of:=SUM([.D33:.AH3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00" table:formula="of:=SUM([.D34:.AH3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00" table:formula="of:=SUM([.D35:.AH3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00" table:formula="of:=SUM([.D36:.AH3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00" table:formula="of:=SUM([.D37:.AH3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00" table:formula="of:=SUM([.D38:.AH3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00" table:formula="of:=SUM([.D39:.AH3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00" table:formula="of:=SUM([.D40:.AH4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00" table:formula="of:=SUM([.D41:.AH4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00" table:formula="of:=SUM([.D42:.AH42])" office:value-type="float" office:value="2">
            <text:p>2</text:p>
          </table:table-cell>
          <table:table-cell table:style-name="ce104" table:number-columns-repeated="4"/>
          <table:table-cell table:style-name="ce104" office:value-type="float" office:value="0.5">
            <office:annotation draw:style-name="gr2" draw:text-style-name="P1" svg:width="1.1413in" svg:height="0.5457in" svg:x="4.472in" svg:y="9.5346in" draw:caption-point-x="-0.2402in" draw:caption-point-y="0.595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6"/>
          <table:table-cell table:style-name="ce104" office:value-type="float" office:value="0.5">
            <office:annotation draw:style-name="gr2" draw:text-style-name="P1" svg:width="1.1413in" svg:height="0.5457in" svg:x="7.7988in" svg:y="9.5346in" draw:caption-point-x="-0.2402in" draw:caption-point-y="0.595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6"/>
          <table:table-cell table:style-name="ce104" office:value-type="float" office:value="0.5">
            <office:annotation draw:style-name="gr2" draw:text-style-name="P1" svg:width="1.1413in" svg:height="0.5457in" svg:x="11.0925in" svg:y="9.5346in" draw:caption-point-x="-0.2402in" draw:caption-point-y="0.595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6"/>
          <table:table-cell table:style-name="ce104" office:value-type="float" office:value="0.5">
            <office:annotation draw:style-name="gr2" draw:text-style-name="P1" svg:width="1.1413in" svg:height="0.5457in" svg:x="14.289in" svg:y="9.5346in" draw:caption-point-x="-0.2402in" draw:caption-point-y="0.595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00" table:formula="of:=SUM([.D43:.AH4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00" table:formula="of:=SUM([.D44:.AH4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00" table:formula="of:=SUM([.D45:.AH4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00" table:formula="of:=SUM([.D46:.AH4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00" table:formula="of:=SUM([.D47:.AH4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00" table:formula="of:=SUM([.D48:.AH4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00" table:formula="of:=SUM([.D49:.AH4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00" table:formula="of:=SUM([.D50:.AH5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00" table:formula="of:=SUM([.D51:.AH5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00" table:formula="of:=SUM([.D52:.AH5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00" table:formula="of:=SUM([.D53:.AH53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00" table:formula="of:=SUM([.D54:.AH54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00" table:formula="of:=SUM([.D55:.AH55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00" table:formula="of:=SUM([.D56:.AH56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00" table:formula="of:=SUM([.D57:.AH57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00" table:formula="of:=SUM([.D58:.AH58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00" table:formula="of:=SUM([.D59:.AH59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00" table:formula="of:=SUM([.D60:.AH6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 table:number-columns-repeated="11"/>
          <table:table-cell table:style-name="ce115">
            <office:annotation office:display="true" draw:style-name="gr2" draw:text-style-name="P1" svg:width="1.1413in" svg:height="0.5457in" svg:x="7.7988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15" table:number-columns-repeated="6"/>
          <table:table-cell table:style-name="ce115">
            <office:annotation office:display="true" draw:style-name="gr2" draw:text-style-name="P1" svg:width="1.1413in" svg:height="0.5457in" svg:x="11.0925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15" table:number-columns-repeated="6"/>
          <table:table-cell table:style-name="ce115">
            <office:annotation office:display="true" draw:style-name="gr2" draw:text-style-name="P1" svg:width="1.1413in" svg:height="0.5457in" svg:x="14.289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15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11" table:formula="of:=SUM([.D38:.AH3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11" table:formula="of:=SUM([.D41:.AH4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11" table:formula="of:=SUM([.D56:.AH5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11" table:formula="of:=SUM([.D58:.AH5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11" table:formula="of:=SUM([.D59:.AH5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11" table:formula="of:=SUM([.D60:.AH6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11"/>
          <table:table-cell table:style-name="ce126">
            <office:annotation office:display="true" draw:style-name="gr2" draw:text-style-name="P1" svg:width="1.1413in" svg:height="0.5457in" svg:x="7.7988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26" table:number-columns-repeated="6"/>
          <table:table-cell table:style-name="ce126">
            <office:annotation office:display="true" draw:style-name="gr2" draw:text-style-name="P1" svg:width="1.1413in" svg:height="0.5457in" svg:x="11.0925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26" table:number-columns-repeated="6"/>
          <table:table-cell table:style-name="ce126">
            <office:annotation office:display="true" draw:style-name="gr2" draw:text-style-name="P1" svg:width="1.1413in" svg:height="0.5457in" svg:x="14.289in" svg:y="6.8236in" draw:caption-point-x="-0.2402in" draw:caption-point-y="0.5815in">
              <dc:date>2018-01-29T00:00:00</dc:date>
              <text:p text:style-name="P2"><text:span text:style-name="T1">Báo cáo tiến độ đồ án tốt nghiệp, xin đi trễ</text:span></text:p>
            </office:annotation>
          </table:table-cell>
          <table:table-cell table:style-name="ce126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22" table:formula="of:=SUM([.D56:.AH5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22" table:formula="of:=SUM([.D57:.AH5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22" table:formula="of:=SUM([.D58:.AH5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22" table:formula="of:=SUM([.D59:.AH5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22" table:formula="of:=SUM([.D60:.AH6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33" table:formula="of:=SUM([.D41:.AH4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33" table:formula="of:=SUM([.D43:.AH4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33" table:formula="of:=SUM([.D55:.AH5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33" table:formula="of:=SUM([.D56:.AH5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33" table:formula="of:=SUM([.D57:.AH5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33" table:formula="of:=SUM([.D58:.AH5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33" table:formula="of:=SUM([.D59:.AH5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33" table:formula="of:=SUM([.D60:.AH6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44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44" table:formula="of:=SUM([.D58:.AH5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44" table:formula="of:=SUM([.D59:.AH5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44" table:formula="of:=SUM([.D60:.AH6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55" table:formula="of:=SUM([.D57:.AH5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55" table:formula="of:=SUM([.D58:.AH5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55" table:formula="of:=SUM([.D59:.AH5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55" table:formula="of:=SUM([.D60:.AH6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1"/>
          <table:table-cell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168" table:formula="of:=[.AG2]+1" office:value-type="date" office:date-value="2018-10-01">
            <text:p>01</text:p>
          </table:table-cell>
          <table:table-cell table:style-name="ce87" table:number-columns-repeated="951"/>
          <table:table-cell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1"/>
          <table:table-cell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66" table:formula="of:=SUM([.D55:.AH5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66" table:formula="of:=SUM([.D56:.AH5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66" table:formula="of:=SUM([.D57:.AH5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66" table:formula="of:=SUM([.D58:.AH5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66" table:formula="of:=SUM([.D59:.AH5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66" table:formula="of:=SUM([.D60:.AH6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1"/>
          <table:table-cell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1"/>
          <table:table-cell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77" table:formula="of:=SUM([.D58:.AH5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77" table:formula="of:=SUM([.D59:.AH5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77" table:formula="of:=SUM([.D60:.AH6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88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88" table:formula="of:=SUM([.D59:.AH5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88" table:formula="of:=SUM([.D60:.AH6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75" office:value-type="string">
            <text:p>MaiNTT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73" office:value-type="string">
            <text:p>PhatHDT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PhuTV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QuangVD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QuynhNNT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aiPA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aiNHQ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amD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6">
            <text:p>56</text:p>
          </table:table-cell>
          <table:table-cell table:style-name="ce74" office:value-type="string">
            <text:p>VietBA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7">
            <text:p>57</text:p>
          </table:table-cell>
          <table:table-cell table:style-name="ce44" office:value-type="string">
            <text:p>VinhP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64" table:display-filter-buttons="true"/>
        <table:database-range table:name="__Anonymous_Sheet_DB__2" table:target-range-address="Tong_Hop_Ngay_Nghi_2018.A6:Tong_Hop_Ngay_Nghi_2018.O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2/28/2018</text:date>, <text:time>10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28">02/28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625</meta:editing-cycles>
    <meta:editing-duration>P13DT7H47M4S</meta:editing-duration>
    <meta:generator>OpenOffice/4.1.3$Win32 OpenOffice.org_project/413m1$Build-9783</meta:generator>
    <dc:date>2018-02-28T10:41:55.28</dc:date>
    <meta:print-date>2018-01-05T11:35:11.94</meta:print-date>
    <dc:creator>Thuy Le</dc:creator>
    <meta:document-statistic meta:table-count="15" meta:cell-count="5687" meta:object-count="0"/>
    <meta:user-defined meta:name="Info 1"/>
    <meta:user-defined meta:name="Info 2"/>
    <meta:user-defined meta:name="Info 3"/>
    <meta:user-defined meta:name="Info 4"/>
  </office:meta>
</office:document-meta>
</file>